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90c9ab">
      <style:table-properties style:width="6.692in" table:align="margins"/>
    </style:style>
    <style:style style:family="table-column" style:name="a739384"/>
    <style:style style:family="table" style:name="a49c0d5">
      <style:table-properties style:width="6.692in" table:align="margins"/>
    </style:style>
    <style:style style:family="table-column" style:name="a4c8745"/>
    <style:style style:family="table" style:name="ab79278">
      <style:table-properties style:width="6.692in" table:align="margins"/>
    </style:style>
    <style:style style:family="table-column" style:name="a04958e"/>
    <style:style style:family="table" style:name="aa207c3">
      <style:table-properties style:width="6.692in" table:align="margins"/>
    </style:style>
    <style:style style:family="table-column" style:name="adc403b"/>
  </office:automatic-styles>
  <office:body>
    <office:spreadsheet>
      <table:table table:name="Seite 1" table:style-name="a90c9ab">
        <table:table-column table:number-columns-repeated="5" table:style-name="a739384"/>
        <table:table-column table:style-name="a739384"/>
        <table:table-column table:style-name="a739384"/>
        <table:table-column table:style-name="a739384"/>
        <table:table-column table:style-name="a739384"/>
        <table:table-row>
          <table:table-cell office:string-value="lfd." office:value-type="string">
            <text:p>lfd.</text:p>
          </table:table-cell>
          <table:table-cell office:string-value="Lauf" office:value-type="string">
            <text:p>Lauf</text:p>
          </table:table-cell>
          <table:table-cell office:string-value="" office:value-type="string">
            <text:p/>
          </table:table-cell>
          <table:table-cell office:string-value="Durch" office:value-type="string">
            <text:p>Durch</text:p>
          </table:table-cell>
          <table:table-cell office:string-value="gang" office:value-type="string">
            <text:p>gang</text:p>
          </table:table-cell>
          <table:table-cell office:string-value="" office:value-type="string">
            <text:p/>
          </table:table-cell>
          <table:table-cell office:string-value="Zeit" office:value-type="string">
            <text:p>Zeit</text:p>
          </table:table-cell>
          <table:table-cell office:string-value="[ms]" office:value-type="string">
            <text:p>[ms]</text:p>
          </table:table-cell>
          <table:table-cell office:string-value="" office:value-type="string">
            <text:p/>
          </table:table-cell>
        </table:table-row>
        <table:table-row>
          <table:table-cell office:string-value="Nr" office:value-type="string">
            <text:p>Nr</text:p>
          </table:table-cell>
          <table:table-cell office:string-value="Nr" office:value-type="string">
            <text:p>Nr</text:p>
          </table:table-cell>
          <table:table-cell office:string-value="Mannschaft" office:value-type="string">
            <text:p>Mannschaft</text:p>
          </table:table-cell>
          <table:table-cell office:string-value="1" office:value-type="string">
            <text:p>1</text:p>
          </table:table-cell>
          <table:table-cell office:string-value="2" office:value-type="string">
            <text:p>2</text:p>
          </table:table-cell>
          <table:table-cell office:string-value="1. Du" office:value-type="string">
            <text:p>1. Du</text:p>
          </table:table-cell>
          <table:table-cell office:string-value="rchgang" office:value-type="string">
            <text:p>rchgang</text:p>
          </table:table-cell>
          <table:table-cell office:string-value="2. Du" office:value-type="string">
            <text:p>2. Du</text:p>
          </table:table-cell>
          <table:table-cell office:string-value="rchgang" office:value-type="string">
            <text:p>rchgang</text:p>
          </table:table-cell>
        </table:table-row>
        <table:table-row>
          <table:table-cell office:string-value="" office:value-type="string">
            <text:p/>
          </table:table-cell>
          <table:table-cell office:string-value="" office:value-type="string">
            <text:p/>
          </table:table-cell>
          <table:table-cell office:string-value="" office:value-type="string">
            <text:p/>
          </table:table-cell>
          <table:table-cell office:string-value="Bahn" office:value-type="string">
            <text:p>Bahn</text:p>
          </table:table-cell>
          <table:table-cell office:string-value="Bahn" office:value-type="string">
            <text:p>Bahn</text:p>
          </table:table-cell>
          <table:table-cell office:string-value="andere" office:value-type="string">
            <text:p>andere</text:p>
          </table:table-cell>
          <table:table-cell office:string-value="Wertungs-" office:value-type="string">
            <text:p>Wertungs-</text:p>
          </table:table-cell>
          <table:table-cell office:string-value="andere" office:value-type="string">
            <text:p>andere</text:p>
          </table:table-cell>
          <table:table-cell office:string-value="Wertungs-" office:value-type="string">
            <text:p>Wertungs-</text:p>
          </table:table-cell>
        </table:table-row>
        <table:table-row>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Dose" office:value-type="string">
            <text:p>Dose</text:p>
          </table:table-cell>
          <table:table-cell office:string-value="zeit" office:value-type="string">
            <text:p>zeit</text:p>
          </table:table-cell>
          <table:table-cell office:string-value="Dose" office:value-type="string">
            <text:p>Dose</text:p>
          </table:table-cell>
          <table:table-cell office:string-value="zeit" office:value-type="string">
            <text:p>zeit</text:p>
          </table:table-cell>
        </table:table-row>
        <table:table-row>
          <table:table-cell office:string-value="1" office:value-type="string">
            <text:p>1</text:p>
          </table:table-cell>
          <table:table-cell office:string-value="17" office:value-type="string">
            <text:p>17</text:p>
          </table:table-cell>
          <table:table-cell office:string-value="Admannshagen Bargeshagen (M)" office:value-type="string">
            <text:p>Admannshagen Bargeshagen (M)</text:p>
          </table:table-cell>
          <table:table-cell office:string-value="3" office:value-type="string">
            <text:p>3</text:p>
          </table:table-cell>
          <table:table-cell office:string-value="4" office:value-type="string">
            <text:p>4</text:p>
          </table:table-cell>
          <table:table-cell office:string-value="" office:value-type="string">
            <text:p/>
          </table:table-cell>
          <table:table-cell office:string-value="" office:value-type="string">
            <text:p/>
          </table:table-cell>
          <table:table-cell office:string-value="21388" office:value-type="string">
            <text:p>21388</text:p>
          </table:table-cell>
          <table:table-cell office:string-value="21960" office:value-type="string">
            <text:p>21960</text:p>
          </table:table-cell>
        </table:table-row>
        <table:table-row>
          <table:table-cell office:string-value="2" office:value-type="string">
            <text:p>2</text:p>
          </table:table-cell>
          <table:table-cell office:string-value="3" office:value-type="string">
            <text:p>3</text:p>
          </table:table-cell>
          <table:table-cell office:string-value="Admannshagen Bargeshagen (W)" office:value-type="string">
            <text:p>Admannshagen Bargeshagen (W)</text:p>
          </table:table-cell>
          <table:table-cell office:string-value="3" office:value-type="string">
            <text:p>3</text:p>
          </table:table-cell>
          <table:table-cell office:string-value="4" office:value-type="string">
            <text:p>4</text:p>
          </table:table-cell>
          <table:table-cell office:string-value="26181" office:value-type="string">
            <text:p>26181</text:p>
          </table:table-cell>
          <table:table-cell office:string-value="28242" office:value-type="string">
            <text:p>28242</text:p>
          </table:table-cell>
          <table:table-cell office:string-value="27004" office:value-type="string">
            <text:p>27004</text:p>
          </table:table-cell>
          <table:table-cell office:string-value="31065" office:value-type="string">
            <text:p>31065</text:p>
          </table:table-cell>
        </table:table-row>
        <table:table-row>
          <table:table-cell office:string-value="3" office:value-type="string">
            <text:p>3</text:p>
          </table:table-cell>
          <table:table-cell office:string-value="23" office:value-type="string">
            <text:p>23</text:p>
          </table:table-cell>
          <table:table-cell office:string-value="Altentreptow" office:value-type="string">
            <text:p>Altentreptow</text:p>
          </table:table-cell>
          <table:table-cell office:string-value="3" office:value-type="string">
            <text:p>3</text:p>
          </table:table-cell>
          <table:table-cell office:string-value="4" office:value-type="string">
            <text:p>4</text:p>
          </table:table-cell>
          <table:table-cell office:string-value="" office:value-type="string">
            <text:p/>
          </table:table-cell>
          <table:table-cell office:string-value="" office:value-type="string">
            <text:p/>
          </table:table-cell>
          <table:table-cell office:string-value="30223" office:value-type="string">
            <text:p>30223</text:p>
          </table:table-cell>
          <table:table-cell office:string-value="30538" office:value-type="string">
            <text:p>30538</text:p>
          </table:table-cell>
        </table:table-row>
        <table:table-row>
          <table:table-cell office:string-value="4" office:value-type="string">
            <text:p>4</text:p>
          </table:table-cell>
          <table:table-cell office:string-value="22" office:value-type="string">
            <text:p>22</text:p>
          </table:table-cell>
          <table:table-cell office:string-value="Bastorf (M)" office:value-type="string">
            <text:p>Bastorf (M)</text:p>
          </table:table-cell>
          <table:table-cell office:string-value="3" office:value-type="string">
            <text:p>3</text:p>
          </table:table-cell>
          <table:table-cell office:string-value="4" office:value-type="string">
            <text:p>4</text:p>
          </table:table-cell>
          <table:table-cell office:string-value="39368" office:value-type="string">
            <text:p>39368</text:p>
          </table:table-cell>
          <table:table-cell office:string-value="40091" office:value-type="string">
            <text:p>40091</text:p>
          </table:table-cell>
          <table:table-cell office:string-value="28756" office:value-type="string">
            <text:p>28756</text:p>
          </table:table-cell>
          <table:table-cell office:string-value="29071" office:value-type="string">
            <text:p>29071</text:p>
          </table:table-cell>
        </table:table-row>
        <table:table-row>
          <table:table-cell office:string-value="5" office:value-type="string">
            <text:p>5</text:p>
          </table:table-cell>
          <table:table-cell office:string-value="7" office:value-type="string">
            <text:p>7</text:p>
          </table:table-cell>
          <table:table-cell office:string-value="Bastorf (W)" office:value-type="string">
            <text:p>Bastorf (W)</text:p>
          </table:table-cell>
          <table:table-cell office:string-value="3" office:value-type="string">
            <text:p>3</text:p>
          </table:table-cell>
          <table:table-cell office:string-value="4" office:value-type="string">
            <text:p>4</text:p>
          </table:table-cell>
          <table:table-cell office:string-value="35135" office:value-type="string">
            <text:p>35135</text:p>
          </table:table-cell>
          <table:table-cell office:string-value="36952" office:value-type="string">
            <text:p>36952</text:p>
          </table:table-cell>
          <table:table-cell office:string-value="32744" office:value-type="string">
            <text:p>32744</text:p>
          </table:table-cell>
          <table:table-cell office:string-value="33561" office:value-type="string">
            <text:p>33561</text:p>
          </table:table-cell>
        </table:table-row>
        <table:table-row>
          <table:table-cell office:string-value="6" office:value-type="string">
            <text:p>6</text:p>
          </table:table-cell>
          <table:table-cell office:string-value="24" office:value-type="string">
            <text:p>24</text:p>
          </table:table-cell>
          <table:table-cell office:string-value="Bechstedt-Wagd" office:value-type="string">
            <text:p>Bechstedt-Wagd</text:p>
          </table:table-cell>
          <table:table-cell office:string-value="3" office:value-type="string">
            <text:p>3</text:p>
          </table:table-cell>
          <table:table-cell office:string-value="4" office:value-type="string">
            <text:p>4</text:p>
          </table:table-cell>
          <table:table-cell office:string-value="23412" office:value-type="string">
            <text:p>23412</text:p>
          </table:table-cell>
          <table:table-cell office:string-value="23542" office:value-type="string">
            <text:p>23542</text:p>
          </table:table-cell>
          <table:table-cell office:string-value="25123" office:value-type="string">
            <text:p>25123</text:p>
          </table:table-cell>
          <table:table-cell office:string-value="25191" office:value-type="string">
            <text:p>25191</text:p>
          </table:table-cell>
        </table:table-row>
        <table:table-row>
          <table:table-cell office:string-value="7" office:value-type="string">
            <text:p>7</text:p>
          </table:table-cell>
          <table:table-cell office:string-value="22" office:value-type="string">
            <text:p>22</text:p>
          </table:table-cell>
          <table:table-cell office:string-value="Beidendorf (J)" office:value-type="string">
            <text:p>Beidendorf (J)</text:p>
          </table:table-cell>
          <table:table-cell office:string-value="7" office:value-type="string">
            <text:p>7</text:p>
          </table:table-cell>
          <table:table-cell office:string-value="7" office:value-type="string">
            <text:p>7</text:p>
          </table:table-cell>
          <table:table-cell office:string-value="20558" office:value-type="string">
            <text:p>20558</text:p>
          </table:table-cell>
          <table:table-cell office:string-value="21451" office:value-type="string">
            <text:p>21451</text:p>
          </table:table-cell>
          <table:table-cell office:string-value="44873" office:value-type="string">
            <text:p>44873</text:p>
          </table:table-cell>
          <table:table-cell office:string-value="45096" office:value-type="string">
            <text:p>45096</text:p>
          </table:table-cell>
        </table:table-row>
        <table:table-row>
          <table:table-cell office:string-value="8" office:value-type="string">
            <text:p>8</text:p>
          </table:table-cell>
          <table:table-cell office:string-value="12" office:value-type="string">
            <text:p>12</text:p>
          </table:table-cell>
          <table:table-cell office:string-value="Beidendorf (M)" office:value-type="string">
            <text:p>Beidendorf (M)</text:p>
          </table:table-cell>
          <table:table-cell office:string-value="5" office:value-type="string">
            <text:p>5</text:p>
          </table:table-cell>
          <table:table-cell office:string-value="6" office:value-type="string">
            <text:p>6</text:p>
          </table:table-cell>
          <table:table-cell office:string-value="27884" office:value-type="string">
            <text:p>27884</text:p>
          </table:table-cell>
          <table:table-cell office:string-value="28147" office:value-type="string">
            <text:p>28147</text:p>
          </table:table-cell>
          <table:table-cell office:string-value="23133" office:value-type="string">
            <text:p>23133</text:p>
          </table:table-cell>
          <table:table-cell office:string-value="23187" office:value-type="string">
            <text:p>23187</text:p>
          </table:table-cell>
        </table:table-row>
        <table:table-row>
          <table:table-cell office:string-value="9" office:value-type="string">
            <text:p>9</text:p>
          </table:table-cell>
          <table:table-cell office:string-value="5" office:value-type="string">
            <text:p>5</text:p>
          </table:table-cell>
          <table:table-cell office:string-value="Beidendorf (W)" office:value-type="string">
            <text:p>Beidendorf (W)</text:p>
          </table:table-cell>
          <table:table-cell office:string-value="6" office:value-type="string">
            <text:p>6</text:p>
          </table:table-cell>
          <table:table-cell office:string-value="5" office:value-type="string">
            <text:p>5</text:p>
          </table:table-cell>
          <table:table-cell office:string-value="32500" office:value-type="string">
            <text:p>32500</text:p>
          </table:table-cell>
          <table:table-cell office:string-value="33007" office:value-type="string">
            <text:p>33007</text:p>
          </table:table-cell>
          <table:table-cell office:string-value="34746" office:value-type="string">
            <text:p>34746</text:p>
          </table:table-cell>
          <table:table-cell office:string-value="35329" office:value-type="string">
            <text:p>35329</text:p>
          </table:table-cell>
        </table:table-row>
        <table:table-row>
          <table:table-cell office:string-value="10" office:value-type="string">
            <text:p>10</text:p>
          </table:table-cell>
          <table:table-cell office:string-value="23" office:value-type="string">
            <text:p>23</text:p>
          </table:table-cell>
          <table:table-cell office:string-value="Birkenwerder" office:value-type="string">
            <text:p>Birkenwerder</text:p>
          </table:table-cell>
          <table:table-cell office:string-value="4" office:value-type="string">
            <text:p>4</text:p>
          </table:table-cell>
          <table:table-cell office:string-value="3" office:value-type="string">
            <text:p>3</text:p>
          </table:table-cell>
          <table:table-cell office:string-value="26873" office:value-type="string">
            <text:p>26873</text:p>
          </table:table-cell>
          <table:table-cell office:string-value="27037" office:value-type="string">
            <text:p>27037</text:p>
          </table:table-cell>
          <table:table-cell office:string-value="27224" office:value-type="string">
            <text:p>27224</text:p>
          </table:table-cell>
          <table:table-cell office:string-value="28090" office:value-type="string">
            <text:p>28090</text:p>
          </table:table-cell>
        </table:table-row>
        <table:table-row>
          <table:table-cell office:string-value="11" office:value-type="string">
            <text:p>11</text:p>
          </table:table-cell>
          <table:table-cell office:string-value="20" office:value-type="string">
            <text:p>20</text:p>
          </table:table-cell>
          <table:table-cell office:string-value="Bobitz (J)" office:value-type="string">
            <text:p>Bobitz (J)</text:p>
          </table:table-cell>
          <table:table-cell office:string-value="7" office:value-type="string">
            <text:p>7</text:p>
          </table:table-cell>
          <table:table-cell office:string-value="7" office:value-type="string">
            <text:p>7</text:p>
          </table:table-cell>
          <table:table-cell office:string-value="32380" office:value-type="string">
            <text:p>32380</text:p>
          </table:table-cell>
          <table:table-cell office:string-value="32678" office:value-type="string">
            <text:p>32678</text:p>
          </table:table-cell>
          <table:table-cell office:string-value="28296" office:value-type="string">
            <text:p>28296</text:p>
          </table:table-cell>
          <table:table-cell office:string-value="28625" office:value-type="string">
            <text:p>28625</text:p>
          </table:table-cell>
        </table:table-row>
        <table:table-row>
          <table:table-cell office:string-value="12" office:value-type="string">
            <text:p>12</text:p>
          </table:table-cell>
          <table:table-cell office:string-value="21" office:value-type="string">
            <text:p>21</text:p>
          </table:table-cell>
          <table:table-cell office:string-value="Boek (M)" office:value-type="string">
            <text:p>Boek (M)</text:p>
          </table:table-cell>
          <table:table-cell office:string-value="2" office:value-type="string">
            <text:p>2</text:p>
          </table:table-cell>
          <table:table-cell office:string-value="1" office:value-type="string">
            <text:p>1</text:p>
          </table:table-cell>
          <table:table-cell office:string-value="30459" office:value-type="string">
            <text:p>30459</text:p>
          </table:table-cell>
          <table:table-cell office:string-value="30628" office:value-type="string">
            <text:p>30628</text:p>
          </table:table-cell>
          <table:table-cell office:string-value="22416" office:value-type="string">
            <text:p>22416</text:p>
          </table:table-cell>
          <table:table-cell office:string-value="22587" office:value-type="string">
            <text:p>22587</text:p>
          </table:table-cell>
        </table:table-row>
        <table:table-row>
          <table:table-cell office:string-value="13" office:value-type="string">
            <text:p>13</text:p>
          </table:table-cell>
          <table:table-cell office:string-value="3" office:value-type="string">
            <text:p>3</text:p>
          </table:table-cell>
          <table:table-cell office:string-value="Boek (W)" office:value-type="string">
            <text:p>Boek (W)</text:p>
          </table:table-cell>
          <table:table-cell office:string-value="2" office:value-type="string">
            <text:p>2</text:p>
          </table:table-cell>
          <table:table-cell office:string-value="1" office:value-type="string">
            <text:p>1</text:p>
          </table:table-cell>
          <table:table-cell office:string-value="37329" office:value-type="string">
            <text:p>37329</text:p>
          </table:table-cell>
          <table:table-cell office:string-value="37783" office:value-type="string">
            <text:p>37783</text:p>
          </table:table-cell>
          <table:table-cell office:string-value="34320" office:value-type="string">
            <text:p>34320</text:p>
          </table:table-cell>
          <table:table-cell office:string-value="34327" office:value-type="string">
            <text:p>34327</text:p>
          </table:table-cell>
        </table:table-row>
        <table:table-row>
          <table:table-cell office:string-value="14" office:value-type="string">
            <text:p>14</text:p>
          </table:table-cell>
          <table:table-cell office:string-value="10" office:value-type="string">
            <text:p>10</text:p>
          </table:table-cell>
          <table:table-cell office:string-value="Bollewick" office:value-type="string">
            <text:p>Bollewick</text:p>
          </table:table-cell>
          <table:table-cell office:string-value="1" office:value-type="string">
            <text:p>1</text:p>
          </table:table-cell>
          <table:table-cell office:string-value="2" office:value-type="string">
            <text:p>2</text:p>
          </table:table-cell>
          <table:table-cell office:string-value="26166" office:value-type="string">
            <text:p>26166</text:p>
          </table:table-cell>
          <table:table-cell office:string-value="28560" office:value-type="string">
            <text:p>28560</text:p>
          </table:table-cell>
          <table:table-cell office:string-value="21370" office:value-type="string">
            <text:p>21370</text:p>
          </table:table-cell>
          <table:table-cell office:string-value="22970" office:value-type="string">
            <text:p>22970</text:p>
          </table:table-cell>
        </table:table-row>
        <table:table-row>
          <table:table-cell office:string-value="15" office:value-type="string">
            <text:p>15</text:p>
          </table:table-cell>
          <table:table-cell office:string-value="13" office:value-type="string">
            <text:p>13</text:p>
          </table:table-cell>
          <table:table-cell office:string-value="Boßdorf (M)" office:value-type="string">
            <text:p>Boßdorf (M)</text:p>
          </table:table-cell>
          <table:table-cell office:string-value="2" office:value-type="string">
            <text:p>2</text:p>
          </table:table-cell>
          <table:table-cell office:string-value="1" office:value-type="string">
            <text:p>1</text:p>
          </table:table-cell>
          <table:table-cell office:string-value="19815" office:value-type="string">
            <text:p>19815</text:p>
          </table:table-cell>
          <table:table-cell office:string-value="20302" office:value-type="string">
            <text:p>20302</text:p>
          </table:table-cell>
          <table:table-cell office:string-value="22359" office:value-type="string">
            <text:p>22359</text:p>
          </table:table-cell>
          <table:table-cell office:string-value="23015" office:value-type="string">
            <text:p>23015</text:p>
          </table:table-cell>
        </table:table-row>
        <table:table-row>
          <table:table-cell office:string-value="16" office:value-type="string">
            <text:p>16</text:p>
          </table:table-cell>
          <table:table-cell office:string-value="5" office:value-type="string">
            <text:p>5</text:p>
          </table:table-cell>
          <table:table-cell office:string-value="Boßdorf (W)" office:value-type="string">
            <text:p>Boßdorf (W)</text:p>
          </table:table-cell>
          <table:table-cell office:string-value="2" office:value-type="string">
            <text:p>2</text:p>
          </table:table-cell>
          <table:table-cell office:string-value="1" office:value-type="string">
            <text:p>1</text:p>
          </table:table-cell>
          <table:table-cell office:string-value="32451" office:value-type="string">
            <text:p>32451</text:p>
          </table:table-cell>
          <table:table-cell office:string-value="33123" office:value-type="string">
            <text:p>33123</text:p>
          </table:table-cell>
          <table:table-cell office:string-value="" office:value-type="string">
            <text:p/>
          </table:table-cell>
          <table:table-cell office:string-value="" office:value-type="string">
            <text:p/>
          </table:table-cell>
        </table:table-row>
        <table:table-row>
          <table:table-cell office:string-value="17" office:value-type="string">
            <text:p>17</text:p>
          </table:table-cell>
          <table:table-cell office:string-value="1" office:value-type="string">
            <text:p>1</text:p>
          </table:table-cell>
          <table:table-cell office:string-value="Bräunsdorf" office:value-type="string">
            <text:p>Bräunsdorf</text:p>
          </table:table-cell>
          <table:table-cell office:string-value="4" office:value-type="string">
            <text:p>4</text:p>
          </table:table-cell>
          <table:table-cell office:string-value="3" office:value-type="string">
            <text:p>3</text:p>
          </table:table-cell>
          <table:table-cell office:string-value="25316" office:value-type="string">
            <text:p>25316</text:p>
          </table:table-cell>
          <table:table-cell office:string-value="25734" office:value-type="string">
            <text:p>25734</text:p>
          </table:table-cell>
          <table:table-cell office:string-value="23157" office:value-type="string">
            <text:p>23157</text:p>
          </table:table-cell>
          <table:table-cell office:string-value="24104" office:value-type="string">
            <text:p>24104</text:p>
          </table:table-cell>
        </table:table-row>
        <table:table-row>
          <table:table-cell office:string-value="18" office:value-type="string">
            <text:p>18</text:p>
          </table:table-cell>
          <table:table-cell office:string-value="1" office:value-type="string">
            <text:p>1</text:p>
          </table:table-cell>
          <table:table-cell office:string-value="Brünn" office:value-type="string">
            <text:p>Brünn</text:p>
          </table:table-cell>
          <table:table-cell office:string-value="2" office:value-type="string">
            <text:p>2</text:p>
          </table:table-cell>
          <table:table-cell office:string-value="1" office:value-type="string">
            <text:p>1</text:p>
          </table:table-cell>
          <table:table-cell office:string-value="18817" office:value-type="string">
            <text:p>18817</text:p>
          </table:table-cell>
          <table:table-cell office:string-value="19004" office:value-type="string">
            <text:p>19004</text:p>
          </table:table-cell>
          <table:table-cell office:string-value="19504" office:value-type="string">
            <text:p>19504</text:p>
          </table:table-cell>
          <table:table-cell office:string-value="19621" office:value-type="string">
            <text:p>19621</text:p>
          </table:table-cell>
        </table:table-row>
        <table:table-row>
          <table:table-cell office:string-value="19" office:value-type="string">
            <text:p>19</text:p>
          </table:table-cell>
          <table:table-cell office:string-value="19" office:value-type="string">
            <text:p>19</text:p>
          </table:table-cell>
          <table:table-cell office:string-value="Buch/Altmark" office:value-type="string">
            <text:p>Buch/Altmark</text:p>
          </table:table-cell>
          <table:table-cell office:string-value="1" office:value-type="string">
            <text:p>1</text:p>
          </table:table-cell>
          <table:table-cell office:string-value="2" office:value-type="string">
            <text:p>2</text:p>
          </table:table-cell>
          <table:table-cell office:string-value="24784" office:value-type="string">
            <text:p>24784</text:p>
          </table:table-cell>
          <table:table-cell office:string-value="25498" office:value-type="string">
            <text:p>25498</text:p>
          </table:table-cell>
          <table:table-cell office:string-value="22767" office:value-type="string">
            <text:p>22767</text:p>
          </table:table-cell>
          <table:table-cell office:string-value="23183" office:value-type="string">
            <text:p>23183</text:p>
          </table:table-cell>
        </table:table-row>
        <table:table-row>
          <table:table-cell office:string-value="20" office:value-type="string">
            <text:p>20</text:p>
          </table:table-cell>
          <table:table-cell office:string-value="13" office:value-type="string">
            <text:p>13</text:p>
          </table:table-cell>
          <table:table-cell office:string-value="Buchhorst Drömling (J)" office:value-type="string">
            <text:p>Buchhorst Drömling (J)</text:p>
          </table:table-cell>
          <table:table-cell office:string-value="7" office:value-type="string">
            <text:p>7</text:p>
          </table:table-cell>
          <table:table-cell office:string-value="7" office:value-type="string">
            <text:p>7</text:p>
          </table:table-cell>
          <table:table-cell office:string-value="23069" office:value-type="string">
            <text:p>23069</text:p>
          </table:table-cell>
          <table:table-cell office:string-value="24255" office:value-type="string">
            <text:p>24255</text:p>
          </table:table-cell>
          <table:table-cell office:string-value="21264" office:value-type="string">
            <text:p>21264</text:p>
          </table:table-cell>
          <table:table-cell office:string-value="21581" office:value-type="string">
            <text:p>21581</text:p>
          </table:table-cell>
        </table:table-row>
        <table:table-row>
          <table:table-cell office:string-value="21" office:value-type="string">
            <text:p>21</text:p>
          </table:table-cell>
          <table:table-cell office:string-value="18" office:value-type="string">
            <text:p>18</text:p>
          </table:table-cell>
          <table:table-cell office:string-value="Buchhorst/Drömling" office:value-type="string">
            <text:p>Buchhorst/Drömling</text:p>
          </table:table-cell>
          <table:table-cell office:string-value="5" office:value-type="string">
            <text:p>5</text:p>
          </table:table-cell>
          <table:table-cell office:string-value="6" office:value-type="string">
            <text:p>6</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row>
        <table:table-row>
          <table:table-cell office:string-value="22" office:value-type="string">
            <text:p>22</text:p>
          </table:table-cell>
          <table:table-cell office:string-value="20" office:value-type="string">
            <text:p>20</text:p>
          </table:table-cell>
          <table:table-cell office:string-value="Burghammer" office:value-type="string">
            <text:p>Burghammer</text:p>
          </table:table-cell>
          <table:table-cell office:string-value="4" office:value-type="string">
            <text:p>4</text:p>
          </table:table-cell>
          <table:table-cell office:string-value="3" office:value-type="string">
            <text:p>3</text:p>
          </table:table-cell>
          <table:table-cell office:string-value="25225" office:value-type="string">
            <text:p>25225</text:p>
          </table:table-cell>
          <table:table-cell office:string-value="25398" office:value-type="string">
            <text:p>25398</text:p>
          </table:table-cell>
          <table:table-cell office:string-value="33763" office:value-type="string">
            <text:p>33763</text:p>
          </table:table-cell>
          <table:table-cell office:string-value="34504" office:value-type="string">
            <text:p>34504</text:p>
          </table:table-cell>
        </table:table-row>
        <table:table-row>
          <table:table-cell office:string-value="23" office:value-type="string">
            <text:p>23</text:p>
          </table:table-cell>
          <table:table-cell office:string-value="12" office:value-type="string">
            <text:p>12</text:p>
          </table:table-cell>
          <table:table-cell office:string-value="Bützow" office:value-type="string">
            <text:p>Bützow</text:p>
          </table:table-cell>
          <table:table-cell office:string-value="6" office:value-type="string">
            <text:p>6</text:p>
          </table:table-cell>
          <table:table-cell office:string-value="5" office:value-type="string">
            <text:p>5</text:p>
          </table:table-cell>
          <table:table-cell office:string-value="34477" office:value-type="string">
            <text:p>34477</text:p>
          </table:table-cell>
          <table:table-cell office:string-value="34652" office:value-type="string">
            <text:p>34652</text:p>
          </table:table-cell>
          <table:table-cell office:string-value="29771" office:value-type="string">
            <text:p>29771</text:p>
          </table:table-cell>
          <table:table-cell office:string-value="30436" office:value-type="string">
            <text:p>30436</text:p>
          </table:table-cell>
        </table:table-row>
        <table:table-row>
          <table:table-cell office:string-value="24" office:value-type="string">
            <text:p>24</text:p>
          </table:table-cell>
          <table:table-cell office:string-value="2" office:value-type="string">
            <text:p>2</text:p>
          </table:table-cell>
          <table:table-cell office:string-value="Bützow (J)" office:value-type="string">
            <text:p>Bützow (J)</text:p>
          </table:table-cell>
          <table:table-cell office:string-value="7" office:value-type="string">
            <text:p>7</text:p>
          </table:table-cell>
          <table:table-cell office:string-value="7" office:value-type="string">
            <text:p>7</text:p>
          </table:table-cell>
          <table:table-cell office:string-value="" office:value-type="string">
            <text:p/>
          </table:table-cell>
          <table:table-cell office:string-value="" office:value-type="string">
            <text:p/>
          </table:table-cell>
          <table:table-cell office:string-value="27208" office:value-type="string">
            <text:p>27208</text:p>
          </table:table-cell>
          <table:table-cell office:string-value="27668" office:value-type="string">
            <text:p>27668</text:p>
          </table:table-cell>
        </table:table-row>
        <table:table-row>
          <table:table-cell office:string-value="25" office:value-type="string">
            <text:p>25</text:p>
          </table:table-cell>
          <table:table-cell office:string-value="10" office:value-type="string">
            <text:p>10</text:p>
          </table:table-cell>
          <table:table-cell office:string-value="Carlow" office:value-type="string">
            <text:p>Carlow</text:p>
          </table:table-cell>
          <table:table-cell office:string-value="5" office:value-type="string">
            <text:p>5</text:p>
          </table:table-cell>
          <table:table-cell office:string-value="6" office:value-type="string">
            <text:p>6</text:p>
          </table:table-cell>
          <table:table-cell office:string-value="38974" office:value-type="string">
            <text:p>38974</text:p>
          </table:table-cell>
          <table:table-cell office:string-value="39805" office:value-type="string">
            <text:p>39805</text:p>
          </table:table-cell>
          <table:table-cell office:string-value="28172" office:value-type="string">
            <text:p>28172</text:p>
          </table:table-cell>
          <table:table-cell office:string-value="28483" office:value-type="string">
            <text:p>28483</text:p>
          </table:table-cell>
        </table:table-row>
        <table:table-row>
          <table:table-cell office:string-value="26" office:value-type="string">
            <text:p>26</text:p>
          </table:table-cell>
          <table:table-cell office:string-value="14" office:value-type="string">
            <text:p>14</text:p>
          </table:table-cell>
          <table:table-cell office:string-value="Carlow (J)" office:value-type="string">
            <text:p>Carlow (J)</text:p>
          </table:table-cell>
          <table:table-cell office:string-value="7" office:value-type="string">
            <text:p>7</text:p>
          </table:table-cell>
          <table:table-cell office:string-value="7" office:value-type="string">
            <text:p>7</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row>
        <table:table-row>
          <table:table-cell office:string-value="27" office:value-type="string">
            <text:p>27</text:p>
          </table:table-cell>
          <table:table-cell office:string-value="6" office:value-type="string">
            <text:p>6</text:p>
          </table:table-cell>
          <table:table-cell office:string-value="Charlottenthal (M)" office:value-type="string">
            <text:p>Charlottenthal (M)</text:p>
          </table:table-cell>
          <table:table-cell office:string-value="1" office:value-type="string">
            <text:p>1</text:p>
          </table:table-cell>
          <table:table-cell office:string-value="2" office:value-type="string">
            <text:p>2</text:p>
          </table:table-cell>
          <table:table-cell office:string-value="22400" office:value-type="string">
            <text:p>22400</text:p>
          </table:table-cell>
          <table:table-cell office:string-value="23831" office:value-type="string">
            <text:p>23831</text:p>
          </table:table-cell>
          <table:table-cell office:string-value="45121" office:value-type="string">
            <text:p>45121</text:p>
          </table:table-cell>
          <table:table-cell office:string-value="49224" office:value-type="string">
            <text:p>49224</text:p>
          </table:table-cell>
        </table:table-row>
        <table:table-row>
          <table:table-cell office:string-value="28" office:value-type="string">
            <text:p>28</text:p>
          </table:table-cell>
          <table:table-cell office:string-value="3" office:value-type="string">
            <text:p>3</text:p>
          </table:table-cell>
          <table:table-cell office:string-value="Charlottenthal (W)" office:value-type="string">
            <text:p>Charlottenthal (W)</text:p>
          </table:table-cell>
          <table:table-cell office:string-value="1" office:value-type="string">
            <text:p>1</text:p>
          </table:table-cell>
          <table:table-cell office:string-value="2" office:value-type="string">
            <text:p>2</text:p>
          </table:table-cell>
          <table:table-cell office:string-value="42611" office:value-type="string">
            <text:p>42611</text:p>
          </table:table-cell>
          <table:table-cell office:string-value="63663" office:value-type="string">
            <text:p>63663</text:p>
          </table:table-cell>
          <table:table-cell office:string-value="" office:value-type="string">
            <text:p/>
          </table:table-cell>
          <table:table-cell office:string-value="" office:value-type="string">
            <text:p/>
          </table:table-cell>
        </table:table-row>
        <table:table-row>
          <table:table-cell office:string-value="29" office:value-type="string">
            <text:p>29</text:p>
          </table:table-cell>
          <table:table-cell office:string-value="25" office:value-type="string">
            <text:p>25</text:p>
          </table:table-cell>
          <table:table-cell office:string-value="Dabel" office:value-type="string">
            <text:p>Dabel</text:p>
          </table:table-cell>
          <table:table-cell office:string-value="4" office:value-type="string">
            <text:p>4</text:p>
          </table:table-cell>
          <table:table-cell office:string-value="3" office:value-type="string">
            <text:p>3</text:p>
          </table:table-cell>
          <table:table-cell office:string-value="" office:value-type="string">
            <text:p/>
          </table:table-cell>
          <table:table-cell office:string-value="" office:value-type="string">
            <text:p/>
          </table:table-cell>
          <table:table-cell office:string-value="20347" office:value-type="string">
            <text:p>20347</text:p>
          </table:table-cell>
          <table:table-cell office:string-value="26114" office:value-type="string">
            <text:p>26114</text:p>
          </table:table-cell>
        </table:table-row>
        <table:table-row>
          <table:table-cell office:string-value="30" office:value-type="string">
            <text:p>30</text:p>
          </table:table-cell>
          <table:table-cell office:string-value="19" office:value-type="string">
            <text:p>19</text:p>
          </table:table-cell>
          <table:table-cell office:string-value="Dechow (J)" office:value-type="string">
            <text:p>Dechow (J)</text:p>
          </table:table-cell>
          <table:table-cell office:string-value="7" office:value-type="string">
            <text:p>7</text:p>
          </table:table-cell>
          <table:table-cell office:string-value="7" office:value-type="string">
            <text:p>7</text:p>
          </table:table-cell>
          <table:table-cell office:string-value="58026" office:value-type="string">
            <text:p>58026</text:p>
          </table:table-cell>
          <table:table-cell office:string-value="59089" office:value-type="string">
            <text:p>59089</text:p>
          </table:table-cell>
          <table:table-cell office:string-value="20400" office:value-type="string">
            <text:p>20400</text:p>
          </table:table-cell>
          <table:table-cell office:string-value="21900" office:value-type="string">
            <text:p>21900</text:p>
          </table:table-cell>
        </table:table-row>
        <table:table-row>
          <table:table-cell office:string-value="31" office:value-type="string">
            <text:p>31</text:p>
          </table:table-cell>
          <table:table-cell office:string-value="25" office:value-type="string">
            <text:p>25</text:p>
          </table:table-cell>
          <table:table-cell office:string-value="Dechow (M)" office:value-type="string">
            <text:p>Dechow (M)</text:p>
          </table:table-cell>
          <table:table-cell office:string-value="6" office:value-type="string">
            <text:p>6</text:p>
          </table:table-cell>
          <table:table-cell office:string-value="5" office:value-type="string">
            <text:p>5</text:p>
          </table:table-cell>
          <table:table-cell office:string-value="28582" office:value-type="string">
            <text:p>28582</text:p>
          </table:table-cell>
          <table:table-cell office:string-value="31752" office:value-type="string">
            <text:p>31752</text:p>
          </table:table-cell>
          <table:table-cell office:string-value="24729" office:value-type="string">
            <text:p>24729</text:p>
          </table:table-cell>
          <table:table-cell office:string-value="25106" office:value-type="string">
            <text:p>25106</text:p>
          </table:table-cell>
        </table:table-row>
        <table:table-row>
          <table:table-cell office:string-value="32" office:value-type="string">
            <text:p>32</text:p>
          </table:table-cell>
          <table:table-cell office:string-value="7" office:value-type="string">
            <text:p>7</text:p>
          </table:table-cell>
          <table:table-cell office:string-value="Dechow (W)" office:value-type="string">
            <text:p>Dechow (W)</text:p>
          </table:table-cell>
          <table:table-cell office:string-value="5" office:value-type="string">
            <text:p>5</text:p>
          </table:table-cell>
          <table:table-cell office:string-value="6" office:value-type="string">
            <text:p>6</text:p>
          </table:table-cell>
          <table:table-cell office:string-value="" office:value-type="string">
            <text:p/>
          </table:table-cell>
          <table:table-cell office:string-value="" office:value-type="string">
            <text:p/>
          </table:table-cell>
          <table:table-cell office:string-value="34512" office:value-type="string">
            <text:p>34512</text:p>
          </table:table-cell>
          <table:table-cell office:string-value="35153" office:value-type="string">
            <text:p>35153</text:p>
          </table:table-cell>
        </table:table-row>
        <table:table-row>
          <table:table-cell office:string-value="33" office:value-type="string">
            <text:p>33</text:p>
          </table:table-cell>
          <table:table-cell office:string-value="1" office:value-type="string">
            <text:p>1</text:p>
          </table:table-cell>
          <table:table-cell office:string-value="Dequede" office:value-type="string">
            <text:p>Dequede</text:p>
          </table:table-cell>
          <table:table-cell office:string-value="3" office:value-type="string">
            <text:p>3</text:p>
          </table:table-cell>
          <table:table-cell office:string-value="4" office:value-type="string">
            <text:p>4</text:p>
          </table:table-cell>
          <table:table-cell office:string-value="21618" office:value-type="string">
            <text:p>21618</text:p>
          </table:table-cell>
          <table:table-cell office:string-value="21618" office:value-type="string">
            <text:p>21618</text:p>
          </table:table-cell>
          <table:table-cell office:string-value="" office:value-type="string">
            <text:p/>
          </table:table-cell>
          <table:table-cell office:string-value="" office:value-type="string">
            <text:p/>
          </table:table-cell>
        </table:table-row>
        <table:table-row>
          <table:table-cell office:string-value="34" office:value-type="string">
            <text:p>34</text:p>
          </table:table-cell>
          <table:table-cell office:string-value="8" office:value-type="string">
            <text:p>8</text:p>
          </table:table-cell>
          <table:table-cell office:string-value="Dorf Mecklenburg" office:value-type="string">
            <text:p>Dorf Mecklenburg</text:p>
          </table:table-cell>
          <table:table-cell office:string-value="6" office:value-type="string">
            <text:p>6</text:p>
          </table:table-cell>
          <table:table-cell office:string-value="5" office:value-type="string">
            <text:p>5</text:p>
          </table:table-cell>
          <table:table-cell office:string-value="34785" office:value-type="string">
            <text:p>34785</text:p>
          </table:table-cell>
          <table:table-cell office:string-value="36149" office:value-type="string">
            <text:p>36149</text:p>
          </table:table-cell>
          <table:table-cell office:string-value="36272" office:value-type="string">
            <text:p>36272</text:p>
          </table:table-cell>
          <table:table-cell office:string-value="37318" office:value-type="string">
            <text:p>37318</text:p>
          </table:table-cell>
        </table:table-row>
        <table:table-row>
          <table:table-cell office:string-value="35" office:value-type="string">
            <text:p>35</text:p>
          </table:table-cell>
          <table:table-cell office:string-value="27" office:value-type="string">
            <text:p>27</text:p>
          </table:table-cell>
          <table:table-cell office:string-value="Dorf Mecklenburg (J)" office:value-type="string">
            <text:p>Dorf Mecklenburg (J)</text:p>
          </table:table-cell>
          <table:table-cell office:string-value="7" office:value-type="string">
            <text:p>7</text:p>
          </table:table-cell>
          <table:table-cell office:string-value="7" office:value-type="string">
            <text:p>7</text:p>
          </table:table-cell>
          <table:table-cell office:string-value="" office:value-type="string">
            <text:p/>
          </table:table-cell>
          <table:table-cell office:string-value="" office:value-type="string">
            <text:p/>
          </table:table-cell>
          <table:table-cell office:string-value="29800" office:value-type="string">
            <text:p>29800</text:p>
          </table:table-cell>
          <table:table-cell office:string-value="31023" office:value-type="string">
            <text:p>31023</text:p>
          </table:table-cell>
        </table:table-row>
        <table:table-row>
          <table:table-cell office:string-value="36" office:value-type="string">
            <text:p>36</text:p>
          </table:table-cell>
          <table:table-cell office:string-value="4" office:value-type="string">
            <text:p>4</text:p>
          </table:table-cell>
          <table:table-cell office:string-value="Dreenkrögen" office:value-type="string">
            <text:p>Dreenkrögen</text:p>
          </table:table-cell>
          <table:table-cell office:string-value="3" office:value-type="string">
            <text:p>3</text:p>
          </table:table-cell>
          <table:table-cell office:string-value="4" office:value-type="string">
            <text:p>4</text:p>
          </table:table-cell>
          <table:table-cell office:string-value="20663" office:value-type="string">
            <text:p>20663</text:p>
          </table:table-cell>
          <table:table-cell office:string-value="20674" office:value-type="string">
            <text:p>20674</text:p>
          </table:table-cell>
          <table:table-cell office:string-value="24922" office:value-type="string">
            <text:p>24922</text:p>
          </table:table-cell>
          <table:table-cell office:string-value="25467" office:value-type="string">
            <text:p>25467</text:p>
          </table:table-cell>
        </table:table-row>
        <table:table-row>
          <table:table-cell office:string-value="37" office:value-type="string">
            <text:p>37</text:p>
          </table:table-cell>
          <table:table-cell office:string-value="16" office:value-type="string">
            <text:p>16</text:p>
          </table:table-cell>
          <table:table-cell office:string-value="Drönnewitz" office:value-type="string">
            <text:p>Drönnewitz</text:p>
          </table:table-cell>
          <table:table-cell office:string-value="4" office:value-type="string">
            <text:p>4</text:p>
          </table:table-cell>
          <table:table-cell office:string-value="3" office:value-type="string">
            <text:p>3</text:p>
          </table:table-cell>
          <table:table-cell office:string-value="" office:value-type="string">
            <text:p/>
          </table:table-cell>
          <table:table-cell office:string-value="" office:value-type="string">
            <text:p/>
          </table:table-cell>
          <table:table-cell office:string-value="27893" office:value-type="string">
            <text:p>27893</text:p>
          </table:table-cell>
          <table:table-cell office:string-value="28196" office:value-type="string">
            <text:p>28196</text:p>
          </table:table-cell>
        </table:table-row>
        <table:table-row>
          <table:table-cell office:string-value="38" office:value-type="string">
            <text:p>38</text:p>
          </table:table-cell>
          <table:table-cell office:string-value="6" office:value-type="string">
            <text:p>6</text:p>
          </table:table-cell>
          <table:table-cell office:string-value="Elbingerode" office:value-type="string">
            <text:p>Elbingerode</text:p>
          </table:table-cell>
          <table:table-cell office:string-value="4" office:value-type="string">
            <text:p>4</text:p>
          </table:table-cell>
          <table:table-cell office:string-value="3" office:value-type="string">
            <text:p>3</text:p>
          </table:table-cell>
          <table:table-cell office:string-value="36035" office:value-type="string">
            <text:p>36035</text:p>
          </table:table-cell>
          <table:table-cell office:string-value="36273" office:value-type="string">
            <text:p>36273</text:p>
          </table:table-cell>
          <table:table-cell office:string-value="24848" office:value-type="string">
            <text:p>24848</text:p>
          </table:table-cell>
          <table:table-cell office:string-value="25956" office:value-type="string">
            <text:p>25956</text:p>
          </table:table-cell>
        </table:table-row>
        <table:table-row>
          <table:table-cell office:string-value="39" office:value-type="string">
            <text:p>39</text:p>
          </table:table-cell>
          <table:table-cell office:string-value="23" office:value-type="string">
            <text:p>23</text:p>
          </table:table-cell>
          <table:table-cell office:string-value="Erfurt-Waltersleben" office:value-type="string">
            <text:p>Erfurt-Waltersleben</text:p>
          </table:table-cell>
          <table:table-cell office:string-value="6" office:value-type="string">
            <text:p>6</text:p>
          </table:table-cell>
          <table:table-cell office:string-value="5" office:value-type="string">
            <text:p>5</text:p>
          </table:table-cell>
          <table:table-cell office:string-value="20897" office:value-type="string">
            <text:p>20897</text:p>
          </table:table-cell>
          <table:table-cell office:string-value="21746" office:value-type="string">
            <text:p>21746</text:p>
          </table:table-cell>
          <table:table-cell office:string-value="19410" office:value-type="string">
            <text:p>19410</text:p>
          </table:table-cell>
          <table:table-cell office:string-value="20168" office:value-type="string">
            <text:p>20168</text:p>
          </table:table-cell>
        </table:table-row>
        <table:table-row>
          <table:table-cell office:string-value="40" office:value-type="string">
            <text:p>40</text:p>
          </table:table-cell>
          <table:table-cell office:string-value="10" office:value-type="string">
            <text:p>10</text:p>
          </table:table-cell>
          <table:table-cell office:string-value="Frienstedt" office:value-type="string">
            <text:p>Frienstedt</text:p>
          </table:table-cell>
          <table:table-cell office:string-value="6" office:value-type="string">
            <text:p>6</text:p>
          </table:table-cell>
          <table:table-cell office:string-value="5" office:value-type="string">
            <text:p>5</text:p>
          </table:table-cell>
          <table:table-cell office:string-value="21560" office:value-type="string">
            <text:p>21560</text:p>
          </table:table-cell>
          <table:table-cell office:string-value="22085" office:value-type="string">
            <text:p>22085</text:p>
          </table:table-cell>
          <table:table-cell office:string-value="20455" office:value-type="string">
            <text:p>20455</text:p>
          </table:table-cell>
          <table:table-cell office:string-value="21155" office:value-type="string">
            <text:p>21155</text:p>
          </table:table-cell>
        </table:table-row>
        <table:table-row>
          <table:table-cell office:string-value="41" office:value-type="string">
            <text:p>41</text:p>
          </table:table-cell>
          <table:table-cell office:string-value="13" office:value-type="string">
            <text:p>13</text:p>
          </table:table-cell>
          <table:table-cell office:string-value="Gamstädt" office:value-type="string">
            <text:p>Gamstädt</text:p>
          </table:table-cell>
          <table:table-cell office:string-value="6" office:value-type="string">
            <text:p>6</text:p>
          </table:table-cell>
          <table:table-cell office:string-value="5" office:value-type="string">
            <text:p>5</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row>
        <table:table-row>
          <table:table-cell office:string-value="42" office:value-type="string">
            <text:p>42</text:p>
          </table:table-cell>
          <table:table-cell office:string-value="10" office:value-type="string">
            <text:p>10</text:p>
          </table:table-cell>
          <table:table-cell office:string-value="Garitz - Bornum" office:value-type="string">
            <text:p>Garitz - Bornum</text:p>
          </table:table-cell>
          <table:table-cell office:string-value="4" office:value-type="string">
            <text:p>4</text:p>
          </table:table-cell>
          <table:table-cell office:string-value="3" office:value-type="string">
            <text:p>3</text:p>
          </table:table-cell>
          <table:table-cell office:string-value="18746" office:value-type="string">
            <text:p>18746</text:p>
          </table:table-cell>
          <table:table-cell office:string-value="19024" office:value-type="string">
            <text:p>19024</text:p>
          </table:table-cell>
          <table:table-cell office:string-value="19434" office:value-type="string">
            <text:p>19434</text:p>
          </table:table-cell>
          <table:table-cell office:string-value="19505" office:value-type="string">
            <text:p>19505</text:p>
          </table:table-cell>
        </table:table-row>
        <table:table-row>
          <table:table-cell office:string-value="43" office:value-type="string">
            <text:p>43</text:p>
          </table:table-cell>
          <table:table-cell office:string-value="18" office:value-type="string">
            <text:p>18</text:p>
          </table:table-cell>
          <table:table-cell office:string-value="Glaisin" office:value-type="string">
            <text:p>Glaisin</text:p>
          </table:table-cell>
          <table:table-cell office:string-value="3" office:value-type="string">
            <text:p>3</text:p>
          </table:table-cell>
          <table:table-cell office:string-value="4" office:value-type="string">
            <text:p>4</text:p>
          </table:table-cell>
          <table:table-cell office:string-value="" office:value-type="string">
            <text:p/>
          </table:table-cell>
          <table:table-cell office:string-value="" office:value-type="string">
            <text:p/>
          </table:table-cell>
          <table:table-cell office:string-value="27444" office:value-type="string">
            <text:p>27444</text:p>
          </table:table-cell>
          <table:table-cell office:string-value="29910" office:value-type="string">
            <text:p>29910</text:p>
          </table:table-cell>
        </table:table-row>
        <table:table-row>
          <table:table-cell office:string-value="44" office:value-type="string">
            <text:p>44</text:p>
          </table:table-cell>
          <table:table-cell office:string-value="15" office:value-type="string">
            <text:p>15</text:p>
          </table:table-cell>
          <table:table-cell office:string-value="Goldenbow" office:value-type="string">
            <text:p>Goldenbow</text:p>
          </table:table-cell>
          <table:table-cell office:string-value="4" office:value-type="string">
            <text:p>4</text:p>
          </table:table-cell>
          <table:table-cell office:string-value="3" office:value-type="string">
            <text:p>3</text:p>
          </table:table-cell>
          <table:table-cell office:string-value="24810" office:value-type="string">
            <text:p>24810</text:p>
          </table:table-cell>
          <table:table-cell office:string-value="31413" office:value-type="string">
            <text:p>31413</text:p>
          </table:table-cell>
          <table:table-cell office:string-value="22434" office:value-type="string">
            <text:p>22434</text:p>
          </table:table-cell>
          <table:table-cell office:string-value="22457" office:value-type="string">
            <text:p>22457</text:p>
          </table:table-cell>
        </table:table-row>
        <table:table-row>
          <table:table-cell office:string-value="45" office:value-type="string">
            <text:p>45</text:p>
          </table:table-cell>
          <table:table-cell office:string-value="19" office:value-type="string">
            <text:p>19</text:p>
          </table:table-cell>
          <table:table-cell office:string-value="Grabow-Below" office:value-type="string">
            <text:p>Grabow-Below</text:p>
          </table:table-cell>
          <table:table-cell office:string-value="2" office:value-type="string">
            <text:p>2</text:p>
          </table:table-cell>
          <table:table-cell office:string-value="1" office:value-type="string">
            <text:p>1</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row>
        <table:table-row>
          <table:table-cell office:string-value="46" office:value-type="string">
            <text:p>46</text:p>
          </table:table-cell>
          <table:table-cell office:string-value="22" office:value-type="string">
            <text:p>22</text:p>
          </table:table-cell>
          <table:table-cell office:string-value="Gremmelin" office:value-type="string">
            <text:p>Gremmelin</text:p>
          </table:table-cell>
          <table:table-cell office:string-value="1" office:value-type="string">
            <text:p>1</text:p>
          </table:table-cell>
          <table:table-cell office:string-value="2" office:value-type="string">
            <text:p>2</text:p>
          </table:table-cell>
          <table:table-cell office:string-value="32098" office:value-type="string">
            <text:p>32098</text:p>
          </table:table-cell>
          <table:table-cell office:string-value="32118" office:value-type="string">
            <text:p>32118</text:p>
          </table:table-cell>
          <table:table-cell office:string-value="34137" office:value-type="string">
            <text:p>34137</text:p>
          </table:table-cell>
          <table:table-cell office:string-value="41301" office:value-type="string">
            <text:p>41301</text:p>
          </table:table-cell>
        </table:table-row>
        <table:table-row>
          <table:table-cell office:string-value="47" office:value-type="string">
            <text:p>47</text:p>
          </table:table-cell>
          <table:table-cell office:string-value="24" office:value-type="string">
            <text:p>24</text:p>
          </table:table-cell>
          <table:table-cell office:string-value="Gresse (J)" office:value-type="string">
            <text:p>Gresse (J)</text:p>
          </table:table-cell>
          <table:table-cell office:string-value="7" office:value-type="string">
            <text:p>7</text:p>
          </table:table-cell>
          <table:table-cell office:string-value="7" office:value-type="string">
            <text:p>7</text:p>
          </table:table-cell>
          <table:table-cell office:string-value="" office:value-type="string">
            <text:p/>
          </table:table-cell>
          <table:table-cell office:string-value="" office:value-type="string">
            <text:p/>
          </table:table-cell>
          <table:table-cell office:string-value="20238" office:value-type="string">
            <text:p>20238</text:p>
          </table:table-cell>
          <table:table-cell office:string-value="20802" office:value-type="string">
            <text:p>20802</text:p>
          </table:table-cell>
        </table:table-row>
        <table:table-row>
          <table:table-cell office:string-value="48" office:value-type="string">
            <text:p>48</text:p>
          </table:table-cell>
          <table:table-cell office:string-value="14" office:value-type="string">
            <text:p>14</text:p>
          </table:table-cell>
          <table:table-cell office:string-value="Gresse (M)" office:value-type="string">
            <text:p>Gresse (M)</text:p>
          </table:table-cell>
          <table:table-cell office:string-value="6" office:value-type="string">
            <text:p>6</text:p>
          </table:table-cell>
          <table:table-cell office:string-value="5" office:value-type="string">
            <text:p>5</text:p>
          </table:table-cell>
          <table:table-cell office:string-value="" office:value-type="string">
            <text:p/>
          </table:table-cell>
          <table:table-cell office:string-value="" office:value-type="string">
            <text:p/>
          </table:table-cell>
          <table:table-cell office:string-value="32080" office:value-type="string">
            <text:p>32080</text:p>
          </table:table-cell>
          <table:table-cell office:string-value="32695" office:value-type="string">
            <text:p>32695</text:p>
          </table:table-cell>
        </table:table-row>
        <table:table-row>
          <table:table-cell office:string-value="49" office:value-type="string">
            <text:p>49</text:p>
          </table:table-cell>
          <table:table-cell office:string-value="5" office:value-type="string">
            <text:p>5</text:p>
          </table:table-cell>
          <table:table-cell office:string-value="Gresse (W)" office:value-type="string">
            <text:p>Gresse (W)</text:p>
          </table:table-cell>
          <table:table-cell office:string-value="5" office:value-type="string">
            <text:p>5</text:p>
          </table:table-cell>
          <table:table-cell office:string-value="6" office:value-type="string">
            <text:p>6</text:p>
          </table:table-cell>
          <table:table-cell office:string-value="25093" office:value-type="string">
            <text:p>25093</text:p>
          </table:table-cell>
          <table:table-cell office:string-value="25494" office:value-type="string">
            <text:p>25494</text:p>
          </table:table-cell>
          <table:table-cell office:string-value="27557" office:value-type="string">
            <text:p>27557</text:p>
          </table:table-cell>
          <table:table-cell office:string-value="27619" office:value-type="string">
            <text:p>27619</text:p>
          </table:table-cell>
        </table:table-row>
        <table:table-row>
          <table:table-cell office:string-value="50" office:value-type="string">
            <text:p>50</text:p>
          </table:table-cell>
          <table:table-cell office:string-value="21" office:value-type="string">
            <text:p>21</text:p>
          </table:table-cell>
          <table:table-cell office:string-value="Gröningen (M)" office:value-type="string">
            <text:p>Gröningen (M)</text:p>
          </table:table-cell>
          <table:table-cell office:string-value="4" office:value-type="string">
            <text:p>4</text:p>
          </table:table-cell>
          <table:table-cell office:string-value="3" office:value-type="string">
            <text:p>3</text:p>
          </table:table-cell>
          <table:table-cell office:string-value="23353" office:value-type="string">
            <text:p>23353</text:p>
          </table:table-cell>
          <table:table-cell office:string-value="30657" office:value-type="string">
            <text:p>30657</text:p>
          </table:table-cell>
          <table:table-cell office:string-value="23893" office:value-type="string">
            <text:p>23893</text:p>
          </table:table-cell>
          <table:table-cell office:string-value="26047" office:value-type="string">
            <text:p>26047</text:p>
          </table:table-cell>
        </table:table-row>
        <table:table-row>
          <table:table-cell office:string-value="51" office:value-type="string">
            <text:p>51</text:p>
          </table:table-cell>
          <table:table-cell office:string-value="24" office:value-type="string">
            <text:p>24</text:p>
          </table:table-cell>
          <table:table-cell office:string-value="Groß Dratow" office:value-type="string">
            <text:p>Groß Dratow</text:p>
          </table:table-cell>
          <table:table-cell office:string-value="1" office:value-type="string">
            <text:p>1</text:p>
          </table:table-cell>
          <table:table-cell office:string-value="2" office:value-type="string">
            <text:p>2</text:p>
          </table:table-cell>
          <table:table-cell office:string-value="21036" office:value-type="string">
            <text:p>21036</text:p>
          </table:table-cell>
          <table:table-cell office:string-value="21095" office:value-type="string">
            <text:p>21095</text:p>
          </table:table-cell>
          <table:table-cell office:string-value="24101" office:value-type="string">
            <text:p>24101</text:p>
          </table:table-cell>
          <table:table-cell office:string-value="25636" office:value-type="string">
            <text:p>25636</text:p>
          </table:table-cell>
        </table:table-row>
        <table:table-row>
          <table:table-cell office:string-value="52" office:value-type="string">
            <text:p>52</text:p>
          </table:table-cell>
          <table:table-cell office:string-value="4" office:value-type="string">
            <text:p>4</text:p>
          </table:table-cell>
          <table:table-cell office:string-value="Groß Krankow (J)" office:value-type="string">
            <text:p>Groß Krankow (J)</text:p>
          </table:table-cell>
          <table:table-cell office:string-value="7" office:value-type="string">
            <text:p>7</text:p>
          </table:table-cell>
          <table:table-cell office:string-value="7" office:value-type="string">
            <text:p>7</text:p>
          </table:table-cell>
          <table:table-cell office:string-value="31162" office:value-type="string">
            <text:p>31162</text:p>
          </table:table-cell>
          <table:table-cell office:string-value="32109" office:value-type="string">
            <text:p>32109</text:p>
          </table:table-cell>
          <table:table-cell office:string-value="" office:value-type="string">
            <text:p/>
          </table:table-cell>
          <table:table-cell office:string-value="" office:value-type="string">
            <text:p/>
          </table:table-cell>
        </table:table-row>
      </table:table>
      <table:table table:name="Seite 2" table:style-name="a49c0d5">
        <table:table-column table:number-columns-repeated="5" table:style-name="a4c8745"/>
        <table:table-column table:style-name="a4c8745"/>
        <table:table-column table:style-name="a4c8745"/>
        <table:table-column table:style-name="a4c8745"/>
        <table:table-column table:style-name="a4c8745"/>
        <table:table-row>
          <table:table-cell office:string-value="53" office:value-type="string">
            <text:p>53</text:p>
          </table:table-cell>
          <table:table-cell office:string-value="4" office:value-type="string">
            <text:p>4</text:p>
          </table:table-cell>
          <table:table-cell office:string-value="Groß Neuendorf" office:value-type="string">
            <text:p>Groß Neuendorf</text:p>
          </table:table-cell>
          <table:table-cell office:string-value="4" office:value-type="string">
            <text:p>4</text:p>
          </table:table-cell>
          <table:table-cell office:string-value="3" office:value-type="string">
            <text:p>3</text:p>
          </table:table-cell>
          <table:table-cell office:string-value="25612" office:value-type="string">
            <text:p>25612</text:p>
          </table:table-cell>
          <table:table-cell office:string-value="26551" office:value-type="string">
            <text:p>26551</text:p>
          </table:table-cell>
          <table:table-cell office:string-value="19234" office:value-type="string">
            <text:p>19234</text:p>
          </table:table-cell>
          <table:table-cell office:string-value="20297" office:value-type="string">
            <text:p>20297</text:p>
          </table:table-cell>
        </table:table-row>
        <table:table-row>
          <table:table-cell office:string-value="54" office:value-type="string">
            <text:p>54</text:p>
          </table:table-cell>
          <table:table-cell office:string-value="8" office:value-type="string">
            <text:p>8</text:p>
          </table:table-cell>
          <table:table-cell office:string-value="Groß Rünz" office:value-type="string">
            <text:p>Groß Rünz</text:p>
          </table:table-cell>
          <table:table-cell office:string-value="2" office:value-type="string">
            <text:p>2</text:p>
          </table:table-cell>
          <table:table-cell office:string-value="1" office:value-type="string">
            <text:p>1</text:p>
          </table:table-cell>
          <table:table-cell office:string-value="21472" office:value-type="string">
            <text:p>21472</text:p>
          </table:table-cell>
          <table:table-cell office:string-value="22087" office:value-type="string">
            <text:p>22087</text:p>
          </table:table-cell>
          <table:table-cell office:string-value="21482" office:value-type="string">
            <text:p>21482</text:p>
          </table:table-cell>
          <table:table-cell office:string-value="24230" office:value-type="string">
            <text:p>24230</text:p>
          </table:table-cell>
        </table:table-row>
        <table:table-row>
          <table:table-cell office:string-value="55" office:value-type="string">
            <text:p>55</text:p>
          </table:table-cell>
          <table:table-cell office:string-value="25" office:value-type="string">
            <text:p>25</text:p>
          </table:table-cell>
          <table:table-cell office:string-value="Groß Stieten (J)" office:value-type="string">
            <text:p>Groß Stieten (J)</text:p>
          </table:table-cell>
          <table:table-cell office:string-value="7" office:value-type="string">
            <text:p>7</text:p>
          </table:table-cell>
          <table:table-cell office:string-value="7" office:value-type="string">
            <text:p>7</text:p>
          </table:table-cell>
          <table:table-cell office:string-value="27766" office:value-type="string">
            <text:p>27766</text:p>
          </table:table-cell>
          <table:table-cell office:string-value="37274" office:value-type="string">
            <text:p>37274</text:p>
          </table:table-cell>
          <table:table-cell office:string-value="43353" office:value-type="string">
            <text:p>43353</text:p>
          </table:table-cell>
          <table:table-cell office:string-value="45852" office:value-type="string">
            <text:p>45852</text:p>
          </table:table-cell>
        </table:table-row>
        <table:table-row>
          <table:table-cell office:string-value="56" office:value-type="string">
            <text:p>56</text:p>
          </table:table-cell>
          <table:table-cell office:string-value="22" office:value-type="string">
            <text:p>22</text:p>
          </table:table-cell>
          <table:table-cell office:string-value="Groß Warnow" office:value-type="string">
            <text:p>Groß Warnow</text:p>
          </table:table-cell>
          <table:table-cell office:string-value="6" office:value-type="string">
            <text:p>6</text:p>
          </table:table-cell>
          <table:table-cell office:string-value="5" office:value-type="string">
            <text:p>5</text:p>
          </table:table-cell>
          <table:table-cell office:string-value="30947" office:value-type="string">
            <text:p>30947</text:p>
          </table:table-cell>
          <table:table-cell office:string-value="42484" office:value-type="string">
            <text:p>42484</text:p>
          </table:table-cell>
          <table:table-cell office:string-value="" office:value-type="string">
            <text:p/>
          </table:table-cell>
          <table:table-cell office:string-value="" office:value-type="string">
            <text:p/>
          </table:table-cell>
        </table:table-row>
        <table:table-row>
          <table:table-cell office:string-value="57" office:value-type="string">
            <text:p>57</text:p>
          </table:table-cell>
          <table:table-cell office:string-value="7" office:value-type="string">
            <text:p>7</text:p>
          </table:table-cell>
          <table:table-cell office:string-value="Groß Warnow (J)" office:value-type="string">
            <text:p>Groß Warnow (J)</text:p>
          </table:table-cell>
          <table:table-cell office:string-value="7" office:value-type="string">
            <text:p>7</text:p>
          </table:table-cell>
          <table:table-cell office:string-value="7" office:value-type="string">
            <text:p>7</text:p>
          </table:table-cell>
          <table:table-cell office:string-value="18911" office:value-type="string">
            <text:p>18911</text:p>
          </table:table-cell>
          <table:table-cell office:string-value="19170" office:value-type="string">
            <text:p>19170</text:p>
          </table:table-cell>
          <table:table-cell office:string-value="16610" office:value-type="string">
            <text:p>16610</text:p>
          </table:table-cell>
          <table:table-cell office:string-value="17097" office:value-type="string">
            <text:p>17097</text:p>
          </table:table-cell>
        </table:table-row>
        <table:table-row>
          <table:table-cell office:string-value="58" office:value-type="string">
            <text:p>58</text:p>
          </table:table-cell>
          <table:table-cell office:string-value="26" office:value-type="string">
            <text:p>26</text:p>
          </table:table-cell>
          <table:table-cell office:string-value="Großolbersdorf" office:value-type="string">
            <text:p>Großolbersdorf</text:p>
          </table:table-cell>
          <table:table-cell office:string-value="6" office:value-type="string">
            <text:p>6</text:p>
          </table:table-cell>
          <table:table-cell office:string-value="5" office:value-type="string">
            <text:p>5</text:p>
          </table:table-cell>
          <table:table-cell office:string-value="20867" office:value-type="string">
            <text:p>20867</text:p>
          </table:table-cell>
          <table:table-cell office:string-value="21542" office:value-type="string">
            <text:p>21542</text:p>
          </table:table-cell>
          <table:table-cell office:string-value="22570" office:value-type="string">
            <text:p>22570</text:p>
          </table:table-cell>
          <table:table-cell office:string-value="22871" office:value-type="string">
            <text:p>22871</text:p>
          </table:table-cell>
        </table:table-row>
        <table:table-row>
          <table:table-cell office:string-value="59" office:value-type="string">
            <text:p>59</text:p>
          </table:table-cell>
          <table:table-cell office:string-value="10" office:value-type="string">
            <text:p>10</text:p>
          </table:table-cell>
          <table:table-cell office:string-value="Großolbersdorf (J)" office:value-type="string">
            <text:p>Großolbersdorf (J)</text:p>
          </table:table-cell>
          <table:table-cell office:string-value="7" office:value-type="string">
            <text:p>7</text:p>
          </table:table-cell>
          <table:table-cell office:string-value="7" office:value-type="string">
            <text:p>7</text:p>
          </table:table-cell>
          <table:table-cell office:string-value="21234" office:value-type="string">
            <text:p>21234</text:p>
          </table:table-cell>
          <table:table-cell office:string-value="21253" office:value-type="string">
            <text:p>21253</text:p>
          </table:table-cell>
          <table:table-cell office:string-value="16849" office:value-type="string">
            <text:p>16849</text:p>
          </table:table-cell>
          <table:table-cell office:string-value="17471" office:value-type="string">
            <text:p>17471</text:p>
          </table:table-cell>
        </table:table-row>
        <table:table-row>
          <table:table-cell office:string-value="60" office:value-type="string">
            <text:p>60</text:p>
          </table:table-cell>
          <table:table-cell office:string-value="1" office:value-type="string">
            <text:p>1</text:p>
          </table:table-cell>
          <table:table-cell office:string-value="Großpillingsdorf" office:value-type="string">
            <text:p>Großpillingsdorf</text:p>
          </table:table-cell>
          <table:table-cell office:string-value="5" office:value-type="string">
            <text:p>5</text:p>
          </table:table-cell>
          <table:table-cell office:string-value="6" office:value-type="string">
            <text:p>6</text:p>
          </table:table-cell>
          <table:table-cell office:string-value="18848" office:value-type="string">
            <text:p>18848</text:p>
          </table:table-cell>
          <table:table-cell office:string-value="20216" office:value-type="string">
            <text:p>20216</text:p>
          </table:table-cell>
          <table:table-cell office:string-value="17863" office:value-type="string">
            <text:p>17863</text:p>
          </table:table-cell>
          <table:table-cell office:string-value="17874" office:value-type="string">
            <text:p>17874</text:p>
          </table:table-cell>
        </table:table-row>
        <table:table-row>
          <table:table-cell office:string-value="61" office:value-type="string">
            <text:p>61</text:p>
          </table:table-cell>
          <table:table-cell office:string-value="11" office:value-type="string">
            <text:p>11</text:p>
          </table:table-cell>
          <table:table-cell office:string-value="Großwelsbach" office:value-type="string">
            <text:p>Großwelsbach</text:p>
          </table:table-cell>
          <table:table-cell office:string-value="5" office:value-type="string">
            <text:p>5</text:p>
          </table:table-cell>
          <table:table-cell office:string-value="6" office:value-type="string">
            <text:p>6</text:p>
          </table:table-cell>
          <table:table-cell office:string-value="19945" office:value-type="string">
            <text:p>19945</text:p>
          </table:table-cell>
          <table:table-cell office:string-value="23177" office:value-type="string">
            <text:p>23177</text:p>
          </table:table-cell>
          <table:table-cell office:string-value="18517" office:value-type="string">
            <text:p>18517</text:p>
          </table:table-cell>
          <table:table-cell office:string-value="19125" office:value-type="string">
            <text:p>19125</text:p>
          </table:table-cell>
        </table:table-row>
        <table:table-row>
          <table:table-cell office:string-value="62" office:value-type="string">
            <text:p>62</text:p>
          </table:table-cell>
          <table:table-cell office:string-value="24" office:value-type="string">
            <text:p>24</text:p>
          </table:table-cell>
          <table:table-cell office:string-value="Günthersdorf" office:value-type="string">
            <text:p>Günthersdorf</text:p>
          </table:table-cell>
          <table:table-cell office:string-value="4" office:value-type="string">
            <text:p>4</text:p>
          </table:table-cell>
          <table:table-cell office:string-value="3" office:value-type="string">
            <text:p>3</text:p>
          </table:table-cell>
          <table:table-cell office:string-value="" office:value-type="string">
            <text:p/>
          </table:table-cell>
          <table:table-cell office:string-value="" office:value-type="string">
            <text:p/>
          </table:table-cell>
          <table:table-cell office:string-value="25235" office:value-type="string">
            <text:p>25235</text:p>
          </table:table-cell>
          <table:table-cell office:string-value="25565" office:value-type="string">
            <text:p>25565</text:p>
          </table:table-cell>
        </table:table-row>
        <table:table-row>
          <table:table-cell office:string-value="63" office:value-type="string">
            <text:p>63</text:p>
          </table:table-cell>
          <table:table-cell office:string-value="20" office:value-type="string">
            <text:p>20</text:p>
          </table:table-cell>
          <table:table-cell office:string-value="Hachelbich (M)" office:value-type="string">
            <text:p>Hachelbich (M)</text:p>
          </table:table-cell>
          <table:table-cell office:string-value="3" office:value-type="string">
            <text:p>3</text:p>
          </table:table-cell>
          <table:table-cell office:string-value="4" office:value-type="string">
            <text:p>4</text:p>
          </table:table-cell>
          <table:table-cell office:string-value="20809" office:value-type="string">
            <text:p>20809</text:p>
          </table:table-cell>
          <table:table-cell office:string-value="21215" office:value-type="string">
            <text:p>21215</text:p>
          </table:table-cell>
          <table:table-cell office:string-value="20841" office:value-type="string">
            <text:p>20841</text:p>
          </table:table-cell>
          <table:table-cell office:string-value="21476" office:value-type="string">
            <text:p>21476</text:p>
          </table:table-cell>
        </table:table-row>
        <table:table-row>
          <table:table-cell office:string-value="64" office:value-type="string">
            <text:p>64</text:p>
          </table:table-cell>
          <table:table-cell office:string-value="5" office:value-type="string">
            <text:p>5</text:p>
          </table:table-cell>
          <table:table-cell office:string-value="Hachelbich (W)" office:value-type="string">
            <text:p>Hachelbich (W)</text:p>
          </table:table-cell>
          <table:table-cell office:string-value="3" office:value-type="string">
            <text:p>3</text:p>
          </table:table-cell>
          <table:table-cell office:string-value="4" office:value-type="string">
            <text:p>4</text:p>
          </table:table-cell>
          <table:table-cell office:string-value="24079" office:value-type="string">
            <text:p>24079</text:p>
          </table:table-cell>
          <table:table-cell office:string-value="24165" office:value-type="string">
            <text:p>24165</text:p>
          </table:table-cell>
          <table:table-cell office:string-value="" office:value-type="string">
            <text:p/>
          </table:table-cell>
          <table:table-cell office:string-value="" office:value-type="string">
            <text:p/>
          </table:table-cell>
        </table:table-row>
        <table:table-row>
          <table:table-cell office:string-value="65" office:value-type="string">
            <text:p>65</text:p>
          </table:table-cell>
          <table:table-cell office:string-value="2" office:value-type="string">
            <text:p>2</text:p>
          </table:table-cell>
          <table:table-cell office:string-value="Hasselfelde" office:value-type="string">
            <text:p>Hasselfelde</text:p>
          </table:table-cell>
          <table:table-cell office:string-value="2" office:value-type="string">
            <text:p>2</text:p>
          </table:table-cell>
          <table:table-cell office:string-value="1" office:value-type="string">
            <text:p>1</text:p>
          </table:table-cell>
          <table:table-cell office:string-value="" office:value-type="string">
            <text:p/>
          </table:table-cell>
          <table:table-cell office:string-value="" office:value-type="string">
            <text:p/>
          </table:table-cell>
          <table:table-cell office:string-value="20876" office:value-type="string">
            <text:p>20876</text:p>
          </table:table-cell>
          <table:table-cell office:string-value="20917" office:value-type="string">
            <text:p>20917</text:p>
          </table:table-cell>
        </table:table-row>
        <table:table-row>
          <table:table-cell office:string-value="66" office:value-type="string">
            <text:p>66</text:p>
          </table:table-cell>
          <table:table-cell office:string-value="6" office:value-type="string">
            <text:p>6</text:p>
          </table:table-cell>
          <table:table-cell office:string-value="Hayna" office:value-type="string">
            <text:p>Hayna</text:p>
          </table:table-cell>
          <table:table-cell office:string-value="3" office:value-type="string">
            <text:p>3</text:p>
          </table:table-cell>
          <table:table-cell office:string-value="4" office:value-type="string">
            <text:p>4</text:p>
          </table:table-cell>
          <table:table-cell office:string-value="19395" office:value-type="string">
            <text:p>19395</text:p>
          </table:table-cell>
          <table:table-cell office:string-value="21186" office:value-type="string">
            <text:p>21186</text:p>
          </table:table-cell>
          <table:table-cell office:string-value="" office:value-type="string">
            <text:p/>
          </table:table-cell>
          <table:table-cell office:string-value="" office:value-type="string">
            <text:p/>
          </table:table-cell>
        </table:table-row>
        <table:table-row>
          <table:table-cell office:string-value="67" office:value-type="string">
            <text:p>67</text:p>
          </table:table-cell>
          <table:table-cell office:string-value="4" office:value-type="string">
            <text:p>4</text:p>
          </table:table-cell>
          <table:table-cell office:string-value="Hemleben" office:value-type="string">
            <text:p>Hemleben</text:p>
          </table:table-cell>
          <table:table-cell office:string-value="2" office:value-type="string">
            <text:p>2</text:p>
          </table:table-cell>
          <table:table-cell office:string-value="1" office:value-type="string">
            <text:p>1</text:p>
          </table:table-cell>
          <table:table-cell office:string-value="18804" office:value-type="string">
            <text:p>18804</text:p>
          </table:table-cell>
          <table:table-cell office:string-value="19659" office:value-type="string">
            <text:p>19659</text:p>
          </table:table-cell>
          <table:table-cell office:string-value="19471" office:value-type="string">
            <text:p>19471</text:p>
          </table:table-cell>
          <table:table-cell office:string-value="19617" office:value-type="string">
            <text:p>19617</text:p>
          </table:table-cell>
        </table:table-row>
        <table:table-row>
          <table:table-cell office:string-value="68" office:value-type="string">
            <text:p>68</text:p>
          </table:table-cell>
          <table:table-cell office:string-value="12" office:value-type="string">
            <text:p>12</text:p>
          </table:table-cell>
          <table:table-cell office:string-value="Herda" office:value-type="string">
            <text:p>Herda</text:p>
          </table:table-cell>
          <table:table-cell office:string-value="1" office:value-type="string">
            <text:p>1</text:p>
          </table:table-cell>
          <table:table-cell office:string-value="2" office:value-type="string">
            <text:p>2</text:p>
          </table:table-cell>
          <table:table-cell office:string-value="26129" office:value-type="string">
            <text:p>26129</text:p>
          </table:table-cell>
          <table:table-cell office:string-value="28709" office:value-type="string">
            <text:p>28709</text:p>
          </table:table-cell>
          <table:table-cell office:string-value="23773" office:value-type="string">
            <text:p>23773</text:p>
          </table:table-cell>
          <table:table-cell office:string-value="23961" office:value-type="string">
            <text:p>23961</text:p>
          </table:table-cell>
        </table:table-row>
        <table:table-row>
          <table:table-cell office:string-value="69" office:value-type="string">
            <text:p>69</text:p>
          </table:table-cell>
          <table:table-cell office:string-value="11" office:value-type="string">
            <text:p>11</text:p>
          </table:table-cell>
          <table:table-cell office:string-value="Hohen Viecheln" office:value-type="string">
            <text:p>Hohen Viecheln</text:p>
          </table:table-cell>
          <table:table-cell office:string-value="2" office:value-type="string">
            <text:p>2</text:p>
          </table:table-cell>
          <table:table-cell office:string-value="1" office:value-type="string">
            <text:p>1</text:p>
          </table:table-cell>
          <table:table-cell office:string-value="17927" office:value-type="string">
            <text:p>17927</text:p>
          </table:table-cell>
          <table:table-cell office:string-value="18189" office:value-type="string">
            <text:p>18189</text:p>
          </table:table-cell>
          <table:table-cell office:string-value="18223" office:value-type="string">
            <text:p>18223</text:p>
          </table:table-cell>
          <table:table-cell office:string-value="19612" office:value-type="string">
            <text:p>19612</text:p>
          </table:table-cell>
        </table:table-row>
        <table:table-row>
          <table:table-cell office:string-value="70" office:value-type="string">
            <text:p>70</text:p>
          </table:table-cell>
          <table:table-cell office:string-value="18" office:value-type="string">
            <text:p>18</text:p>
          </table:table-cell>
          <table:table-cell office:string-value="Hohen Viecheln (J)" office:value-type="string">
            <text:p>Hohen Viecheln (J)</text:p>
          </table:table-cell>
          <table:table-cell office:string-value="7" office:value-type="string">
            <text:p>7</text:p>
          </table:table-cell>
          <table:table-cell office:string-value="7" office:value-type="string">
            <text:p>7</text:p>
          </table:table-cell>
          <table:table-cell office:string-value="18624" office:value-type="string">
            <text:p>18624</text:p>
          </table:table-cell>
          <table:table-cell office:string-value="18816" office:value-type="string">
            <text:p>18816</text:p>
          </table:table-cell>
          <table:table-cell office:string-value="19698" office:value-type="string">
            <text:p>19698</text:p>
          </table:table-cell>
          <table:table-cell office:string-value="19782" office:value-type="string">
            <text:p>19782</text:p>
          </table:table-cell>
        </table:table-row>
        <table:table-row>
          <table:table-cell office:string-value="71" office:value-type="string">
            <text:p>71</text:p>
          </table:table-cell>
          <table:table-cell office:string-value="1" office:value-type="string">
            <text:p>1</text:p>
          </table:table-cell>
          <table:table-cell office:string-value="Hohewisch" office:value-type="string">
            <text:p>Hohewisch</text:p>
          </table:table-cell>
          <table:table-cell office:string-value="6" office:value-type="string">
            <text:p>6</text:p>
          </table:table-cell>
          <table:table-cell office:string-value="5" office:value-type="string">
            <text:p>5</text:p>
          </table:table-cell>
          <table:table-cell office:string-value="22581" office:value-type="string">
            <text:p>22581</text:p>
          </table:table-cell>
          <table:table-cell office:string-value="23846" office:value-type="string">
            <text:p>23846</text:p>
          </table:table-cell>
          <table:table-cell office:string-value="20284" office:value-type="string">
            <text:p>20284</text:p>
          </table:table-cell>
          <table:table-cell office:string-value="23410" office:value-type="string">
            <text:p>23410</text:p>
          </table:table-cell>
        </table:table-row>
        <table:table-row>
          <table:table-cell office:string-value="72" office:value-type="string">
            <text:p>72</text:p>
          </table:table-cell>
          <table:table-cell office:string-value="15" office:value-type="string">
            <text:p>15</text:p>
          </table:table-cell>
          <table:table-cell office:string-value="Hohewisch (J)" office:value-type="string">
            <text:p>Hohewisch (J)</text:p>
          </table:table-cell>
          <table:table-cell office:string-value="7" office:value-type="string">
            <text:p>7</text:p>
          </table:table-cell>
          <table:table-cell office:string-value="7" office:value-type="string">
            <text:p>7</text:p>
          </table:table-cell>
          <table:table-cell office:string-value="35368" office:value-type="string">
            <text:p>35368</text:p>
          </table:table-cell>
          <table:table-cell office:string-value="35605" office:value-type="string">
            <text:p>35605</text:p>
          </table:table-cell>
          <table:table-cell office:string-value="" office:value-type="string">
            <text:p/>
          </table:table-cell>
          <table:table-cell office:string-value="" office:value-type="string">
            <text:p/>
          </table:table-cell>
        </table:table-row>
        <table:table-row>
          <table:table-cell office:string-value="73" office:value-type="string">
            <text:p>73</text:p>
          </table:table-cell>
          <table:table-cell office:string-value="2" office:value-type="string">
            <text:p>2</text:p>
          </table:table-cell>
          <table:table-cell office:string-value="Karow/Berlin" office:value-type="string">
            <text:p>Karow/Berlin</text:p>
          </table:table-cell>
          <table:table-cell office:string-value="3" office:value-type="string">
            <text:p>3</text:p>
          </table:table-cell>
          <table:table-cell office:string-value="4" office:value-type="string">
            <text:p>4</text:p>
          </table:table-cell>
          <table:table-cell office:string-value="25198" office:value-type="string">
            <text:p>25198</text:p>
          </table:table-cell>
          <table:table-cell office:string-value="25703" office:value-type="string">
            <text:p>25703</text:p>
          </table:table-cell>
          <table:table-cell office:string-value="22090" office:value-type="string">
            <text:p>22090</text:p>
          </table:table-cell>
          <table:table-cell office:string-value="23025" office:value-type="string">
            <text:p>23025</text:p>
          </table:table-cell>
        </table:table-row>
        <table:table-row>
          <table:table-cell office:string-value="74" office:value-type="string">
            <text:p>74</text:p>
          </table:table-cell>
          <table:table-cell office:string-value="26" office:value-type="string">
            <text:p>26</text:p>
          </table:table-cell>
          <table:table-cell office:string-value="Kaulitz" office:value-type="string">
            <text:p>Kaulitz</text:p>
          </table:table-cell>
          <table:table-cell office:string-value="3" office:value-type="string">
            <text:p>3</text:p>
          </table:table-cell>
          <table:table-cell office:string-value="4" office:value-type="string">
            <text:p>4</text:p>
          </table:table-cell>
          <table:table-cell office:string-value="20228" office:value-type="string">
            <text:p>20228</text:p>
          </table:table-cell>
          <table:table-cell office:string-value="20539" office:value-type="string">
            <text:p>20539</text:p>
          </table:table-cell>
          <table:table-cell office:string-value="20467" office:value-type="string">
            <text:p>20467</text:p>
          </table:table-cell>
          <table:table-cell office:string-value="20676" office:value-type="string">
            <text:p>20676</text:p>
          </table:table-cell>
        </table:table-row>
        <table:table-row>
          <table:table-cell office:string-value="75" office:value-type="string">
            <text:p>75</text:p>
          </table:table-cell>
          <table:table-cell office:string-value="22" office:value-type="string">
            <text:p>22</text:p>
          </table:table-cell>
          <table:table-cell office:string-value="Kehrberg (M)" office:value-type="string">
            <text:p>Kehrberg (M)</text:p>
          </table:table-cell>
          <table:table-cell office:string-value="4" office:value-type="string">
            <text:p>4</text:p>
          </table:table-cell>
          <table:table-cell office:string-value="3" office:value-type="string">
            <text:p>3</text:p>
          </table:table-cell>
          <table:table-cell office:string-value="" office:value-type="string">
            <text:p/>
          </table:table-cell>
          <table:table-cell office:string-value="" office:value-type="string">
            <text:p/>
          </table:table-cell>
          <table:table-cell office:string-value="34685" office:value-type="string">
            <text:p>34685</text:p>
          </table:table-cell>
          <table:table-cell office:string-value="38745" office:value-type="string">
            <text:p>38745</text:p>
          </table:table-cell>
        </table:table-row>
        <table:table-row>
          <table:table-cell office:string-value="76" office:value-type="string">
            <text:p>76</text:p>
          </table:table-cell>
          <table:table-cell office:string-value="27" office:value-type="string">
            <text:p>27</text:p>
          </table:table-cell>
          <table:table-cell office:string-value="Kehrberg (W)" office:value-type="string">
            <text:p>Kehrberg (W)</text:p>
          </table:table-cell>
          <table:table-cell office:string-value="4" office:value-type="string">
            <text:p>4</text:p>
          </table:table-cell>
          <table:table-cell office:string-value="3" office:value-type="string">
            <text:p>3</text:p>
          </table:table-cell>
          <table:table-cell office:string-value="46061" office:value-type="string">
            <text:p>46061</text:p>
          </table:table-cell>
          <table:table-cell office:string-value="47418" office:value-type="string">
            <text:p>47418</text:p>
          </table:table-cell>
          <table:table-cell office:string-value="34351" office:value-type="string">
            <text:p>34351</text:p>
          </table:table-cell>
          <table:table-cell office:string-value="34785" office:value-type="string">
            <text:p>34785</text:p>
          </table:table-cell>
        </table:table-row>
        <table:table-row>
          <table:table-cell office:string-value="77" office:value-type="string">
            <text:p>77</text:p>
          </table:table-cell>
          <table:table-cell office:string-value="5" office:value-type="string">
            <text:p>5</text:p>
          </table:table-cell>
          <table:table-cell office:string-value="Kirchdorf (J)" office:value-type="string">
            <text:p>Kirchdorf (J)</text:p>
          </table:table-cell>
          <table:table-cell office:string-value="7" office:value-type="string">
            <text:p>7</text:p>
          </table:table-cell>
          <table:table-cell office:string-value="7" office:value-type="string">
            <text:p>7</text:p>
          </table:table-cell>
          <table:table-cell office:string-value="34701" office:value-type="string">
            <text:p>34701</text:p>
          </table:table-cell>
          <table:table-cell office:string-value="34990" office:value-type="string">
            <text:p>34990</text:p>
          </table:table-cell>
          <table:table-cell office:string-value="" office:value-type="string">
            <text:p/>
          </table:table-cell>
          <table:table-cell office:string-value="" office:value-type="string">
            <text:p/>
          </table:table-cell>
        </table:table-row>
        <table:table-row>
          <table:table-cell office:string-value="78" office:value-type="string">
            <text:p>78</text:p>
          </table:table-cell>
          <table:table-cell office:string-value="12" office:value-type="string">
            <text:p>12</text:p>
          </table:table-cell>
          <table:table-cell office:string-value="Kleinbrüchter" office:value-type="string">
            <text:p>Kleinbrüchter</text:p>
          </table:table-cell>
          <table:table-cell office:string-value="2" office:value-type="string">
            <text:p>2</text:p>
          </table:table-cell>
          <table:table-cell office:string-value="1" office:value-type="string">
            <text:p>1</text:p>
          </table:table-cell>
          <table:table-cell office:string-value="25556" office:value-type="string">
            <text:p>25556</text:p>
          </table:table-cell>
          <table:table-cell office:string-value="26503" office:value-type="string">
            <text:p>26503</text:p>
          </table:table-cell>
          <table:table-cell office:string-value="24733" office:value-type="string">
            <text:p>24733</text:p>
          </table:table-cell>
          <table:table-cell office:string-value="40509" office:value-type="string">
            <text:p>40509</text:p>
          </table:table-cell>
        </table:table-row>
        <table:table-row>
          <table:table-cell office:string-value="79" office:value-type="string">
            <text:p>79</text:p>
          </table:table-cell>
          <table:table-cell office:string-value="13" office:value-type="string">
            <text:p>13</text:p>
          </table:table-cell>
          <table:table-cell office:string-value="Klepzig" office:value-type="string">
            <text:p>Klepzig</text:p>
          </table:table-cell>
          <table:table-cell office:string-value="1" office:value-type="string">
            <text:p>1</text:p>
          </table:table-cell>
          <table:table-cell office:string-value="2" office:value-type="string">
            <text:p>2</text:p>
          </table:table-cell>
          <table:table-cell office:string-value="27920" office:value-type="string">
            <text:p>27920</text:p>
          </table:table-cell>
          <table:table-cell office:string-value="30917" office:value-type="string">
            <text:p>30917</text:p>
          </table:table-cell>
          <table:table-cell office:string-value="36283" office:value-type="string">
            <text:p>36283</text:p>
          </table:table-cell>
          <table:table-cell office:string-value="39200" office:value-type="string">
            <text:p>39200</text:p>
          </table:table-cell>
        </table:table-row>
        <table:table-row>
          <table:table-cell office:string-value="80" office:value-type="string">
            <text:p>80</text:p>
          </table:table-cell>
          <table:table-cell office:string-value="14" office:value-type="string">
            <text:p>14</text:p>
          </table:table-cell>
          <table:table-cell office:string-value="Kloster Neuendorf" office:value-type="string">
            <text:p>Kloster Neuendorf</text:p>
          </table:table-cell>
          <table:table-cell office:string-value="2" office:value-type="string">
            <text:p>2</text:p>
          </table:table-cell>
          <table:table-cell office:string-value="1" office:value-type="string">
            <text:p>1</text:p>
          </table:table-cell>
          <table:table-cell office:string-value="23997" office:value-type="string">
            <text:p>23997</text:p>
          </table:table-cell>
          <table:table-cell office:string-value="24572" office:value-type="string">
            <text:p>24572</text:p>
          </table:table-cell>
          <table:table-cell office:string-value="" office:value-type="string">
            <text:p/>
          </table:table-cell>
          <table:table-cell office:string-value="" office:value-type="string">
            <text:p/>
          </table:table-cell>
        </table:table-row>
        <table:table-row>
          <table:table-cell office:string-value="81" office:value-type="string">
            <text:p>81</text:p>
          </table:table-cell>
          <table:table-cell office:string-value="1" office:value-type="string">
            <text:p>1</text:p>
          </table:table-cell>
          <table:table-cell office:string-value="Köthel (J)" office:value-type="string">
            <text:p>Köthel (J)</text:p>
          </table:table-cell>
          <table:table-cell office:string-value="7" office:value-type="string">
            <text:p>7</text:p>
          </table:table-cell>
          <table:table-cell office:string-value="7" office:value-type="string">
            <text:p>7</text:p>
          </table:table-cell>
          <table:table-cell office:string-value="25911" office:value-type="string">
            <text:p>25911</text:p>
          </table:table-cell>
          <table:table-cell office:string-value="28428" office:value-type="string">
            <text:p>28428</text:p>
          </table:table-cell>
          <table:table-cell office:string-value="32091" office:value-type="string">
            <text:p>32091</text:p>
          </table:table-cell>
          <table:table-cell office:string-value="33219" office:value-type="string">
            <text:p>33219</text:p>
          </table:table-cell>
        </table:table-row>
        <table:table-row>
          <table:table-cell office:string-value="82" office:value-type="string">
            <text:p>82</text:p>
          </table:table-cell>
          <table:table-cell office:string-value="24" office:value-type="string">
            <text:p>24</text:p>
          </table:table-cell>
          <table:table-cell office:string-value="Köthel (M)" office:value-type="string">
            <text:p>Köthel (M)</text:p>
          </table:table-cell>
          <table:table-cell office:string-value="6" office:value-type="string">
            <text:p>6</text:p>
          </table:table-cell>
          <table:table-cell office:string-value="5" office:value-type="string">
            <text:p>5</text:p>
          </table:table-cell>
          <table:table-cell office:string-value="34903" office:value-type="string">
            <text:p>34903</text:p>
          </table:table-cell>
          <table:table-cell office:string-value="35988" office:value-type="string">
            <text:p>35988</text:p>
          </table:table-cell>
          <table:table-cell office:string-value="" office:value-type="string">
            <text:p/>
          </table:table-cell>
          <table:table-cell office:string-value="" office:value-type="string">
            <text:p/>
          </table:table-cell>
        </table:table-row>
        <table:table-row>
          <table:table-cell office:string-value="83" office:value-type="string">
            <text:p>83</text:p>
          </table:table-cell>
          <table:table-cell office:string-value="9" office:value-type="string">
            <text:p>9</text:p>
          </table:table-cell>
          <table:table-cell office:string-value="Köthel (W)" office:value-type="string">
            <text:p>Köthel (W)</text:p>
          </table:table-cell>
          <table:table-cell office:string-value="6" office:value-type="string">
            <text:p>6</text:p>
          </table:table-cell>
          <table:table-cell office:string-value="5" office:value-type="string">
            <text:p>5</text:p>
          </table:table-cell>
          <table:table-cell office:string-value="36145" office:value-type="string">
            <text:p>36145</text:p>
          </table:table-cell>
          <table:table-cell office:string-value="36435" office:value-type="string">
            <text:p>36435</text:p>
          </table:table-cell>
          <table:table-cell office:string-value="34973" office:value-type="string">
            <text:p>34973</text:p>
          </table:table-cell>
          <table:table-cell office:string-value="35038" office:value-type="string">
            <text:p>35038</text:p>
          </table:table-cell>
        </table:table-row>
        <table:table-row>
          <table:table-cell office:string-value="84" office:value-type="string">
            <text:p>84</text:p>
          </table:table-cell>
          <table:table-cell office:string-value="23" office:value-type="string">
            <text:p>23</text:p>
          </table:table-cell>
          <table:table-cell office:string-value="Krummenhennersdorf" office:value-type="string">
            <text:p>Krummenhennersdorf</text:p>
          </table:table-cell>
          <table:table-cell office:string-value="2" office:value-type="string">
            <text:p>2</text:p>
          </table:table-cell>
          <table:table-cell office:string-value="1" office:value-type="string">
            <text:p>1</text:p>
          </table:table-cell>
          <table:table-cell office:string-value="33562" office:value-type="string">
            <text:p>33562</text:p>
          </table:table-cell>
          <table:table-cell office:string-value="37285" office:value-type="string">
            <text:p>37285</text:p>
          </table:table-cell>
          <table:table-cell office:string-value="45652" office:value-type="string">
            <text:p>45652</text:p>
          </table:table-cell>
          <table:table-cell office:string-value="46770" office:value-type="string">
            <text:p>46770</text:p>
          </table:table-cell>
        </table:table-row>
        <table:table-row>
          <table:table-cell office:string-value="85" office:value-type="string">
            <text:p>85</text:p>
          </table:table-cell>
          <table:table-cell office:string-value="25" office:value-type="string">
            <text:p>25</text:p>
          </table:table-cell>
          <table:table-cell office:string-value="Kuhlenfeld" office:value-type="string">
            <text:p>Kuhlenfeld</text:p>
          </table:table-cell>
          <table:table-cell office:string-value="1" office:value-type="string">
            <text:p>1</text:p>
          </table:table-cell>
          <table:table-cell office:string-value="2" office:value-type="string">
            <text:p>2</text:p>
          </table:table-cell>
          <table:table-cell office:string-value="20478" office:value-type="string">
            <text:p>20478</text:p>
          </table:table-cell>
          <table:table-cell office:string-value="20957" office:value-type="string">
            <text:p>20957</text:p>
          </table:table-cell>
          <table:table-cell office:string-value="20449" office:value-type="string">
            <text:p>20449</text:p>
          </table:table-cell>
          <table:table-cell office:string-value="21839" office:value-type="string">
            <text:p>21839</text:p>
          </table:table-cell>
        </table:table-row>
        <table:table-row>
          <table:table-cell office:string-value="86" office:value-type="string">
            <text:p>86</text:p>
          </table:table-cell>
          <table:table-cell office:string-value="4" office:value-type="string">
            <text:p>4</text:p>
          </table:table-cell>
          <table:table-cell office:string-value="Kummer" office:value-type="string">
            <text:p>Kummer</text:p>
          </table:table-cell>
          <table:table-cell office:string-value="5" office:value-type="string">
            <text:p>5</text:p>
          </table:table-cell>
          <table:table-cell office:string-value="6" office:value-type="string">
            <text:p>6</text:p>
          </table:table-cell>
          <table:table-cell office:string-value="20033" office:value-type="string">
            <text:p>20033</text:p>
          </table:table-cell>
          <table:table-cell office:string-value="20551" office:value-type="string">
            <text:p>20551</text:p>
          </table:table-cell>
          <table:table-cell office:string-value="21482" office:value-type="string">
            <text:p>21482</text:p>
          </table:table-cell>
          <table:table-cell office:string-value="26608" office:value-type="string">
            <text:p>26608</text:p>
          </table:table-cell>
        </table:table-row>
        <table:table-row>
          <table:table-cell office:string-value="87" office:value-type="string">
            <text:p>87</text:p>
          </table:table-cell>
          <table:table-cell office:string-value="17" office:value-type="string">
            <text:p>17</text:p>
          </table:table-cell>
          <table:table-cell office:string-value="Kummer (J)" office:value-type="string">
            <text:p>Kummer (J)</text:p>
          </table:table-cell>
          <table:table-cell office:string-value="7" office:value-type="string">
            <text:p>7</text:p>
          </table:table-cell>
          <table:table-cell office:string-value="7" office:value-type="string">
            <text:p>7</text:p>
          </table:table-cell>
          <table:table-cell office:string-value="14938" office:value-type="string">
            <text:p>14938</text:p>
          </table:table-cell>
          <table:table-cell office:string-value="15468" office:value-type="string">
            <text:p>15468</text:p>
          </table:table-cell>
          <table:table-cell office:string-value="18637" office:value-type="string">
            <text:p>18637</text:p>
          </table:table-cell>
          <table:table-cell office:string-value="19293" office:value-type="string">
            <text:p>19293</text:p>
          </table:table-cell>
        </table:table-row>
        <table:table-row>
          <table:table-cell office:string-value="88" office:value-type="string">
            <text:p>88</text:p>
          </table:table-cell>
          <table:table-cell office:string-value="11" office:value-type="string">
            <text:p>11</text:p>
          </table:table-cell>
          <table:table-cell office:string-value="Lauba" office:value-type="string">
            <text:p>Lauba</text:p>
          </table:table-cell>
          <table:table-cell office:string-value="6" office:value-type="string">
            <text:p>6</text:p>
          </table:table-cell>
          <table:table-cell office:string-value="5" office:value-type="string">
            <text:p>5</text:p>
          </table:table-cell>
          <table:table-cell office:string-value="23034" office:value-type="string">
            <text:p>23034</text:p>
          </table:table-cell>
          <table:table-cell office:string-value="23339" office:value-type="string">
            <text:p>23339</text:p>
          </table:table-cell>
          <table:table-cell office:string-value="18781" office:value-type="string">
            <text:p>18781</text:p>
          </table:table-cell>
          <table:table-cell office:string-value="19792" office:value-type="string">
            <text:p>19792</text:p>
          </table:table-cell>
        </table:table-row>
        <table:table-row>
          <table:table-cell office:string-value="89" office:value-type="string">
            <text:p>89</text:p>
          </table:table-cell>
          <table:table-cell office:string-value="26" office:value-type="string">
            <text:p>26</text:p>
          </table:table-cell>
          <table:table-cell office:string-value="Leezen (J)" office:value-type="string">
            <text:p>Leezen (J)</text:p>
          </table:table-cell>
          <table:table-cell office:string-value="7" office:value-type="string">
            <text:p>7</text:p>
          </table:table-cell>
          <table:table-cell office:string-value="7" office:value-type="string">
            <text:p>7</text:p>
          </table:table-cell>
          <table:table-cell office:string-value="35478" office:value-type="string">
            <text:p>35478</text:p>
          </table:table-cell>
          <table:table-cell office:string-value="36046" office:value-type="string">
            <text:p>36046</text:p>
          </table:table-cell>
          <table:table-cell office:string-value="70250" office:value-type="string">
            <text:p>70250</text:p>
          </table:table-cell>
          <table:table-cell office:string-value="70250" office:value-type="string">
            <text:p>70250</text:p>
          </table:table-cell>
        </table:table-row>
        <table:table-row>
          <table:table-cell office:string-value="90" office:value-type="string">
            <text:p>90</text:p>
          </table:table-cell>
          <table:table-cell office:string-value="18" office:value-type="string">
            <text:p>18</text:p>
          </table:table-cell>
          <table:table-cell office:string-value="Libbenichen" office:value-type="string">
            <text:p>Libbenichen</text:p>
          </table:table-cell>
          <table:table-cell office:string-value="2" office:value-type="string">
            <text:p>2</text:p>
          </table:table-cell>
          <table:table-cell office:string-value="1" office:value-type="string">
            <text:p>1</text:p>
          </table:table-cell>
          <table:table-cell office:string-value="" office:value-type="string">
            <text:p/>
          </table:table-cell>
          <table:table-cell office:string-value="" office:value-type="string">
            <text:p/>
          </table:table-cell>
          <table:table-cell office:string-value="24470" office:value-type="string">
            <text:p>24470</text:p>
          </table:table-cell>
          <table:table-cell office:string-value="24958" office:value-type="string">
            <text:p>24958</text:p>
          </table:table-cell>
        </table:table-row>
        <table:table-row>
          <table:table-cell office:string-value="91" office:value-type="string">
            <text:p>91</text:p>
          </table:table-cell>
          <table:table-cell office:string-value="10" office:value-type="string">
            <text:p>10</text:p>
          </table:table-cell>
          <table:table-cell office:string-value="Lichterfelde" office:value-type="string">
            <text:p>Lichterfelde</text:p>
          </table:table-cell>
          <table:table-cell office:string-value="3" office:value-type="string">
            <text:p>3</text:p>
          </table:table-cell>
          <table:table-cell office:string-value="4" office:value-type="string">
            <text:p>4</text:p>
          </table:table-cell>
          <table:table-cell office:string-value="" office:value-type="string">
            <text:p/>
          </table:table-cell>
          <table:table-cell office:string-value="" office:value-type="string">
            <text:p/>
          </table:table-cell>
          <table:table-cell office:string-value="23181" office:value-type="string">
            <text:p>23181</text:p>
          </table:table-cell>
          <table:table-cell office:string-value="23399" office:value-type="string">
            <text:p>23399</text:p>
          </table:table-cell>
        </table:table-row>
        <table:table-row>
          <table:table-cell office:string-value="92" office:value-type="string">
            <text:p>92</text:p>
          </table:table-cell>
          <table:table-cell office:string-value="8" office:value-type="string">
            <text:p>8</text:p>
          </table:table-cell>
          <table:table-cell office:string-value="Lindholz" office:value-type="string">
            <text:p>Lindholz</text:p>
          </table:table-cell>
          <table:table-cell office:string-value="3" office:value-type="string">
            <text:p>3</text:p>
          </table:table-cell>
          <table:table-cell office:string-value="4" office:value-type="string">
            <text:p>4</text:p>
          </table:table-cell>
          <table:table-cell office:string-value="24012" office:value-type="string">
            <text:p>24012</text:p>
          </table:table-cell>
          <table:table-cell office:string-value="24917" office:value-type="string">
            <text:p>24917</text:p>
          </table:table-cell>
          <table:table-cell office:string-value="20893" office:value-type="string">
            <text:p>20893</text:p>
          </table:table-cell>
          <table:table-cell office:string-value="21158" office:value-type="string">
            <text:p>21158</text:p>
          </table:table-cell>
        </table:table-row>
        <table:table-row>
          <table:table-cell office:string-value="93" office:value-type="string">
            <text:p>93</text:p>
          </table:table-cell>
          <table:table-cell office:string-value="15" office:value-type="string">
            <text:p>15</text:p>
          </table:table-cell>
          <table:table-cell office:string-value="Losten" office:value-type="string">
            <text:p>Losten</text:p>
          </table:table-cell>
          <table:table-cell office:string-value="5" office:value-type="string">
            <text:p>5</text:p>
          </table:table-cell>
          <table:table-cell office:string-value="6" office:value-type="string">
            <text:p>6</text:p>
          </table:table-cell>
          <table:table-cell office:string-value="" office:value-type="string">
            <text:p/>
          </table:table-cell>
          <table:table-cell office:string-value="" office:value-type="string">
            <text:p/>
          </table:table-cell>
          <table:table-cell office:string-value="25859" office:value-type="string">
            <text:p>25859</text:p>
          </table:table-cell>
          <table:table-cell office:string-value="26575" office:value-type="string">
            <text:p>26575</text:p>
          </table:table-cell>
        </table:table-row>
        <table:table-row>
          <table:table-cell office:string-value="94" office:value-type="string">
            <text:p>94</text:p>
          </table:table-cell>
          <table:table-cell office:string-value="21" office:value-type="string">
            <text:p>21</text:p>
          </table:table-cell>
          <table:table-cell office:string-value="Lübbendorf" office:value-type="string">
            <text:p>Lübbendorf</text:p>
          </table:table-cell>
          <table:table-cell office:string-value="6" office:value-type="string">
            <text:p>6</text:p>
          </table:table-cell>
          <table:table-cell office:string-value="5" office:value-type="string">
            <text:p>5</text:p>
          </table:table-cell>
          <table:table-cell office:string-value="45515" office:value-type="string">
            <text:p>45515</text:p>
          </table:table-cell>
          <table:table-cell office:string-value="45651" office:value-type="string">
            <text:p>45651</text:p>
          </table:table-cell>
          <table:table-cell office:string-value="22193" office:value-type="string">
            <text:p>22193</text:p>
          </table:table-cell>
          <table:table-cell office:string-value="22537" office:value-type="string">
            <text:p>22537</text:p>
          </table:table-cell>
        </table:table-row>
        <table:table-row>
          <table:table-cell office:string-value="95" office:value-type="string">
            <text:p>95</text:p>
          </table:table-cell>
          <table:table-cell office:string-value="6" office:value-type="string">
            <text:p>6</text:p>
          </table:table-cell>
          <table:table-cell office:string-value="Lübbendorf (J)" office:value-type="string">
            <text:p>Lübbendorf (J)</text:p>
          </table:table-cell>
          <table:table-cell office:string-value="7" office:value-type="string">
            <text:p>7</text:p>
          </table:table-cell>
          <table:table-cell office:string-value="7" office:value-type="string">
            <text:p>7</text:p>
          </table:table-cell>
          <table:table-cell office:string-value="19784" office:value-type="string">
            <text:p>19784</text:p>
          </table:table-cell>
          <table:table-cell office:string-value="21621" office:value-type="string">
            <text:p>21621</text:p>
          </table:table-cell>
          <table:table-cell office:string-value="19560" office:value-type="string">
            <text:p>19560</text:p>
          </table:table-cell>
          <table:table-cell office:string-value="20215" office:value-type="string">
            <text:p>20215</text:p>
          </table:table-cell>
        </table:table-row>
        <table:table-row>
          <table:table-cell office:string-value="96" office:value-type="string">
            <text:p>96</text:p>
          </table:table-cell>
          <table:table-cell office:string-value="9" office:value-type="string">
            <text:p>9</text:p>
          </table:table-cell>
          <table:table-cell office:string-value="Lübesse (W)" office:value-type="string">
            <text:p>Lübesse (W)</text:p>
          </table:table-cell>
          <table:table-cell office:string-value="1" office:value-type="string">
            <text:p>1</text:p>
          </table:table-cell>
          <table:table-cell office:string-value="2" office:value-type="string">
            <text:p>2</text:p>
          </table:table-cell>
          <table:table-cell office:string-value="" office:value-type="string">
            <text:p/>
          </table:table-cell>
          <table:table-cell office:string-value="" office:value-type="string">
            <text:p/>
          </table:table-cell>
          <table:table-cell office:string-value="32838" office:value-type="string">
            <text:p>32838</text:p>
          </table:table-cell>
          <table:table-cell office:string-value="35562" office:value-type="string">
            <text:p>35562</text:p>
          </table:table-cell>
        </table:table-row>
        <table:table-row>
          <table:table-cell office:string-value="97" office:value-type="string">
            <text:p>97</text:p>
          </table:table-cell>
          <table:table-cell office:string-value="24" office:value-type="string">
            <text:p>24</text:p>
          </table:table-cell>
          <table:table-cell office:string-value="Lüblow" office:value-type="string">
            <text:p>Lüblow</text:p>
          </table:table-cell>
          <table:table-cell office:string-value="5" office:value-type="string">
            <text:p>5</text:p>
          </table:table-cell>
          <table:table-cell office:string-value="6" office:value-type="string">
            <text:p>6</text:p>
          </table:table-cell>
          <table:table-cell office:string-value="28064" office:value-type="string">
            <text:p>28064</text:p>
          </table:table-cell>
          <table:table-cell office:string-value="33134" office:value-type="string">
            <text:p>33134</text:p>
          </table:table-cell>
          <table:table-cell office:string-value="24282" office:value-type="string">
            <text:p>24282</text:p>
          </table:table-cell>
          <table:table-cell office:string-value="24392" office:value-type="string">
            <text:p>24392</text:p>
          </table:table-cell>
        </table:table-row>
        <table:table-row>
          <table:table-cell office:string-value="98" office:value-type="string">
            <text:p>98</text:p>
          </table:table-cell>
          <table:table-cell office:string-value="9" office:value-type="string">
            <text:p>9</text:p>
          </table:table-cell>
          <table:table-cell office:string-value="Lüderitz (W)" office:value-type="string">
            <text:p>Lüderitz (W)</text:p>
          </table:table-cell>
          <table:table-cell office:string-value="2" office:value-type="string">
            <text:p>2</text:p>
          </table:table-cell>
          <table:table-cell office:string-value="1" office:value-type="string">
            <text:p>1</text:p>
          </table:table-cell>
          <table:table-cell office:string-value="27367" office:value-type="string">
            <text:p>27367</text:p>
          </table:table-cell>
          <table:table-cell office:string-value="27499" office:value-type="string">
            <text:p>27499</text:p>
          </table:table-cell>
          <table:table-cell office:string-value="27210" office:value-type="string">
            <text:p>27210</text:p>
          </table:table-cell>
          <table:table-cell office:string-value="27706" office:value-type="string">
            <text:p>27706</text:p>
          </table:table-cell>
        </table:table-row>
        <table:table-row>
          <table:table-cell office:string-value="99" office:value-type="string">
            <text:p>99</text:p>
          </table:table-cell>
          <table:table-cell office:string-value="19" office:value-type="string">
            <text:p>19</text:p>
          </table:table-cell>
          <table:table-cell office:string-value="Lüttenmark" office:value-type="string">
            <text:p>Lüttenmark</text:p>
          </table:table-cell>
          <table:table-cell office:string-value="6" office:value-type="string">
            <text:p>6</text:p>
          </table:table-cell>
          <table:table-cell office:string-value="5" office:value-type="string">
            <text:p>5</text:p>
          </table:table-cell>
          <table:table-cell office:string-value="20743" office:value-type="string">
            <text:p>20743</text:p>
          </table:table-cell>
          <table:table-cell office:string-value="21270" office:value-type="string">
            <text:p>21270</text:p>
          </table:table-cell>
          <table:table-cell office:string-value="19023" office:value-type="string">
            <text:p>19023</text:p>
          </table:table-cell>
          <table:table-cell office:string-value="19894" office:value-type="string">
            <text:p>19894</text:p>
          </table:table-cell>
        </table:table-row>
        <table:table-row>
          <table:table-cell office:string-value="100" office:value-type="string">
            <text:p>100</text:p>
          </table:table-cell>
          <table:table-cell office:string-value="14" office:value-type="string">
            <text:p>14</text:p>
          </table:table-cell>
          <table:table-cell office:string-value="Mahitzschen" office:value-type="string">
            <text:p>Mahitzschen</text:p>
          </table:table-cell>
          <table:table-cell office:string-value="3" office:value-type="string">
            <text:p>3</text:p>
          </table:table-cell>
          <table:table-cell office:string-value="4" office:value-type="string">
            <text:p>4</text:p>
          </table:table-cell>
          <table:table-cell office:string-value="" office:value-type="string">
            <text:p/>
          </table:table-cell>
          <table:table-cell office:string-value="" office:value-type="string">
            <text:p/>
          </table:table-cell>
          <table:table-cell office:string-value="24810" office:value-type="string">
            <text:p>24810</text:p>
          </table:table-cell>
          <table:table-cell office:string-value="25032" office:value-type="string">
            <text:p>25032</text:p>
          </table:table-cell>
        </table:table-row>
        <table:table-row>
          <table:table-cell office:string-value="101" office:value-type="string">
            <text:p>101</text:p>
          </table:table-cell>
          <table:table-cell office:string-value="19" office:value-type="string">
            <text:p>19</text:p>
          </table:table-cell>
          <table:table-cell office:string-value="Medow" office:value-type="string">
            <text:p>Medow</text:p>
          </table:table-cell>
          <table:table-cell office:string-value="3" office:value-type="string">
            <text:p>3</text:p>
          </table:table-cell>
          <table:table-cell office:string-value="4" office:value-type="string">
            <text:p>4</text:p>
          </table:table-cell>
          <table:table-cell office:string-value="43117" office:value-type="string">
            <text:p>43117</text:p>
          </table:table-cell>
          <table:table-cell office:string-value="44387" office:value-type="string">
            <text:p>44387</text:p>
          </table:table-cell>
          <table:table-cell office:string-value="20181" office:value-type="string">
            <text:p>20181</text:p>
          </table:table-cell>
          <table:table-cell office:string-value="21001" office:value-type="string">
            <text:p>21001</text:p>
          </table:table-cell>
        </table:table-row>
        <table:table-row>
          <table:table-cell office:string-value="102" office:value-type="string">
            <text:p>102</text:p>
          </table:table-cell>
          <table:table-cell office:string-value="23" office:value-type="string">
            <text:p>23</text:p>
          </table:table-cell>
          <table:table-cell office:string-value="Mengelrode" office:value-type="string">
            <text:p>Mengelrode</text:p>
          </table:table-cell>
          <table:table-cell office:string-value="1" office:value-type="string">
            <text:p>1</text:p>
          </table:table-cell>
          <table:table-cell office:string-value="2" office:value-type="string">
            <text:p>2</text:p>
          </table:table-cell>
          <table:table-cell office:string-value="17891" office:value-type="string">
            <text:p>17891</text:p>
          </table:table-cell>
          <table:table-cell office:string-value="18284" office:value-type="string">
            <text:p>18284</text:p>
          </table:table-cell>
          <table:table-cell office:string-value="" office:value-type="string">
            <text:p/>
          </table:table-cell>
          <table:table-cell office:string-value="" office:value-type="string">
            <text:p/>
          </table:table-cell>
        </table:table-row>
        <table:table-row>
          <table:table-cell office:string-value="103" office:value-type="string">
            <text:p>103</text:p>
          </table:table-cell>
          <table:table-cell office:string-value="20" office:value-type="string">
            <text:p>20</text:p>
          </table:table-cell>
          <table:table-cell office:string-value="Mesekenhagen" office:value-type="string">
            <text:p>Mesekenhagen</text:p>
          </table:table-cell>
          <table:table-cell office:string-value="5" office:value-type="string">
            <text:p>5</text:p>
          </table:table-cell>
          <table:table-cell office:string-value="6" office:value-type="string">
            <text:p>6</text:p>
          </table:table-cell>
          <table:table-cell office:string-value="" office:value-type="string">
            <text:p/>
          </table:table-cell>
          <table:table-cell office:string-value="" office:value-type="string">
            <text:p/>
          </table:table-cell>
          <table:table-cell office:string-value="26990" office:value-type="string">
            <text:p>26990</text:p>
          </table:table-cell>
          <table:table-cell office:string-value="28094" office:value-type="string">
            <text:p>28094</text:p>
          </table:table-cell>
        </table:table-row>
        <table:table-row>
          <table:table-cell office:string-value="104" office:value-type="string">
            <text:p>104</text:p>
          </table:table-cell>
          <table:table-cell office:string-value="8" office:value-type="string">
            <text:p>8</text:p>
          </table:table-cell>
          <table:table-cell office:string-value="Mirow" office:value-type="string">
            <text:p>Mirow</text:p>
          </table:table-cell>
          <table:table-cell office:string-value="5" office:value-type="string">
            <text:p>5</text:p>
          </table:table-cell>
          <table:table-cell office:string-value="6" office:value-type="string">
            <text:p>6</text:p>
          </table:table-cell>
          <table:table-cell office:string-value="21544" office:value-type="string">
            <text:p>21544</text:p>
          </table:table-cell>
          <table:table-cell office:string-value="22165" office:value-type="string">
            <text:p>22165</text:p>
          </table:table-cell>
          <table:table-cell office:string-value="" office:value-type="string">
            <text:p/>
          </table:table-cell>
          <table:table-cell office:string-value="" office:value-type="string">
            <text:p/>
          </table:table-cell>
        </table:table-row>
        <table:table-row>
          <table:table-cell office:string-value="105" office:value-type="string">
            <text:p>105</text:p>
          </table:table-cell>
          <table:table-cell office:string-value="16" office:value-type="string">
            <text:p>16</text:p>
          </table:table-cell>
          <table:table-cell office:string-value="Mirow (J)" office:value-type="string">
            <text:p>Mirow (J)</text:p>
          </table:table-cell>
          <table:table-cell office:string-value="7" office:value-type="string">
            <text:p>7</text:p>
          </table:table-cell>
          <table:table-cell office:string-value="7" office:value-type="string">
            <text:p>7</text:p>
          </table:table-cell>
          <table:table-cell office:string-value="40630" office:value-type="string">
            <text:p>40630</text:p>
          </table:table-cell>
          <table:table-cell office:string-value="42736" office:value-type="string">
            <text:p>42736</text:p>
          </table:table-cell>
          <table:table-cell office:string-value="24190" office:value-type="string">
            <text:p>24190</text:p>
          </table:table-cell>
          <table:table-cell office:string-value="30086" office:value-type="string">
            <text:p>30086</text:p>
          </table:table-cell>
        </table:table-row>
        <table:table-row>
          <table:table-cell office:string-value="106" office:value-type="string">
            <text:p>106</text:p>
          </table:table-cell>
          <table:table-cell office:string-value="15" office:value-type="string">
            <text:p>15</text:p>
          </table:table-cell>
          <table:table-cell office:string-value="Neubukow" office:value-type="string">
            <text:p>Neubukow</text:p>
          </table:table-cell>
          <table:table-cell office:string-value="2" office:value-type="string">
            <text:p>2</text:p>
          </table:table-cell>
          <table:table-cell office:string-value="1" office:value-type="string">
            <text:p>1</text:p>
          </table:table-cell>
          <table:table-cell office:string-value="24649" office:value-type="string">
            <text:p>24649</text:p>
          </table:table-cell>
          <table:table-cell office:string-value="25108" office:value-type="string">
            <text:p>25108</text:p>
          </table:table-cell>
          <table:table-cell office:string-value="22694" office:value-type="string">
            <text:p>22694</text:p>
          </table:table-cell>
          <table:table-cell office:string-value="23678" office:value-type="string">
            <text:p>23678</text:p>
          </table:table-cell>
        </table:table-row>
        <table:table-row>
          <table:table-cell office:string-value="107" office:value-type="string">
            <text:p>107</text:p>
          </table:table-cell>
          <table:table-cell office:string-value="21" office:value-type="string">
            <text:p>21</text:p>
          </table:table-cell>
          <table:table-cell office:string-value="Neukloster" office:value-type="string">
            <text:p>Neukloster</text:p>
          </table:table-cell>
          <table:table-cell office:string-value="1" office:value-type="string">
            <text:p>1</text:p>
          </table:table-cell>
          <table:table-cell office:string-value="2" office:value-type="string">
            <text:p>2</text:p>
          </table:table-cell>
          <table:table-cell office:string-value="30738" office:value-type="string">
            <text:p>30738</text:p>
          </table:table-cell>
          <table:table-cell office:string-value="30875" office:value-type="string">
            <text:p>30875</text:p>
          </table:table-cell>
          <table:table-cell office:string-value="30156" office:value-type="string">
            <text:p>30156</text:p>
          </table:table-cell>
          <table:table-cell office:string-value="31237" office:value-type="string">
            <text:p>31237</text:p>
          </table:table-cell>
        </table:table-row>
        <table:table-row>
          <table:table-cell office:string-value="108" office:value-type="string">
            <text:p>108</text:p>
          </table:table-cell>
          <table:table-cell office:string-value="11" office:value-type="string">
            <text:p>11</text:p>
          </table:table-cell>
          <table:table-cell office:string-value="Neustadt – Glewe" office:value-type="string">
            <text:p>Neustadt – Glewe</text:p>
          </table:table-cell>
          <table:table-cell office:string-value="3" office:value-type="string">
            <text:p>3</text:p>
          </table:table-cell>
          <table:table-cell office:string-value="4" office:value-type="string">
            <text:p>4</text:p>
          </table:table-cell>
          <table:table-cell office:string-value="" office:value-type="string">
            <text:p/>
          </table:table-cell>
          <table:table-cell office:string-value="" office:value-type="string">
            <text:p/>
          </table:table-cell>
          <table:table-cell office:string-value="32494" office:value-type="string">
            <text:p>32494</text:p>
          </table:table-cell>
          <table:table-cell office:string-value="33769" office:value-type="string">
            <text:p>33769</text:p>
          </table:table-cell>
        </table:table-row>
      </table:table>
      <table:table table:name="Seite 3" table:style-name="ab79278">
        <table:table-column table:number-columns-repeated="5" table:style-name="a04958e"/>
        <table:table-column table:style-name="a04958e"/>
        <table:table-column table:style-name="a04958e"/>
        <table:table-column table:style-name="a04958e"/>
        <table:table-column table:style-name="a04958e"/>
        <table:table-row>
          <table:table-cell office:string-value="109" office:value-type="string">
            <text:p>109</text:p>
          </table:table-cell>
          <table:table-cell office:string-value="13" office:value-type="string">
            <text:p>13</text:p>
          </table:table-cell>
          <table:table-cell office:string-value="Neustadt/Osterode" office:value-type="string">
            <text:p>Neustadt/Osterode</text:p>
          </table:table-cell>
          <table:table-cell office:string-value="3" office:value-type="string">
            <text:p>3</text:p>
          </table:table-cell>
          <table:table-cell office:string-value="4" office:value-type="string">
            <text:p>4</text:p>
          </table:table-cell>
          <table:table-cell office:string-value="" office:value-type="string">
            <text:p/>
          </table:table-cell>
          <table:table-cell office:string-value="" office:value-type="string">
            <text:p/>
          </table:table-cell>
          <table:table-cell office:string-value="21718" office:value-type="string">
            <text:p>21718</text:p>
          </table:table-cell>
          <table:table-cell office:string-value="21978" office:value-type="string">
            <text:p>21978</text:p>
          </table:table-cell>
        </table:table-row>
        <table:table-row>
          <table:table-cell office:string-value="110" office:value-type="string">
            <text:p>110</text:p>
          </table:table-cell>
          <table:table-cell office:string-value="11" office:value-type="string">
            <text:p>11</text:p>
          </table:table-cell>
          <table:table-cell office:string-value="Neutrebbin (W)" office:value-type="string">
            <text:p>Neutrebbin (W)</text:p>
          </table:table-cell>
          <table:table-cell office:string-value="1" office:value-type="string">
            <text:p>1</text:p>
          </table:table-cell>
          <table:table-cell office:string-value="2" office:value-type="string">
            <text:p>2</text:p>
          </table:table-cell>
          <table:table-cell office:string-value="26978" office:value-type="string">
            <text:p>26978</text:p>
          </table:table-cell>
          <table:table-cell office:string-value="27876" office:value-type="string">
            <text:p>27876</text:p>
          </table:table-cell>
          <table:table-cell office:string-value="28200" office:value-type="string">
            <text:p>28200</text:p>
          </table:table-cell>
          <table:table-cell office:string-value="28385" office:value-type="string">
            <text:p>28385</text:p>
          </table:table-cell>
        </table:table-row>
        <table:table-row>
          <table:table-cell office:string-value="111" office:value-type="string">
            <text:p>111</text:p>
          </table:table-cell>
          <table:table-cell office:string-value="16" office:value-type="string">
            <text:p>16</text:p>
          </table:table-cell>
          <table:table-cell office:string-value="Niederalbertsdorf" office:value-type="string">
            <text:p>Niederalbertsdorf</text:p>
          </table:table-cell>
          <table:table-cell office:string-value="3" office:value-type="string">
            <text:p>3</text:p>
          </table:table-cell>
          <table:table-cell office:string-value="4" office:value-type="string">
            <text:p>4</text:p>
          </table:table-cell>
          <table:table-cell office:string-value="26134" office:value-type="string">
            <text:p>26134</text:p>
          </table:table-cell>
          <table:table-cell office:string-value="26805" office:value-type="string">
            <text:p>26805</text:p>
          </table:table-cell>
          <table:table-cell office:string-value="25292" office:value-type="string">
            <text:p>25292</text:p>
          </table:table-cell>
          <table:table-cell office:string-value="25730" office:value-type="string">
            <text:p>25730</text:p>
          </table:table-cell>
        </table:table-row>
        <table:table-row>
          <table:table-cell office:string-value="112" office:value-type="string">
            <text:p>112</text:p>
          </table:table-cell>
          <table:table-cell office:string-value="23" office:value-type="string">
            <text:p>23</text:p>
          </table:table-cell>
          <table:table-cell office:string-value="Ostseebad Nienhagen (J)" office:value-type="string">
            <text:p>Ostseebad Nienhagen (J)</text:p>
          </table:table-cell>
          <table:table-cell office:string-value="7" office:value-type="string">
            <text:p>7</text:p>
          </table:table-cell>
          <table:table-cell office:string-value="7" office:value-type="string">
            <text:p>7</text:p>
          </table:table-cell>
          <table:table-cell office:string-value="" office:value-type="string">
            <text:p/>
          </table:table-cell>
          <table:table-cell office:string-value="" office:value-type="string">
            <text:p/>
          </table:table-cell>
          <table:table-cell office:string-value="26432" office:value-type="string">
            <text:p>26432</text:p>
          </table:table-cell>
          <table:table-cell office:string-value="27492" office:value-type="string">
            <text:p>27492</text:p>
          </table:table-cell>
        </table:table-row>
        <table:table-row>
          <table:table-cell office:string-value="113" office:value-type="string">
            <text:p>113</text:p>
          </table:table-cell>
          <table:table-cell office:string-value="18" office:value-type="string">
            <text:p>18</text:p>
          </table:table-cell>
          <table:table-cell office:string-value="Ostseebad Nienhagen (M)" office:value-type="string">
            <text:p>Ostseebad Nienhagen (M)</text:p>
          </table:table-cell>
          <table:table-cell office:string-value="6" office:value-type="string">
            <text:p>6</text:p>
          </table:table-cell>
          <table:table-cell office:string-value="5" office:value-type="string">
            <text:p>5</text:p>
          </table:table-cell>
          <table:table-cell office:string-value="23229" office:value-type="string">
            <text:p>23229</text:p>
          </table:table-cell>
          <table:table-cell office:string-value="23567" office:value-type="string">
            <text:p>23567</text:p>
          </table:table-cell>
          <table:table-cell office:string-value="20452" office:value-type="string">
            <text:p>20452</text:p>
          </table:table-cell>
          <table:table-cell office:string-value="20764" office:value-type="string">
            <text:p>20764</text:p>
          </table:table-cell>
        </table:table-row>
        <table:table-row>
          <table:table-cell office:string-value="114" office:value-type="string">
            <text:p>114</text:p>
          </table:table-cell>
          <table:table-cell office:string-value="9" office:value-type="string">
            <text:p>9</text:p>
          </table:table-cell>
          <table:table-cell office:string-value="Ostseebad Nienhagen (W)" office:value-type="string">
            <text:p>Ostseebad Nienhagen (W)</text:p>
          </table:table-cell>
          <table:table-cell office:string-value="5" office:value-type="string">
            <text:p>5</text:p>
          </table:table-cell>
          <table:table-cell office:string-value="6" office:value-type="string">
            <text:p>6</text:p>
          </table:table-cell>
          <table:table-cell office:string-value="29747" office:value-type="string">
            <text:p>29747</text:p>
          </table:table-cell>
          <table:table-cell office:string-value="30737" office:value-type="string">
            <text:p>30737</text:p>
          </table:table-cell>
          <table:table-cell office:string-value="31010" office:value-type="string">
            <text:p>31010</text:p>
          </table:table-cell>
          <table:table-cell office:string-value="31219" office:value-type="string">
            <text:p>31219</text:p>
          </table:table-cell>
        </table:table-row>
        <table:table-row>
          <table:table-cell office:string-value="115" office:value-type="string">
            <text:p>115</text:p>
          </table:table-cell>
          <table:table-cell office:string-value="17" office:value-type="string">
            <text:p>17</text:p>
          </table:table-cell>
          <table:table-cell office:string-value="Perdöhl" office:value-type="string">
            <text:p>Perdöhl</text:p>
          </table:table-cell>
          <table:table-cell office:string-value="6" office:value-type="string">
            <text:p>6</text:p>
          </table:table-cell>
          <table:table-cell office:string-value="5" office:value-type="string">
            <text:p>5</text:p>
          </table:table-cell>
          <table:table-cell office:string-value="19396" office:value-type="string">
            <text:p>19396</text:p>
          </table:table-cell>
          <table:table-cell office:string-value="19585" office:value-type="string">
            <text:p>19585</text:p>
          </table:table-cell>
          <table:table-cell office:string-value="20694" office:value-type="string">
            <text:p>20694</text:p>
          </table:table-cell>
          <table:table-cell office:string-value="21057" office:value-type="string">
            <text:p>21057</text:p>
          </table:table-cell>
        </table:table-row>
        <table:table-row>
          <table:table-cell office:string-value="116" office:value-type="string">
            <text:p>116</text:p>
          </table:table-cell>
          <table:table-cell office:string-value="3" office:value-type="string">
            <text:p>3</text:p>
          </table:table-cell>
          <table:table-cell office:string-value="Perdöhl (J)" office:value-type="string">
            <text:p>Perdöhl (J)</text:p>
          </table:table-cell>
          <table:table-cell office:string-value="7" office:value-type="string">
            <text:p>7</text:p>
          </table:table-cell>
          <table:table-cell office:string-value="7" office:value-type="string">
            <text:p>7</text:p>
          </table:table-cell>
          <table:table-cell office:string-value="22326" office:value-type="string">
            <text:p>22326</text:p>
          </table:table-cell>
          <table:table-cell office:string-value="22694" office:value-type="string">
            <text:p>22694</text:p>
          </table:table-cell>
          <table:table-cell office:string-value="17932" office:value-type="string">
            <text:p>17932</text:p>
          </table:table-cell>
          <table:table-cell office:string-value="19449" office:value-type="string">
            <text:p>19449</text:p>
          </table:table-cell>
        </table:table-row>
        <table:table-row>
          <table:table-cell office:string-value="117" office:value-type="string">
            <text:p>117</text:p>
          </table:table-cell>
          <table:table-cell office:string-value="21" office:value-type="string">
            <text:p>21</text:p>
          </table:table-cell>
          <table:table-cell office:string-value="Petersdorf" office:value-type="string">
            <text:p>Petersdorf</text:p>
          </table:table-cell>
          <table:table-cell office:string-value="3" office:value-type="string">
            <text:p>3</text:p>
          </table:table-cell>
          <table:table-cell office:string-value="4" office:value-type="string">
            <text:p>4</text:p>
          </table:table-cell>
          <table:table-cell office:string-value="" office:value-type="string">
            <text:p/>
          </table:table-cell>
          <table:table-cell office:string-value="" office:value-type="string">
            <text:p/>
          </table:table-cell>
          <table:table-cell office:string-value="22784" office:value-type="string">
            <text:p>22784</text:p>
          </table:table-cell>
          <table:table-cell office:string-value="23384" office:value-type="string">
            <text:p>23384</text:p>
          </table:table-cell>
        </table:table-row>
        <table:table-row>
          <table:table-cell office:string-value="118" office:value-type="string">
            <text:p>118</text:p>
          </table:table-cell>
          <table:table-cell office:string-value="18" office:value-type="string">
            <text:p>18</text:p>
          </table:table-cell>
          <table:table-cell office:string-value="Plasten" office:value-type="string">
            <text:p>Plasten</text:p>
          </table:table-cell>
          <table:table-cell office:string-value="1" office:value-type="string">
            <text:p>1</text:p>
          </table:table-cell>
          <table:table-cell office:string-value="2" office:value-type="string">
            <text:p>2</text:p>
          </table:table-cell>
          <table:table-cell office:string-value="26644" office:value-type="string">
            <text:p>26644</text:p>
          </table:table-cell>
          <table:table-cell office:string-value="26747" office:value-type="string">
            <text:p>26747</text:p>
          </table:table-cell>
          <table:table-cell office:string-value="20182" office:value-type="string">
            <text:p>20182</text:p>
          </table:table-cell>
          <table:table-cell office:string-value="21774" office:value-type="string">
            <text:p>21774</text:p>
          </table:table-cell>
        </table:table-row>
        <table:table-row>
          <table:table-cell office:string-value="119" office:value-type="string">
            <text:p>119</text:p>
          </table:table-cell>
          <table:table-cell office:string-value="23" office:value-type="string">
            <text:p>23</text:p>
          </table:table-cell>
          <table:table-cell office:string-value="Prestewitz" office:value-type="string">
            <text:p>Prestewitz</text:p>
          </table:table-cell>
          <table:table-cell office:string-value="5" office:value-type="string">
            <text:p>5</text:p>
          </table:table-cell>
          <table:table-cell office:string-value="6" office:value-type="string">
            <text:p>6</text:p>
          </table:table-cell>
          <table:table-cell office:string-value="22796" office:value-type="string">
            <text:p>22796</text:p>
          </table:table-cell>
          <table:table-cell office:string-value="24294" office:value-type="string">
            <text:p>24294</text:p>
          </table:table-cell>
          <table:table-cell office:string-value="22075" office:value-type="string">
            <text:p>22075</text:p>
          </table:table-cell>
          <table:table-cell office:string-value="22849" office:value-type="string">
            <text:p>22849</text:p>
          </table:table-cell>
        </table:table-row>
        <table:table-row>
          <table:table-cell office:string-value="120" office:value-type="string">
            <text:p>120</text:p>
          </table:table-cell>
          <table:table-cell office:string-value="15" office:value-type="string">
            <text:p>15</text:p>
          </table:table-cell>
          <table:table-cell office:string-value="Pretzsch" office:value-type="string">
            <text:p>Pretzsch</text:p>
          </table:table-cell>
          <table:table-cell office:string-value="3" office:value-type="string">
            <text:p>3</text:p>
          </table:table-cell>
          <table:table-cell office:string-value="4" office:value-type="string">
            <text:p>4</text:p>
          </table:table-cell>
          <table:table-cell office:string-value="22553" office:value-type="string">
            <text:p>22553</text:p>
          </table:table-cell>
          <table:table-cell office:string-value="22828" office:value-type="string">
            <text:p>22828</text:p>
          </table:table-cell>
          <table:table-cell office:string-value="23907" office:value-type="string">
            <text:p>23907</text:p>
          </table:table-cell>
          <table:table-cell office:string-value="24379" office:value-type="string">
            <text:p>24379</text:p>
          </table:table-cell>
        </table:table-row>
        <table:table-row>
          <table:table-cell office:string-value="121" office:value-type="string">
            <text:p>121</text:p>
          </table:table-cell>
          <table:table-cell office:string-value="6" office:value-type="string">
            <text:p>6</text:p>
          </table:table-cell>
          <table:table-cell office:string-value="Rahnsdorf" office:value-type="string">
            <text:p>Rahnsdorf</text:p>
          </table:table-cell>
          <table:table-cell office:string-value="6" office:value-type="string">
            <text:p>6</text:p>
          </table:table-cell>
          <table:table-cell office:string-value="5" office:value-type="string">
            <text:p>5</text:p>
          </table:table-cell>
          <table:table-cell office:string-value="" office:value-type="string">
            <text:p/>
          </table:table-cell>
          <table:table-cell office:string-value="" office:value-type="string">
            <text:p/>
          </table:table-cell>
          <table:table-cell office:string-value="23395" office:value-type="string">
            <text:p>23395</text:p>
          </table:table-cell>
          <table:table-cell office:string-value="23827" office:value-type="string">
            <text:p>23827</text:p>
          </table:table-cell>
        </table:table-row>
        <table:table-row>
          <table:table-cell office:string-value="122" office:value-type="string">
            <text:p>122</text:p>
          </table:table-cell>
          <table:table-cell office:string-value="19" office:value-type="string">
            <text:p>19</text:p>
          </table:table-cell>
          <table:table-cell office:string-value="Reetz (M)" office:value-type="string">
            <text:p>Reetz (M)</text:p>
          </table:table-cell>
          <table:table-cell office:string-value="4" office:value-type="string">
            <text:p>4</text:p>
          </table:table-cell>
          <table:table-cell office:string-value="3" office:value-type="string">
            <text:p>3</text:p>
          </table:table-cell>
          <table:table-cell office:string-value="" office:value-type="string">
            <text:p/>
          </table:table-cell>
          <table:table-cell office:string-value="" office:value-type="string">
            <text:p/>
          </table:table-cell>
          <table:table-cell office:string-value="27286" office:value-type="string">
            <text:p>27286</text:p>
          </table:table-cell>
          <table:table-cell office:string-value="27507" office:value-type="string">
            <text:p>27507</text:p>
          </table:table-cell>
        </table:table-row>
        <table:table-row>
          <table:table-cell office:string-value="123" office:value-type="string">
            <text:p>123</text:p>
          </table:table-cell>
          <table:table-cell office:string-value="7" office:value-type="string">
            <text:p>7</text:p>
          </table:table-cell>
          <table:table-cell office:string-value="Reetz (W)" office:value-type="string">
            <text:p>Reetz (W)</text:p>
          </table:table-cell>
          <table:table-cell office:string-value="4" office:value-type="string">
            <text:p>4</text:p>
          </table:table-cell>
          <table:table-cell office:string-value="3" office:value-type="string">
            <text:p>3</text:p>
          </table:table-cell>
          <table:table-cell office:string-value="32193" office:value-type="string">
            <text:p>32193</text:p>
          </table:table-cell>
          <table:table-cell office:string-value="32565" office:value-type="string">
            <text:p>32565</text:p>
          </table:table-cell>
          <table:table-cell office:string-value="" office:value-type="string">
            <text:p/>
          </table:table-cell>
          <table:table-cell office:string-value="" office:value-type="string">
            <text:p/>
          </table:table-cell>
        </table:table-row>
        <table:table-row>
          <table:table-cell office:string-value="124" office:value-type="string">
            <text:p>124</text:p>
          </table:table-cell>
          <table:table-cell office:string-value="12" office:value-type="string">
            <text:p>12</text:p>
          </table:table-cell>
          <table:table-cell office:string-value="Röddensen" office:value-type="string">
            <text:p>Röddensen</text:p>
          </table:table-cell>
          <table:table-cell office:string-value="4" office:value-type="string">
            <text:p>4</text:p>
          </table:table-cell>
          <table:table-cell office:string-value="3" office:value-type="string">
            <text:p>3</text:p>
          </table:table-cell>
          <table:table-cell office:string-value="51015" office:value-type="string">
            <text:p>51015</text:p>
          </table:table-cell>
          <table:table-cell office:string-value="51893" office:value-type="string">
            <text:p>51893</text:p>
          </table:table-cell>
          <table:table-cell office:string-value="44576" office:value-type="string">
            <text:p>44576</text:p>
          </table:table-cell>
          <table:table-cell office:string-value="46943" office:value-type="string">
            <text:p>46943</text:p>
          </table:table-cell>
        </table:table-row>
        <table:table-row>
          <table:table-cell office:string-value="125" office:value-type="string">
            <text:p>125</text:p>
          </table:table-cell>
          <table:table-cell office:string-value="2" office:value-type="string">
            <text:p>2</text:p>
          </table:table-cell>
          <table:table-cell office:string-value="Roggentin" office:value-type="string">
            <text:p>Roggentin</text:p>
          </table:table-cell>
          <table:table-cell office:string-value="6" office:value-type="string">
            <text:p>6</text:p>
          </table:table-cell>
          <table:table-cell office:string-value="5" office:value-type="string">
            <text:p>5</text:p>
          </table:table-cell>
          <table:table-cell office:string-value="25459" office:value-type="string">
            <text:p>25459</text:p>
          </table:table-cell>
          <table:table-cell office:string-value="26331" office:value-type="string">
            <text:p>26331</text:p>
          </table:table-cell>
          <table:table-cell office:string-value="" office:value-type="string">
            <text:p/>
          </table:table-cell>
          <table:table-cell office:string-value="" office:value-type="string">
            <text:p/>
          </table:table-cell>
        </table:table-row>
        <table:table-row>
          <table:table-cell office:string-value="126" office:value-type="string">
            <text:p>126</text:p>
          </table:table-cell>
          <table:table-cell office:string-value="21" office:value-type="string">
            <text:p>21</text:p>
          </table:table-cell>
          <table:table-cell office:string-value="Roggentin (J)" office:value-type="string">
            <text:p>Roggentin (J)</text:p>
          </table:table-cell>
          <table:table-cell office:string-value="7" office:value-type="string">
            <text:p>7</text:p>
          </table:table-cell>
          <table:table-cell office:string-value="7" office:value-type="string">
            <text:p>7</text:p>
          </table:table-cell>
          <table:table-cell office:string-value="" office:value-type="string">
            <text:p/>
          </table:table-cell>
          <table:table-cell office:string-value="" office:value-type="string">
            <text:p/>
          </table:table-cell>
          <table:table-cell office:string-value="29770" office:value-type="string">
            <text:p>29770</text:p>
          </table:table-cell>
          <table:table-cell office:string-value="31883" office:value-type="string">
            <text:p>31883</text:p>
          </table:table-cell>
        </table:table-row>
        <table:table-row>
          <table:table-cell office:string-value="127" office:value-type="string">
            <text:p>127</text:p>
          </table:table-cell>
          <table:table-cell office:string-value="10" office:value-type="string">
            <text:p>10</text:p>
          </table:table-cell>
          <table:table-cell office:string-value="Rövershagen" office:value-type="string">
            <text:p>Rövershagen</text:p>
          </table:table-cell>
          <table:table-cell office:string-value="2" office:value-type="string">
            <text:p>2</text:p>
          </table:table-cell>
          <table:table-cell office:string-value="1" office:value-type="string">
            <text:p>1</text:p>
          </table:table-cell>
          <table:table-cell office:string-value="22584" office:value-type="string">
            <text:p>22584</text:p>
          </table:table-cell>
          <table:table-cell office:string-value="22942" office:value-type="string">
            <text:p>22942</text:p>
          </table:table-cell>
          <table:table-cell office:string-value="23308" office:value-type="string">
            <text:p>23308</text:p>
          </table:table-cell>
          <table:table-cell office:string-value="23520" office:value-type="string">
            <text:p>23520</text:p>
          </table:table-cell>
        </table:table-row>
        <table:table-row>
          <table:table-cell office:string-value="128" office:value-type="string">
            <text:p>128</text:p>
          </table:table-cell>
          <table:table-cell office:string-value="4" office:value-type="string">
            <text:p>4</text:p>
          </table:table-cell>
          <table:table-cell office:string-value="Rübeland" office:value-type="string">
            <text:p>Rübeland</text:p>
          </table:table-cell>
          <table:table-cell office:string-value="1" office:value-type="string">
            <text:p>1</text:p>
          </table:table-cell>
          <table:table-cell office:string-value="2" office:value-type="string">
            <text:p>2</text:p>
          </table:table-cell>
          <table:table-cell office:string-value="18786" office:value-type="string">
            <text:p>18786</text:p>
          </table:table-cell>
          <table:table-cell office:string-value="19164" office:value-type="string">
            <text:p>19164</text:p>
          </table:table-cell>
          <table:table-cell office:string-value="22591" office:value-type="string">
            <text:p>22591</text:p>
          </table:table-cell>
          <table:table-cell office:string-value="22600" office:value-type="string">
            <text:p>22600</text:p>
          </table:table-cell>
        </table:table-row>
        <table:table-row>
          <table:table-cell office:string-value="129" office:value-type="string">
            <text:p>129</text:p>
          </table:table-cell>
          <table:table-cell office:string-value="13" office:value-type="string">
            <text:p>13</text:p>
          </table:table-cell>
          <table:table-cell office:string-value="Schafhausen" office:value-type="string">
            <text:p>Schafhausen</text:p>
          </table:table-cell>
          <table:table-cell office:string-value="4" office:value-type="string">
            <text:p>4</text:p>
          </table:table-cell>
          <table:table-cell office:string-value="3" office:value-type="string">
            <text:p>3</text:p>
          </table:table-cell>
          <table:table-cell office:string-value="21996" office:value-type="string">
            <text:p>21996</text:p>
          </table:table-cell>
          <table:table-cell office:string-value="22893" office:value-type="string">
            <text:p>22893</text:p>
          </table:table-cell>
          <table:table-cell office:string-value="22096" office:value-type="string">
            <text:p>22096</text:p>
          </table:table-cell>
          <table:table-cell office:string-value="22590" office:value-type="string">
            <text:p>22590</text:p>
          </table:table-cell>
        </table:table-row>
        <table:table-row>
          <table:table-cell office:string-value="130" office:value-type="string">
            <text:p>130</text:p>
          </table:table-cell>
          <table:table-cell office:string-value="20" office:value-type="string">
            <text:p>20</text:p>
          </table:table-cell>
          <table:table-cell office:string-value="Schildetal (Renzow) (M)" office:value-type="string">
            <text:p>Schildetal (Renzow) (M)</text:p>
          </table:table-cell>
          <table:table-cell office:string-value="1" office:value-type="string">
            <text:p>1</text:p>
          </table:table-cell>
          <table:table-cell office:string-value="2" office:value-type="string">
            <text:p>2</text:p>
          </table:table-cell>
          <table:table-cell office:string-value="28341" office:value-type="string">
            <text:p>28341</text:p>
          </table:table-cell>
          <table:table-cell office:string-value="28620" office:value-type="string">
            <text:p>28620</text:p>
          </table:table-cell>
          <table:table-cell office:string-value="31281" office:value-type="string">
            <text:p>31281</text:p>
          </table:table-cell>
          <table:table-cell office:string-value="31493" office:value-type="string">
            <text:p>31493</text:p>
          </table:table-cell>
        </table:table-row>
        <table:table-row>
          <table:table-cell office:string-value="131" office:value-type="string">
            <text:p>131</text:p>
          </table:table-cell>
          <table:table-cell office:string-value="7" office:value-type="string">
            <text:p>7</text:p>
          </table:table-cell>
          <table:table-cell office:string-value="Schildetal (W)" office:value-type="string">
            <text:p>Schildetal (W)</text:p>
          </table:table-cell>
          <table:table-cell office:string-value="1" office:value-type="string">
            <text:p>1</text:p>
          </table:table-cell>
          <table:table-cell office:string-value="2" office:value-type="string">
            <text:p>2</text:p>
          </table:table-cell>
          <table:table-cell office:string-value="33521" office:value-type="string">
            <text:p>33521</text:p>
          </table:table-cell>
          <table:table-cell office:string-value="34651" office:value-type="string">
            <text:p>34651</text:p>
          </table:table-cell>
          <table:table-cell office:string-value="28290" office:value-type="string">
            <text:p>28290</text:p>
          </table:table-cell>
          <table:table-cell office:string-value="30244" office:value-type="string">
            <text:p>30244</text:p>
          </table:table-cell>
        </table:table-row>
        <table:table-row>
          <table:table-cell office:string-value="132" office:value-type="string">
            <text:p>132</text:p>
          </table:table-cell>
          <table:table-cell office:string-value="2" office:value-type="string">
            <text:p>2</text:p>
          </table:table-cell>
          <table:table-cell office:string-value="Schmatzfeld" office:value-type="string">
            <text:p>Schmatzfeld</text:p>
          </table:table-cell>
          <table:table-cell office:string-value="4" office:value-type="string">
            <text:p>4</text:p>
          </table:table-cell>
          <table:table-cell office:string-value="3" office:value-type="string">
            <text:p>3</text:p>
          </table:table-cell>
          <table:table-cell office:string-value="" office:value-type="string">
            <text:p/>
          </table:table-cell>
          <table:table-cell office:string-value="" office:value-type="string">
            <text:p/>
          </table:table-cell>
          <table:table-cell office:string-value="26265" office:value-type="string">
            <text:p>26265</text:p>
          </table:table-cell>
          <table:table-cell office:string-value="45673" office:value-type="string">
            <text:p>45673</text:p>
          </table:table-cell>
        </table:table-row>
        <table:table-row>
          <table:table-cell office:string-value="133" office:value-type="string">
            <text:p>133</text:p>
          </table:table-cell>
          <table:table-cell office:string-value="17" office:value-type="string">
            <text:p>17</text:p>
          </table:table-cell>
          <table:table-cell office:string-value="Schmilkendorf" office:value-type="string">
            <text:p>Schmilkendorf</text:p>
          </table:table-cell>
          <table:table-cell office:string-value="4" office:value-type="string">
            <text:p>4</text:p>
          </table:table-cell>
          <table:table-cell office:string-value="3" office:value-type="string">
            <text:p>3</text:p>
          </table:table-cell>
          <table:table-cell office:string-value="23533" office:value-type="string">
            <text:p>23533</text:p>
          </table:table-cell>
          <table:table-cell office:string-value="23615" office:value-type="string">
            <text:p>23615</text:p>
          </table:table-cell>
          <table:table-cell office:string-value="20656" office:value-type="string">
            <text:p>20656</text:p>
          </table:table-cell>
          <table:table-cell office:string-value="21336" office:value-type="string">
            <text:p>21336</text:p>
          </table:table-cell>
        </table:table-row>
        <table:table-row>
          <table:table-cell office:string-value="134" office:value-type="string">
            <text:p>134</text:p>
          </table:table-cell>
          <table:table-cell office:string-value="8" office:value-type="string">
            <text:p>8</text:p>
          </table:table-cell>
          <table:table-cell office:string-value="Schönberg (J)" office:value-type="string">
            <text:p>Schönberg (J)</text:p>
          </table:table-cell>
          <table:table-cell office:string-value="7" office:value-type="string">
            <text:p>7</text:p>
          </table:table-cell>
          <table:table-cell office:string-value="7" office:value-type="string">
            <text:p>7</text:p>
          </table:table-cell>
          <table:table-cell office:string-value="17347" office:value-type="string">
            <text:p>17347</text:p>
          </table:table-cell>
          <table:table-cell office:string-value="17934" office:value-type="string">
            <text:p>17934</text:p>
          </table:table-cell>
          <table:table-cell office:string-value="" office:value-type="string">
            <text:p/>
          </table:table-cell>
          <table:table-cell office:string-value="" office:value-type="string">
            <text:p/>
          </table:table-cell>
        </table:table-row>
        <table:table-row>
          <table:table-cell office:string-value="135" office:value-type="string">
            <text:p>135</text:p>
          </table:table-cell>
          <table:table-cell office:string-value="8" office:value-type="string">
            <text:p>8</text:p>
          </table:table-cell>
          <table:table-cell office:string-value="Schulzendorf" office:value-type="string">
            <text:p>Schulzendorf</text:p>
          </table:table-cell>
          <table:table-cell office:string-value="1" office:value-type="string">
            <text:p>1</text:p>
          </table:table-cell>
          <table:table-cell office:string-value="2" office:value-type="string">
            <text:p>2</text:p>
          </table:table-cell>
          <table:table-cell office:string-value="" office:value-type="string">
            <text:p/>
          </table:table-cell>
          <table:table-cell office:string-value="" office:value-type="string">
            <text:p/>
          </table:table-cell>
          <table:table-cell office:string-value="27771" office:value-type="string">
            <text:p>27771</text:p>
          </table:table-cell>
          <table:table-cell office:string-value="42245" office:value-type="string">
            <text:p>42245</text:p>
          </table:table-cell>
        </table:table-row>
        <table:table-row>
          <table:table-cell office:string-value="136" office:value-type="string">
            <text:p>136</text:p>
          </table:table-cell>
          <table:table-cell office:string-value="14" office:value-type="string">
            <text:p>14</text:p>
          </table:table-cell>
          <table:table-cell office:string-value="Schwanheide" office:value-type="string">
            <text:p>Schwanheide</text:p>
          </table:table-cell>
          <table:table-cell office:string-value="5" office:value-type="string">
            <text:p>5</text:p>
          </table:table-cell>
          <table:table-cell office:string-value="6" office:value-type="string">
            <text:p>6</text:p>
          </table:table-cell>
          <table:table-cell office:string-value="21218" office:value-type="string">
            <text:p>21218</text:p>
          </table:table-cell>
          <table:table-cell office:string-value="21322" office:value-type="string">
            <text:p>21322</text:p>
          </table:table-cell>
          <table:table-cell office:string-value="22852" office:value-type="string">
            <text:p>22852</text:p>
          </table:table-cell>
          <table:table-cell office:string-value="23229" office:value-type="string">
            <text:p>23229</text:p>
          </table:table-cell>
        </table:table-row>
        <table:table-row>
          <table:table-cell office:string-value="137" office:value-type="string">
            <text:p>137</text:p>
          </table:table-cell>
          <table:table-cell office:string-value="14" office:value-type="string">
            <text:p>14</text:p>
          </table:table-cell>
          <table:table-cell office:string-value="Schwichtenberg Klockow" office:value-type="string">
            <text:p>Schwichtenberg Klockow</text:p>
          </table:table-cell>
          <table:table-cell office:string-value="1" office:value-type="string">
            <text:p>1</text:p>
          </table:table-cell>
          <table:table-cell office:string-value="2" office:value-type="string">
            <text:p>2</text:p>
          </table:table-cell>
          <table:table-cell office:string-value="24919" office:value-type="string">
            <text:p>24919</text:p>
          </table:table-cell>
          <table:table-cell office:string-value="26141" office:value-type="string">
            <text:p>26141</text:p>
          </table:table-cell>
          <table:table-cell office:string-value="22769" office:value-type="string">
            <text:p>22769</text:p>
          </table:table-cell>
          <table:table-cell office:string-value="23687" office:value-type="string">
            <text:p>23687</text:p>
          </table:table-cell>
        </table:table-row>
        <table:table-row>
          <table:table-cell office:string-value="138" office:value-type="string">
            <text:p>138</text:p>
          </table:table-cell>
          <table:table-cell office:string-value="18" office:value-type="string">
            <text:p>18</text:p>
          </table:table-cell>
          <table:table-cell office:string-value="Seddin" office:value-type="string">
            <text:p>Seddin</text:p>
          </table:table-cell>
          <table:table-cell office:string-value="4" office:value-type="string">
            <text:p>4</text:p>
          </table:table-cell>
          <table:table-cell office:string-value="3" office:value-type="string">
            <text:p>3</text:p>
          </table:table-cell>
          <table:table-cell office:string-value="20792" office:value-type="string">
            <text:p>20792</text:p>
          </table:table-cell>
          <table:table-cell office:string-value="21121" office:value-type="string">
            <text:p>21121</text:p>
          </table:table-cell>
          <table:table-cell office:string-value="21161" office:value-type="string">
            <text:p>21161</text:p>
          </table:table-cell>
          <table:table-cell office:string-value="21496" office:value-type="string">
            <text:p>21496</text:p>
          </table:table-cell>
        </table:table-row>
        <table:table-row>
          <table:table-cell office:string-value="139" office:value-type="string">
            <text:p>139</text:p>
          </table:table-cell>
          <table:table-cell office:string-value="17" office:value-type="string">
            <text:p>17</text:p>
          </table:table-cell>
          <table:table-cell office:string-value="Seega (M)" office:value-type="string">
            <text:p>Seega (M)</text:p>
          </table:table-cell>
          <table:table-cell office:string-value="2" office:value-type="string">
            <text:p>2</text:p>
          </table:table-cell>
          <table:table-cell office:string-value="1" office:value-type="string">
            <text:p>1</text:p>
          </table:table-cell>
          <table:table-cell office:string-value="21061" office:value-type="string">
            <text:p>21061</text:p>
          </table:table-cell>
          <table:table-cell office:string-value="21616" office:value-type="string">
            <text:p>21616</text:p>
          </table:table-cell>
          <table:table-cell office:string-value="19743" office:value-type="string">
            <text:p>19743</text:p>
          </table:table-cell>
          <table:table-cell office:string-value="20182" office:value-type="string">
            <text:p>20182</text:p>
          </table:table-cell>
        </table:table-row>
        <table:table-row>
          <table:table-cell office:string-value="140" office:value-type="string">
            <text:p>140</text:p>
          </table:table-cell>
          <table:table-cell office:string-value="22" office:value-type="string">
            <text:p>22</text:p>
          </table:table-cell>
          <table:table-cell office:string-value="Sitzenroda (M)" office:value-type="string">
            <text:p>Sitzenroda (M)</text:p>
          </table:table-cell>
          <table:table-cell office:string-value="5" office:value-type="string">
            <text:p>5</text:p>
          </table:table-cell>
          <table:table-cell office:string-value="6" office:value-type="string">
            <text:p>6</text:p>
          </table:table-cell>
          <table:table-cell office:string-value="21950" office:value-type="string">
            <text:p>21950</text:p>
          </table:table-cell>
          <table:table-cell office:string-value="22160" office:value-type="string">
            <text:p>22160</text:p>
          </table:table-cell>
          <table:table-cell office:string-value="20895" office:value-type="string">
            <text:p>20895</text:p>
          </table:table-cell>
          <table:table-cell office:string-value="21938" office:value-type="string">
            <text:p>21938</text:p>
          </table:table-cell>
        </table:table-row>
        <table:table-row>
          <table:table-cell office:string-value="141" office:value-type="string">
            <text:p>141</text:p>
          </table:table-cell>
          <table:table-cell office:string-value="3" office:value-type="string">
            <text:p>3</text:p>
          </table:table-cell>
          <table:table-cell office:string-value="Sitzenroda (W)" office:value-type="string">
            <text:p>Sitzenroda (W)</text:p>
          </table:table-cell>
          <table:table-cell office:string-value="5" office:value-type="string">
            <text:p>5</text:p>
          </table:table-cell>
          <table:table-cell office:string-value="6" office:value-type="string">
            <text:p>6</text:p>
          </table:table-cell>
          <table:table-cell office:string-value="" office:value-type="string">
            <text:p/>
          </table:table-cell>
          <table:table-cell office:string-value="" office:value-type="string">
            <text:p/>
          </table:table-cell>
          <table:table-cell office:string-value="24174" office:value-type="string">
            <text:p>24174</text:p>
          </table:table-cell>
          <table:table-cell office:string-value="24753" office:value-type="string">
            <text:p>24753</text:p>
          </table:table-cell>
        </table:table-row>
        <table:table-row>
          <table:table-cell office:string-value="142" office:value-type="string">
            <text:p>142</text:p>
          </table:table-cell>
          <table:table-cell office:string-value="25" office:value-type="string">
            <text:p>25</text:p>
          </table:table-cell>
          <table:table-cell office:string-value="Spornitz" office:value-type="string">
            <text:p>Spornitz</text:p>
          </table:table-cell>
          <table:table-cell office:string-value="5" office:value-type="string">
            <text:p>5</text:p>
          </table:table-cell>
          <table:table-cell office:string-value="6" office:value-type="string">
            <text:p>6</text:p>
          </table:table-cell>
          <table:table-cell office:string-value="19112" office:value-type="string">
            <text:p>19112</text:p>
          </table:table-cell>
          <table:table-cell office:string-value="19472" office:value-type="string">
            <text:p>19472</text:p>
          </table:table-cell>
          <table:table-cell office:string-value="18857" office:value-type="string">
            <text:p>18857</text:p>
          </table:table-cell>
          <table:table-cell office:string-value="20455" office:value-type="string">
            <text:p>20455</text:p>
          </table:table-cell>
        </table:table-row>
        <table:table-row>
          <table:table-cell office:string-value="143" office:value-type="string">
            <text:p>143</text:p>
          </table:table-cell>
          <table:table-cell office:string-value="22" office:value-type="string">
            <text:p>22</text:p>
          </table:table-cell>
          <table:table-cell office:string-value="Stegelitz" office:value-type="string">
            <text:p>Stegelitz</text:p>
          </table:table-cell>
          <table:table-cell office:string-value="2" office:value-type="string">
            <text:p>2</text:p>
          </table:table-cell>
          <table:table-cell office:string-value="1" office:value-type="string">
            <text:p>1</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row>
        <table:table-row>
          <table:table-cell office:string-value="144" office:value-type="string">
            <text:p>144</text:p>
          </table:table-cell>
          <table:table-cell office:string-value="2" office:value-type="string">
            <text:p>2</text:p>
          </table:table-cell>
          <table:table-cell office:string-value="Stendal" office:value-type="string">
            <text:p>Stendal</text:p>
          </table:table-cell>
          <table:table-cell office:string-value="1" office:value-type="string">
            <text:p>1</text:p>
          </table:table-cell>
          <table:table-cell office:string-value="2" office:value-type="string">
            <text:p>2</text:p>
          </table:table-cell>
          <table:table-cell office:string-value="" office:value-type="string">
            <text:p/>
          </table:table-cell>
          <table:table-cell office:string-value="" office:value-type="string">
            <text:p/>
          </table:table-cell>
          <table:table-cell office:string-value="21282" office:value-type="string">
            <text:p>21282</text:p>
          </table:table-cell>
          <table:table-cell office:string-value="21603" office:value-type="string">
            <text:p>21603</text:p>
          </table:table-cell>
        </table:table-row>
        <table:table-row>
          <table:table-cell office:string-value="145" office:value-type="string">
            <text:p>145</text:p>
          </table:table-cell>
          <table:table-cell office:string-value="11" office:value-type="string">
            <text:p>11</text:p>
          </table:table-cell>
          <table:table-cell office:string-value="Stove (J)" office:value-type="string">
            <text:p>Stove (J)</text:p>
          </table:table-cell>
          <table:table-cell office:string-value="7" office:value-type="string">
            <text:p>7</text:p>
          </table:table-cell>
          <table:table-cell office:string-value="7" office:value-type="string">
            <text:p>7</text:p>
          </table:table-cell>
          <table:table-cell office:string-value="28900" office:value-type="string">
            <text:p>28900</text:p>
          </table:table-cell>
          <table:table-cell office:string-value="29028" office:value-type="string">
            <text:p>29028</text:p>
          </table:table-cell>
          <table:table-cell office:string-value="20210" office:value-type="string">
            <text:p>20210</text:p>
          </table:table-cell>
          <table:table-cell office:string-value="20692" office:value-type="string">
            <text:p>20692</text:p>
          </table:table-cell>
        </table:table-row>
        <table:table-row>
          <table:table-cell office:string-value="146" office:value-type="string">
            <text:p>146</text:p>
          </table:table-cell>
          <table:table-cell office:string-value="4" office:value-type="string">
            <text:p>4</text:p>
          </table:table-cell>
          <table:table-cell office:string-value="Stove (M)" office:value-type="string">
            <text:p>Stove (M)</text:p>
          </table:table-cell>
          <table:table-cell office:string-value="6" office:value-type="string">
            <text:p>6</text:p>
          </table:table-cell>
          <table:table-cell office:string-value="5" office:value-type="string">
            <text:p>5</text:p>
          </table:table-cell>
          <table:table-cell office:string-value="18898" office:value-type="string">
            <text:p>18898</text:p>
          </table:table-cell>
          <table:table-cell office:string-value="19166" office:value-type="string">
            <text:p>19166</text:p>
          </table:table-cell>
          <table:table-cell office:string-value="18771" office:value-type="string">
            <text:p>18771</text:p>
          </table:table-cell>
          <table:table-cell office:string-value="20055" office:value-type="string">
            <text:p>20055</text:p>
          </table:table-cell>
        </table:table-row>
        <table:table-row>
          <table:table-cell office:string-value="147" office:value-type="string">
            <text:p>147</text:p>
          </table:table-cell>
          <table:table-cell office:string-value="7" office:value-type="string">
            <text:p>7</text:p>
          </table:table-cell>
          <table:table-cell office:string-value="Stove (W)" office:value-type="string">
            <text:p>Stove (W)</text:p>
          </table:table-cell>
          <table:table-cell office:string-value="6" office:value-type="string">
            <text:p>6</text:p>
          </table:table-cell>
          <table:table-cell office:string-value="5" office:value-type="string">
            <text:p>5</text:p>
          </table:table-cell>
          <table:table-cell office:string-value="" office:value-type="string">
            <text:p/>
          </table:table-cell>
          <table:table-cell office:string-value="" office:value-type="string">
            <text:p/>
          </table:table-cell>
          <table:table-cell office:string-value="24686" office:value-type="string">
            <text:p>24686</text:p>
          </table:table-cell>
          <table:table-cell office:string-value="25663" office:value-type="string">
            <text:p>25663</text:p>
          </table:table-cell>
        </table:table-row>
        <table:table-row>
          <table:table-cell office:string-value="148" office:value-type="string">
            <text:p>148</text:p>
          </table:table-cell>
          <table:table-cell office:string-value="25" office:value-type="string">
            <text:p>25</text:p>
          </table:table-cell>
          <table:table-cell office:string-value="Stücken" office:value-type="string">
            <text:p>Stücken</text:p>
          </table:table-cell>
          <table:table-cell office:string-value="2" office:value-type="string">
            <text:p>2</text:p>
          </table:table-cell>
          <table:table-cell office:string-value="1" office:value-type="string">
            <text:p>1</text:p>
          </table:table-cell>
          <table:table-cell office:string-value="19985" office:value-type="string">
            <text:p>19985</text:p>
          </table:table-cell>
          <table:table-cell office:string-value="20539" office:value-type="string">
            <text:p>20539</text:p>
          </table:table-cell>
          <table:table-cell office:string-value="20240" office:value-type="string">
            <text:p>20240</text:p>
          </table:table-cell>
          <table:table-cell office:string-value="20287" office:value-type="string">
            <text:p>20287</text:p>
          </table:table-cell>
        </table:table-row>
        <table:table-row>
          <table:table-cell office:string-value="149" office:value-type="string">
            <text:p>149</text:p>
          </table:table-cell>
          <table:table-cell office:string-value="12" office:value-type="string">
            <text:p>12</text:p>
          </table:table-cell>
          <table:table-cell office:string-value="Team Amt Schönberger Land" office:value-type="string">
            <text:p>Team Amt Schönberger Land</text:p>
          </table:table-cell>
          <table:table-cell office:string-value="3" office:value-type="string">
            <text:p>3</text:p>
          </table:table-cell>
          <table:table-cell office:string-value="4" office:value-type="string">
            <text:p>4</text:p>
          </table:table-cell>
          <table:table-cell office:string-value="18945" office:value-type="string">
            <text:p>18945</text:p>
          </table:table-cell>
          <table:table-cell office:string-value="19074" office:value-type="string">
            <text:p>19074</text:p>
          </table:table-cell>
          <table:table-cell office:string-value="18796" office:value-type="string">
            <text:p>18796</text:p>
          </table:table-cell>
          <table:table-cell office:string-value="19006" office:value-type="string">
            <text:p>19006</text:p>
          </table:table-cell>
        </table:table-row>
        <table:table-row>
          <table:table-cell office:string-value="150" office:value-type="string">
            <text:p>150</text:p>
          </table:table-cell>
          <table:table-cell office:string-value="26" office:value-type="string">
            <text:p>26</text:p>
          </table:table-cell>
          <table:table-cell office:string-value="Team Blankenburg" office:value-type="string">
            <text:p>Team Blankenburg</text:p>
          </table:table-cell>
          <table:table-cell office:string-value="2" office:value-type="string">
            <text:p>2</text:p>
          </table:table-cell>
          <table:table-cell office:string-value="1" office:value-type="string">
            <text:p>1</text:p>
          </table:table-cell>
          <table:table-cell office:string-value="" office:value-type="string">
            <text:p/>
          </table:table-cell>
          <table:table-cell office:string-value="" office:value-type="string">
            <text:p/>
          </table:table-cell>
          <table:table-cell office:string-value="23436" office:value-type="string">
            <text:p>23436</text:p>
          </table:table-cell>
          <table:table-cell office:string-value="52622" office:value-type="string">
            <text:p>52622</text:p>
          </table:table-cell>
        </table:table-row>
        <table:table-row>
          <table:table-cell office:string-value="151" office:value-type="string">
            <text:p>151</text:p>
          </table:table-cell>
          <table:table-cell office:string-value="13" office:value-type="string">
            <text:p>13</text:p>
          </table:table-cell>
          <table:table-cell office:string-value="Team Boizetal" office:value-type="string">
            <text:p>Team Boizetal</text:p>
          </table:table-cell>
          <table:table-cell office:string-value="5" office:value-type="string">
            <text:p>5</text:p>
          </table:table-cell>
          <table:table-cell office:string-value="6" office:value-type="string">
            <text:p>6</text:p>
          </table:table-cell>
          <table:table-cell office:string-value="19739" office:value-type="string">
            <text:p>19739</text:p>
          </table:table-cell>
          <table:table-cell office:string-value="20001" office:value-type="string">
            <text:p>20001</text:p>
          </table:table-cell>
          <table:table-cell office:string-value="21477" office:value-type="string">
            <text:p>21477</text:p>
          </table:table-cell>
          <table:table-cell office:string-value="21711" office:value-type="string">
            <text:p>21711</text:p>
          </table:table-cell>
        </table:table-row>
        <table:table-row>
          <table:table-cell office:string-value="152" office:value-type="string">
            <text:p>152</text:p>
          </table:table-cell>
          <table:table-cell office:string-value="9" office:value-type="string">
            <text:p>9</text:p>
          </table:table-cell>
          <table:table-cell office:string-value="Team Brandenburg (W)" office:value-type="string">
            <text:p>Team Brandenburg (W)</text:p>
          </table:table-cell>
          <table:table-cell office:string-value="4" office:value-type="string">
            <text:p>4</text:p>
          </table:table-cell>
          <table:table-cell office:string-value="3" office:value-type="string">
            <text:p>3</text:p>
          </table:table-cell>
          <table:table-cell office:string-value="25350" office:value-type="string">
            <text:p>25350</text:p>
          </table:table-cell>
          <table:table-cell office:string-value="25552" office:value-type="string">
            <text:p>25552</text:p>
          </table:table-cell>
          <table:table-cell office:string-value="25962" office:value-type="string">
            <text:p>25962</text:p>
          </table:table-cell>
          <table:table-cell office:string-value="26112" office:value-type="string">
            <text:p>26112</text:p>
          </table:table-cell>
        </table:table-row>
        <table:table-row>
          <table:table-cell office:string-value="153" office:value-type="string">
            <text:p>153</text:p>
          </table:table-cell>
          <table:table-cell office:string-value="20" office:value-type="string">
            <text:p>20</text:p>
          </table:table-cell>
          <table:table-cell office:string-value="Team Märkisch-Oderland" office:value-type="string">
            <text:p>Team Märkisch-Oderland</text:p>
          </table:table-cell>
          <table:table-cell office:string-value="2" office:value-type="string">
            <text:p>2</text:p>
          </table:table-cell>
          <table:table-cell office:string-value="1" office:value-type="string">
            <text:p>1</text:p>
          </table:table-cell>
          <table:table-cell office:string-value="17766" office:value-type="string">
            <text:p>17766</text:p>
          </table:table-cell>
          <table:table-cell office:string-value="18785" office:value-type="string">
            <text:p>18785</text:p>
          </table:table-cell>
          <table:table-cell office:string-value="17664" office:value-type="string">
            <text:p>17664</text:p>
          </table:table-cell>
          <table:table-cell office:string-value="18274" office:value-type="string">
            <text:p>18274</text:p>
          </table:table-cell>
        </table:table-row>
        <table:table-row>
          <table:table-cell office:string-value="154" office:value-type="string">
            <text:p>154</text:p>
          </table:table-cell>
          <table:table-cell office:string-value="17" office:value-type="string">
            <text:p>17</text:p>
          </table:table-cell>
          <table:table-cell office:string-value="Team Muckrow" office:value-type="string">
            <text:p>Team Muckrow</text:p>
          </table:table-cell>
          <table:table-cell office:string-value="5" office:value-type="string">
            <text:p>5</text:p>
          </table:table-cell>
          <table:table-cell office:string-value="6" office:value-type="string">
            <text:p>6</text:p>
          </table:table-cell>
          <table:table-cell office:string-value="" office:value-type="string">
            <text:p/>
          </table:table-cell>
          <table:table-cell office:string-value="" office:value-type="string">
            <text:p/>
          </table:table-cell>
          <table:table-cell office:string-value="24943" office:value-type="string">
            <text:p>24943</text:p>
          </table:table-cell>
          <table:table-cell office:string-value="25148" office:value-type="string">
            <text:p>25148</text:p>
          </table:table-cell>
        </table:table-row>
        <table:table-row>
          <table:table-cell office:string-value="155" office:value-type="string">
            <text:p>155</text:p>
          </table:table-cell>
          <table:table-cell office:string-value="5" office:value-type="string">
            <text:p>5</text:p>
          </table:table-cell>
          <table:table-cell office:string-value="Team Oberharz (W)" office:value-type="string">
            <text:p>Team Oberharz (W)</text:p>
          </table:table-cell>
          <table:table-cell office:string-value="1" office:value-type="string">
            <text:p>1</text:p>
          </table:table-cell>
          <table:table-cell office:string-value="2" office:value-type="string">
            <text:p>2</text:p>
          </table:table-cell>
          <table:table-cell office:string-value="27506" office:value-type="string">
            <text:p>27506</text:p>
          </table:table-cell>
          <table:table-cell office:string-value="28396" office:value-type="string">
            <text:p>28396</text:p>
          </table:table-cell>
          <table:table-cell office:string-value="25873" office:value-type="string">
            <text:p>25873</text:p>
          </table:table-cell>
          <table:table-cell office:string-value="26174" office:value-type="string">
            <text:p>26174</text:p>
          </table:table-cell>
        </table:table-row>
        <table:table-row>
          <table:table-cell office:string-value="156" office:value-type="string">
            <text:p>156</text:p>
          </table:table-cell>
          <table:table-cell office:string-value="21" office:value-type="string">
            <text:p>21</text:p>
          </table:table-cell>
          <table:table-cell office:string-value="Team Rethwisch" office:value-type="string">
            <text:p>Team Rethwisch</text:p>
          </table:table-cell>
          <table:table-cell office:string-value="5" office:value-type="string">
            <text:p>5</text:p>
          </table:table-cell>
          <table:table-cell office:string-value="6" office:value-type="string">
            <text:p>6</text:p>
          </table:table-cell>
          <table:table-cell office:string-value="" office:value-type="string">
            <text:p/>
          </table:table-cell>
          <table:table-cell office:string-value="" office:value-type="string">
            <text:p/>
          </table:table-cell>
          <table:table-cell office:string-value="28842" office:value-type="string">
            <text:p>28842</text:p>
          </table:table-cell>
          <table:table-cell office:string-value="29758" office:value-type="string">
            <text:p>29758</text:p>
          </table:table-cell>
        </table:table-row>
        <table:table-row>
          <table:table-cell office:string-value="157" office:value-type="string">
            <text:p>157</text:p>
          </table:table-cell>
          <table:table-cell office:string-value="26" office:value-type="string">
            <text:p>26</text:p>
          </table:table-cell>
          <table:table-cell office:string-value="Team Schimberg" office:value-type="string">
            <text:p>Team Schimberg</text:p>
          </table:table-cell>
          <table:table-cell office:string-value="5" office:value-type="string">
            <text:p>5</text:p>
          </table:table-cell>
          <table:table-cell office:string-value="6" office:value-type="string">
            <text:p>6</text:p>
          </table:table-cell>
          <table:table-cell office:string-value="20772" office:value-type="string">
            <text:p>20772</text:p>
          </table:table-cell>
          <table:table-cell office:string-value="20803" office:value-type="string">
            <text:p>20803</text:p>
          </table:table-cell>
          <table:table-cell office:string-value="20906" office:value-type="string">
            <text:p>20906</text:p>
          </table:table-cell>
          <table:table-cell office:string-value="21126" office:value-type="string">
            <text:p>21126</text:p>
          </table:table-cell>
        </table:table-row>
        <table:table-row>
          <table:table-cell office:string-value="158" office:value-type="string">
            <text:p>158</text:p>
          </table:table-cell>
          <table:table-cell office:string-value="25" office:value-type="string">
            <text:p>25</text:p>
          </table:table-cell>
          <table:table-cell office:string-value="Team Spreewald (M)" office:value-type="string">
            <text:p>Team Spreewald (M)</text:p>
          </table:table-cell>
          <table:table-cell office:string-value="3" office:value-type="string">
            <text:p>3</text:p>
          </table:table-cell>
          <table:table-cell office:string-value="4" office:value-type="string">
            <text:p>4</text:p>
          </table:table-cell>
          <table:table-cell office:string-value="" office:value-type="string">
            <text:p/>
          </table:table-cell>
          <table:table-cell office:string-value="" office:value-type="string">
            <text:p/>
          </table:table-cell>
          <table:table-cell office:string-value="33822" office:value-type="string">
            <text:p>33822</text:p>
          </table:table-cell>
          <table:table-cell office:string-value="34363" office:value-type="string">
            <text:p>34363</text:p>
          </table:table-cell>
        </table:table-row>
        <table:table-row>
          <table:table-cell office:string-value="159" office:value-type="string">
            <text:p>159</text:p>
          </table:table-cell>
          <table:table-cell office:string-value="9" office:value-type="string">
            <text:p>9</text:p>
          </table:table-cell>
          <table:table-cell office:string-value="Team Spreewald (W)" office:value-type="string">
            <text:p>Team Spreewald (W)</text:p>
          </table:table-cell>
          <table:table-cell office:string-value="3" office:value-type="string">
            <text:p>3</text:p>
          </table:table-cell>
          <table:table-cell office:string-value="4" office:value-type="string">
            <text:p>4</text:p>
          </table:table-cell>
          <table:table-cell office:string-value="25014" office:value-type="string">
            <text:p>25014</text:p>
          </table:table-cell>
          <table:table-cell office:string-value="47562" office:value-type="string">
            <text:p>47562</text:p>
          </table:table-cell>
          <table:table-cell office:string-value="" office:value-type="string">
            <text:p/>
          </table:table-cell>
          <table:table-cell office:string-value="" office:value-type="string">
            <text:p/>
          </table:table-cell>
        </table:table-row>
        <table:table-row>
          <table:table-cell office:string-value="160" office:value-type="string">
            <text:p>160</text:p>
          </table:table-cell>
          <table:table-cell office:string-value="15" office:value-type="string">
            <text:p>15</text:p>
          </table:table-cell>
          <table:table-cell office:string-value="Team Wipfra (M)" office:value-type="string">
            <text:p>Team Wipfra (M)</text:p>
          </table:table-cell>
          <table:table-cell office:string-value="6" office:value-type="string">
            <text:p>6</text:p>
          </table:table-cell>
          <table:table-cell office:string-value="5" office:value-type="string">
            <text:p>5</text:p>
          </table:table-cell>
          <table:table-cell office:string-value="24461" office:value-type="string">
            <text:p>24461</text:p>
          </table:table-cell>
          <table:table-cell office:string-value="24787" office:value-type="string">
            <text:p>24787</text:p>
          </table:table-cell>
          <table:table-cell office:string-value="20791" office:value-type="string">
            <text:p>20791</text:p>
          </table:table-cell>
          <table:table-cell office:string-value="35561" office:value-type="string">
            <text:p>35561</text:p>
          </table:table-cell>
        </table:table-row>
        <table:table-row>
          <table:table-cell office:string-value="161" office:value-type="string">
            <text:p>161</text:p>
          </table:table-cell>
          <table:table-cell office:string-value="3" office:value-type="string">
            <text:p>3</text:p>
          </table:table-cell>
          <table:table-cell office:string-value="Team Wipfra (W)" office:value-type="string">
            <text:p>Team Wipfra (W)</text:p>
          </table:table-cell>
          <table:table-cell office:string-value="6" office:value-type="string">
            <text:p>6</text:p>
          </table:table-cell>
          <table:table-cell office:string-value="5" office:value-type="string">
            <text:p>5</text:p>
          </table:table-cell>
          <table:table-cell office:string-value="49683" office:value-type="string">
            <text:p>49683</text:p>
          </table:table-cell>
          <table:table-cell office:string-value="50016" office:value-type="string">
            <text:p>50016</text:p>
          </table:table-cell>
          <table:table-cell office:string-value="27450" office:value-type="string">
            <text:p>27450</text:p>
          </table:table-cell>
          <table:table-cell office:string-value="27842" office:value-type="string">
            <text:p>27842</text:p>
          </table:table-cell>
        </table:table-row>
        <table:table-row>
          <table:table-cell office:string-value="162" office:value-type="string">
            <text:p>162</text:p>
          </table:table-cell>
          <table:table-cell office:string-value="16" office:value-type="string">
            <text:p>16</text:p>
          </table:table-cell>
          <table:table-cell office:string-value="Team Zossen" office:value-type="string">
            <text:p>Team Zossen</text:p>
          </table:table-cell>
          <table:table-cell office:string-value="5" office:value-type="string">
            <text:p>5</text:p>
          </table:table-cell>
          <table:table-cell office:string-value="6" office:value-type="string">
            <text:p>6</text:p>
          </table:table-cell>
          <table:table-cell office:string-value="22722" office:value-type="string">
            <text:p>22722</text:p>
          </table:table-cell>
          <table:table-cell office:string-value="23299" office:value-type="string">
            <text:p>23299</text:p>
          </table:table-cell>
          <table:table-cell office:string-value="20910" office:value-type="string">
            <text:p>20910</text:p>
          </table:table-cell>
          <table:table-cell office:string-value="21829" office:value-type="string">
            <text:p>21829</text:p>
          </table:table-cell>
        </table:table-row>
        <table:table-row>
          <table:table-cell office:string-value="163" office:value-type="string">
            <text:p>163</text:p>
          </table:table-cell>
          <table:table-cell office:string-value="20" office:value-type="string">
            <text:p>20</text:p>
          </table:table-cell>
          <table:table-cell office:string-value="Techentin" office:value-type="string">
            <text:p>Techentin</text:p>
          </table:table-cell>
          <table:table-cell office:string-value="6" office:value-type="string">
            <text:p>6</text:p>
          </table:table-cell>
          <table:table-cell office:string-value="5" office:value-type="string">
            <text:p>5</text:p>
          </table:table-cell>
          <table:table-cell office:string-value="26152" office:value-type="string">
            <text:p>26152</text:p>
          </table:table-cell>
          <table:table-cell office:string-value="26460" office:value-type="string">
            <text:p>26460</text:p>
          </table:table-cell>
          <table:table-cell office:string-value="22512" office:value-type="string">
            <text:p>22512</text:p>
          </table:table-cell>
          <table:table-cell office:string-value="23228" office:value-type="string">
            <text:p>23228</text:p>
          </table:table-cell>
        </table:table-row>
        <table:table-row>
          <table:table-cell office:string-value="164" office:value-type="string">
            <text:p>164</text:p>
          </table:table-cell>
          <table:table-cell office:string-value="12" office:value-type="string">
            <text:p>12</text:p>
          </table:table-cell>
          <table:table-cell office:string-value="Techentin (J)" office:value-type="string">
            <text:p>Techentin (J)</text:p>
          </table:table-cell>
          <table:table-cell office:string-value="7" office:value-type="string">
            <text:p>7</text:p>
          </table:table-cell>
          <table:table-cell office:string-value="7" office:value-type="string">
            <text:p>7</text:p>
          </table:table-cell>
          <table:table-cell office:string-value="19566" office:value-type="string">
            <text:p>19566</text:p>
          </table:table-cell>
          <table:table-cell office:string-value="19834" office:value-type="string">
            <text:p>19834</text:p>
          </table:table-cell>
          <table:table-cell office:string-value="35903" office:value-type="string">
            <text:p>35903</text:p>
          </table:table-cell>
          <table:table-cell office:string-value="36485" office:value-type="string">
            <text:p>36485</text:p>
          </table:table-cell>
        </table:table-row>
      </table:table>
      <table:table table:name="Seite 4" table:style-name="aa207c3">
        <table:table-column table:number-columns-repeated="5" table:style-name="adc403b"/>
        <table:table-column table:style-name="adc403b"/>
        <table:table-column table:style-name="adc403b"/>
        <table:table-column table:style-name="adc403b"/>
        <table:table-column table:style-name="adc403b"/>
        <table:table-row>
          <table:table-cell office:string-value="165" office:value-type="string">
            <text:p>165</text:p>
          </table:table-cell>
          <table:table-cell office:string-value="15" office:value-type="string">
            <text:p>15</text:p>
          </table:table-cell>
          <table:table-cell office:string-value="Töpchin" office:value-type="string">
            <text:p>Töpchin</text:p>
          </table:table-cell>
          <table:table-cell office:string-value="1" office:value-type="string">
            <text:p>1</text:p>
          </table:table-cell>
          <table:table-cell office:string-value="2" office:value-type="string">
            <text:p>2</text:p>
          </table:table-cell>
          <table:table-cell office:string-value="26657" office:value-type="string">
            <text:p>26657</text:p>
          </table:table-cell>
          <table:table-cell office:string-value="27171" office:value-type="string">
            <text:p>27171</text:p>
          </table:table-cell>
          <table:table-cell office:string-value="25184" office:value-type="string">
            <text:p>25184</text:p>
          </table:table-cell>
          <table:table-cell office:string-value="25756" office:value-type="string">
            <text:p>25756</text:p>
          </table:table-cell>
        </table:table-row>
        <table:table-row>
          <table:table-cell office:string-value="166" office:value-type="string">
            <text:p>166</text:p>
          </table:table-cell>
          <table:table-cell office:string-value="26" office:value-type="string">
            <text:p>26</text:p>
          </table:table-cell>
          <table:table-cell office:string-value="Trebelshain" office:value-type="string">
            <text:p>Trebelshain</text:p>
          </table:table-cell>
          <table:table-cell office:string-value="1" office:value-type="string">
            <text:p>1</text:p>
          </table:table-cell>
          <table:table-cell office:string-value="2" office:value-type="string">
            <text:p>2</text:p>
          </table:table-cell>
          <table:table-cell office:string-value="18801" office:value-type="string">
            <text:p>18801</text:p>
          </table:table-cell>
          <table:table-cell office:string-value="19109" office:value-type="string">
            <text:p>19109</text:p>
          </table:table-cell>
          <table:table-cell office:string-value="18267" office:value-type="string">
            <text:p>18267</text:p>
          </table:table-cell>
          <table:table-cell office:string-value="18685" office:value-type="string">
            <text:p>18685</text:p>
          </table:table-cell>
        </table:table-row>
        <table:table-row>
          <table:table-cell office:string-value="167" office:value-type="string">
            <text:p>167</text:p>
          </table:table-cell>
          <table:table-cell office:string-value="1" office:value-type="string">
            <text:p>1</text:p>
          </table:table-cell>
          <table:table-cell office:string-value="Tryppehna" office:value-type="string">
            <text:p>Tryppehna</text:p>
          </table:table-cell>
          <table:table-cell office:string-value="1" office:value-type="string">
            <text:p>1</text:p>
          </table:table-cell>
          <table:table-cell office:string-value="2" office:value-type="string">
            <text:p>2</text:p>
          </table:table-cell>
          <table:table-cell office:string-value="18907" office:value-type="string">
            <text:p>18907</text:p>
          </table:table-cell>
          <table:table-cell office:string-value="19031" office:value-type="string">
            <text:p>19031</text:p>
          </table:table-cell>
          <table:table-cell office:string-value="18886" office:value-type="string">
            <text:p>18886</text:p>
          </table:table-cell>
          <table:table-cell office:string-value="19293" office:value-type="string">
            <text:p>19293</text:p>
          </table:table-cell>
        </table:table-row>
        <table:table-row>
          <table:table-cell office:string-value="168" office:value-type="string">
            <text:p>168</text:p>
          </table:table-cell>
          <table:table-cell office:string-value="16" office:value-type="string">
            <text:p>16</text:p>
          </table:table-cell>
          <table:table-cell office:string-value="Urbach (M)" office:value-type="string">
            <text:p>Urbach (M)</text:p>
          </table:table-cell>
          <table:table-cell office:string-value="2" office:value-type="string">
            <text:p>2</text:p>
          </table:table-cell>
          <table:table-cell office:string-value="1" office:value-type="string">
            <text:p>1</text:p>
          </table:table-cell>
          <table:table-cell office:string-value="20371" office:value-type="string">
            <text:p>20371</text:p>
          </table:table-cell>
          <table:table-cell office:string-value="20504" office:value-type="string">
            <text:p>20504</text:p>
          </table:table-cell>
          <table:table-cell office:string-value="20174" office:value-type="string">
            <text:p>20174</text:p>
          </table:table-cell>
          <table:table-cell office:string-value="20569" office:value-type="string">
            <text:p>20569</text:p>
          </table:table-cell>
        </table:table-row>
        <table:table-row>
          <table:table-cell office:string-value="169" office:value-type="string">
            <text:p>169</text:p>
          </table:table-cell>
          <table:table-cell office:string-value="27" office:value-type="string">
            <text:p>27</text:p>
          </table:table-cell>
          <table:table-cell office:string-value="Urbach (W)" office:value-type="string">
            <text:p>Urbach (W)</text:p>
          </table:table-cell>
          <table:table-cell office:string-value="2" office:value-type="string">
            <text:p>2</text:p>
          </table:table-cell>
          <table:table-cell office:string-value="1" office:value-type="string">
            <text:p>1</text:p>
          </table:table-cell>
          <table:table-cell office:string-value="29035" office:value-type="string">
            <text:p>29035</text:p>
          </table:table-cell>
          <table:table-cell office:string-value="30079" office:value-type="string">
            <text:p>30079</text:p>
          </table:table-cell>
          <table:table-cell office:string-value="32460" office:value-type="string">
            <text:p>32460</text:p>
          </table:table-cell>
          <table:table-cell office:string-value="33516" office:value-type="string">
            <text:p>33516</text:p>
          </table:table-cell>
        </table:table-row>
        <table:table-row>
          <table:table-cell office:string-value="170" office:value-type="string">
            <text:p>170</text:p>
          </table:table-cell>
          <table:table-cell office:string-value="16" office:value-type="string">
            <text:p>16</text:p>
          </table:table-cell>
          <table:table-cell office:string-value="Vettin" office:value-type="string">
            <text:p>Vettin</text:p>
          </table:table-cell>
          <table:table-cell office:string-value="1" office:value-type="string">
            <text:p>1</text:p>
          </table:table-cell>
          <table:table-cell office:string-value="2" office:value-type="string">
            <text:p>2</text:p>
          </table:table-cell>
          <table:table-cell office:string-value="21142" office:value-type="string">
            <text:p>21142</text:p>
          </table:table-cell>
          <table:table-cell office:string-value="21215" office:value-type="string">
            <text:p>21215</text:p>
          </table:table-cell>
          <table:table-cell office:string-value="21486" office:value-type="string">
            <text:p>21486</text:p>
          </table:table-cell>
          <table:table-cell office:string-value="22040" office:value-type="string">
            <text:p>22040</text:p>
          </table:table-cell>
        </table:table-row>
        <table:table-row>
          <table:table-cell office:string-value="171" office:value-type="string">
            <text:p>171</text:p>
          </table:table-cell>
          <table:table-cell office:string-value="26" office:value-type="string">
            <text:p>26</text:p>
          </table:table-cell>
          <table:table-cell office:string-value="Weißenborn" office:value-type="string">
            <text:p>Weißenborn</text:p>
          </table:table-cell>
          <table:table-cell office:string-value="4" office:value-type="string">
            <text:p>4</text:p>
          </table:table-cell>
          <table:table-cell office:string-value="3" office:value-type="string">
            <text:p>3</text:p>
          </table:table-cell>
          <table:table-cell office:string-value="" office:value-type="string">
            <text:p/>
          </table:table-cell>
          <table:table-cell office:string-value="" office:value-type="string">
            <text:p/>
          </table:table-cell>
          <table:table-cell office:string-value="29267" office:value-type="string">
            <text:p>29267</text:p>
          </table:table-cell>
          <table:table-cell office:string-value="31657" office:value-type="string">
            <text:p>31657</text:p>
          </table:table-cell>
        </table:table-row>
        <table:table-row>
          <table:table-cell office:string-value="172" office:value-type="string">
            <text:p>172</text:p>
          </table:table-cell>
          <table:table-cell office:string-value="19" office:value-type="string">
            <text:p>19</text:p>
          </table:table-cell>
          <table:table-cell office:string-value="Wenzlow" office:value-type="string">
            <text:p>Wenzlow</text:p>
          </table:table-cell>
          <table:table-cell office:string-value="5" office:value-type="string">
            <text:p>5</text:p>
          </table:table-cell>
          <table:table-cell office:string-value="6" office:value-type="string">
            <text:p>6</text:p>
          </table:table-cell>
          <table:table-cell office:string-value="25783" office:value-type="string">
            <text:p>25783</text:p>
          </table:table-cell>
          <table:table-cell office:string-value="30143" office:value-type="string">
            <text:p>30143</text:p>
          </table:table-cell>
          <table:table-cell office:string-value="24988" office:value-type="string">
            <text:p>24988</text:p>
          </table:table-cell>
          <table:table-cell office:string-value="25404" office:value-type="string">
            <text:p>25404</text:p>
          </table:table-cell>
        </table:table-row>
        <table:table-row>
          <table:table-cell office:string-value="173" office:value-type="string">
            <text:p>173</text:p>
          </table:table-cell>
          <table:table-cell office:string-value="24" office:value-type="string">
            <text:p>24</text:p>
          </table:table-cell>
          <table:table-cell office:string-value="Werder" office:value-type="string">
            <text:p>Werder</text:p>
          </table:table-cell>
          <table:table-cell office:string-value="2" office:value-type="string">
            <text:p>2</text:p>
          </table:table-cell>
          <table:table-cell office:string-value="1" office:value-type="string">
            <text:p>1</text:p>
          </table:table-cell>
          <table:table-cell office:string-value="18483" office:value-type="string">
            <text:p>18483</text:p>
          </table:table-cell>
          <table:table-cell office:string-value="19335" office:value-type="string">
            <text:p>19335</text:p>
          </table:table-cell>
          <table:table-cell office:string-value="" office:value-type="string">
            <text:p/>
          </table:table-cell>
          <table:table-cell office:string-value="" office:value-type="string">
            <text:p/>
          </table:table-cell>
        </table:table-row>
        <table:table-row>
          <table:table-cell office:string-value="174" office:value-type="string">
            <text:p>174</text:p>
          </table:table-cell>
          <table:table-cell office:string-value="17" office:value-type="string">
            <text:p>17</text:p>
          </table:table-cell>
          <table:table-cell office:string-value="Wiepke" office:value-type="string">
            <text:p>Wiepke</text:p>
          </table:table-cell>
          <table:table-cell office:string-value="1" office:value-type="string">
            <text:p>1</text:p>
          </table:table-cell>
          <table:table-cell office:string-value="2" office:value-type="string">
            <text:p>2</text:p>
          </table:table-cell>
          <table:table-cell office:string-value="" office:value-type="string">
            <text:p/>
          </table:table-cell>
          <table:table-cell office:string-value="" office:value-type="string">
            <text:p/>
          </table:table-cell>
          <table:table-cell office:string-value="24851" office:value-type="string">
            <text:p>24851</text:p>
          </table:table-cell>
          <table:table-cell office:string-value="24895" office:value-type="string">
            <text:p>24895</text:p>
          </table:table-cell>
        </table:table-row>
        <table:table-row>
          <table:table-cell office:string-value="175" office:value-type="string">
            <text:p>175</text:p>
          </table:table-cell>
          <table:table-cell office:string-value="16" office:value-type="string">
            <text:p>16</text:p>
          </table:table-cell>
          <table:table-cell office:string-value="Winkelmühle" office:value-type="string">
            <text:p>Winkelmühle</text:p>
          </table:table-cell>
          <table:table-cell office:string-value="6" office:value-type="string">
            <text:p>6</text:p>
          </table:table-cell>
          <table:table-cell office:string-value="5" office:value-type="string">
            <text:p>5</text:p>
          </table:table-cell>
          <table:table-cell office:string-value="33489" office:value-type="string">
            <text:p>33489</text:p>
          </table:table-cell>
          <table:table-cell office:string-value="34059" office:value-type="string">
            <text:p>34059</text:p>
          </table:table-cell>
          <table:table-cell office:string-value="32501" office:value-type="string">
            <text:p>32501</text:p>
          </table:table-cell>
          <table:table-cell office:string-value="33705" office:value-type="string">
            <text:p>33705</text:p>
          </table:table-cell>
        </table:table-row>
        <table:table-row>
          <table:table-cell office:string-value="176" office:value-type="string">
            <text:p>176</text:p>
          </table:table-cell>
          <table:table-cell office:string-value="14" office:value-type="string">
            <text:p>14</text:p>
          </table:table-cell>
          <table:table-cell office:string-value="Wollin" office:value-type="string">
            <text:p>Wollin</text:p>
          </table:table-cell>
          <table:table-cell office:string-value="4" office:value-type="string">
            <text:p>4</text:p>
          </table:table-cell>
          <table:table-cell office:string-value="3" office:value-type="string">
            <text:p>3</text:p>
          </table:table-cell>
          <table:table-cell office:string-value="26670" office:value-type="string">
            <text:p>26670</text:p>
          </table:table-cell>
          <table:table-cell office:string-value="27063" office:value-type="string">
            <text:p>27063</text:p>
          </table:table-cell>
          <table:table-cell office:string-value="31648" office:value-type="string">
            <text:p>31648</text:p>
          </table:table-cell>
          <table:table-cell office:string-value="32173" office:value-type="string">
            <text:p>32173</text:p>
          </table:table-cell>
        </table:table-row>
        <table:table-row>
          <table:table-cell office:string-value="177" office:value-type="string">
            <text:p>177</text:p>
          </table:table-cell>
          <table:table-cell office:string-value="11" office:value-type="string">
            <text:p>11</text:p>
          </table:table-cell>
          <table:table-cell office:string-value="Wöllnau" office:value-type="string">
            <text:p>Wöllnau</text:p>
          </table:table-cell>
          <table:table-cell office:string-value="4" office:value-type="string">
            <text:p>4</text:p>
          </table:table-cell>
          <table:table-cell office:string-value="3" office:value-type="string">
            <text:p>3</text:p>
          </table:table-cell>
          <table:table-cell office:string-value="" office:value-type="string">
            <text:p/>
          </table:table-cell>
          <table:table-cell office:string-value="" office:value-type="string">
            <text:p/>
          </table:table-cell>
          <table:table-cell office:string-value="28287" office:value-type="string">
            <text:p>28287</text:p>
          </table:table-cell>
          <table:table-cell office:string-value="30197" office:value-type="string">
            <text:p>30197</text:p>
          </table:table-cell>
        </table:table-row>
        <table:table-row>
          <table:table-cell office:string-value="178" office:value-type="string">
            <text:p>178</text:p>
          </table:table-cell>
          <table:table-cell office:string-value="6" office:value-type="string">
            <text:p>6</text:p>
          </table:table-cell>
          <table:table-cell office:string-value="Zabitz" office:value-type="string">
            <text:p>Zabitz</text:p>
          </table:table-cell>
          <table:table-cell office:string-value="2" office:value-type="string">
            <text:p>2</text:p>
          </table:table-cell>
          <table:table-cell office:string-value="1" office:value-type="string">
            <text:p>1</text:p>
          </table:table-cell>
          <table:table-cell office:string-value="23476" office:value-type="string">
            <text:p>23476</text:p>
          </table:table-cell>
          <table:table-cell office:string-value="24494" office:value-type="string">
            <text:p>24494</text:p>
          </table:table-cell>
          <table:table-cell office:string-value="20554" office:value-type="string">
            <text:p>20554</text:p>
          </table:table-cell>
          <table:table-cell office:string-value="21472" office:value-type="string">
            <text:p>21472</text:p>
          </table:table-cell>
        </table:table-row>
        <table:table-row>
          <table:table-cell office:string-value="179" office:value-type="string">
            <text:p>179</text:p>
          </table:table-cell>
          <table:table-cell office:string-value="6" office:value-type="string">
            <text:p>6</text:p>
          </table:table-cell>
          <table:table-cell office:string-value="Zella" office:value-type="string">
            <text:p>Zella</text:p>
          </table:table-cell>
          <table:table-cell office:string-value="5" office:value-type="string">
            <text:p>5</text:p>
          </table:table-cell>
          <table:table-cell office:string-value="6" office:value-type="string">
            <text:p>6</text:p>
          </table:table-cell>
          <table:table-cell office:string-value="17894" office:value-type="string">
            <text:p>17894</text:p>
          </table:table-cell>
          <table:table-cell office:string-value="18088" office:value-type="string">
            <text:p>18088</text:p>
          </table:table-cell>
          <table:table-cell office:string-value="17029" office:value-type="string">
            <text:p>17029</text:p>
          </table:table-cell>
          <table:table-cell office:string-value="17683" office:value-type="string">
            <text:p>17683</text:p>
          </table:table-cell>
        </table:table-row>
        <table:table-row>
          <table:table-cell office:string-value="180" office:value-type="string">
            <text:p>180</text:p>
          </table:table-cell>
          <table:table-cell office:string-value="8" office:value-type="string">
            <text:p>8</text:p>
          </table:table-cell>
          <table:table-cell office:string-value="Zottelstedt" office:value-type="string">
            <text:p>Zottelstedt</text:p>
          </table:table-cell>
          <table:table-cell office:string-value="4" office:value-type="string">
            <text:p>4</text:p>
          </table:table-cell>
          <table:table-cell office:string-value="3" office:value-type="string">
            <text:p>3</text:p>
          </table:table-cell>
          <table:table-cell office:string-value="" office:value-type="string">
            <text:p/>
          </table:table-cell>
          <table:table-cell office:string-value="" office:value-type="string">
            <text:p/>
          </table:table-cell>
          <table:table-cell office:string-value="19805" office:value-type="string">
            <text:p>19805</text:p>
          </table:table-cell>
          <table:table-cell office:string-value="19984" office:value-type="string">
            <text:p>19984</text:p>
          </table:table-cell>
        </table:table-row>
        <table:table-row>
          <table:table-cell office:string-value="181" office:value-type="string">
            <text:p>181</text:p>
          </table:table-cell>
          <table:table-cell office:string-value="2" office:value-type="string">
            <text:p>2</text:p>
          </table:table-cell>
          <table:table-cell office:string-value="Züsow" office:value-type="string">
            <text:p>Züsow</text:p>
          </table:table-cell>
          <table:table-cell office:string-value="5" office:value-type="string">
            <text:p>5</text:p>
          </table:table-cell>
          <table:table-cell office:string-value="6" office:value-type="string">
            <text:p>6</text:p>
          </table:table-cell>
          <table:table-cell office:string-value="29540" office:value-type="string">
            <text:p>29540</text:p>
          </table:table-cell>
          <table:table-cell office:string-value="29578" office:value-type="string">
            <text:p>29578</text:p>
          </table:table-cell>
          <table:table-cell office:string-value="28698" office:value-type="string">
            <text:p>28698</text:p>
          </table:table-cell>
          <table:table-cell office:string-value="29395" office:value-type="string">
            <text:p>29395</text:p>
          </table:table-cell>
        </table:table-row>
        <table:table-row>
          <table:table-cell office:string-value="182" office:value-type="string">
            <text:p>182</text:p>
          </table:table-cell>
          <table:table-cell office:string-value="9" office:value-type="string">
            <text:p>9</text:p>
          </table:table-cell>
          <table:table-cell office:string-value="Züsow (J)" office:value-type="string">
            <text:p>Züsow (J)</text:p>
          </table:table-cell>
          <table:table-cell office:string-value="7" office:value-type="string">
            <text:p>7</text:p>
          </table:table-cell>
          <table:table-cell office:string-value="7" office:value-type="string">
            <text:p>7</text:p>
          </table:table-cell>
          <table:table-cell office:string-value="" office:value-type="string">
            <text:p/>
          </table:table-cell>
          <table:table-cell office:string-value="" office:value-type="string">
            <text:p/>
          </table:table-cell>
          <table:table-cell office:string-value="27555" office:value-type="string">
            <text:p>27555</text:p>
          </table:table-cell>
          <table:table-cell office:string-value="30303" office:value-type="string">
            <text:p>30303</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georf</dc:creator>
    <dc:date>2018-10-03T16:28:28</dc:date>
    <meta:editing-cycles>1</meta:editing-cycles>
    <meta:editing-duration>PT10.078S</meta:editing-duration>
    <meta:initial-creator>georf</meta:initial-creator>
    <meta:creation-date>2018-10-03T16:28:18</meta:creation-date>
    <dc:language>de</dc:language>
  </office:meta>
</office:document-meta>
</file>